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shapes>
          <draw:frame draw:z-index="0" draw:style-name="gr1" draw:text-style-name="P1" svg:width="159.99mm" svg:height="89.99mm" svg:x="112.24mm" svg:y="113.89mm">
            <draw:object draw:notify-on-update-of-ranges="torque.A1:torque.A267 torque.B1:torque.B267 torque.E1:torque.E2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6251" calcext:value-type="float">
            <text:p>-0.466251</text:p>
          </table:table-cell>
          <table:table-cell office:value-type="float" office:value="0.000150869" calcext:value-type="float">
            <text:p>0.000150869</text:p>
          </table:table-cell>
          <table:table-cell office:value-type="float" office:value="0.000301859" calcext:value-type="float">
            <text:p>0.000301859</text:p>
          </table:table-cell>
          <table:table-cell office:value-type="float" office:value="0.015035" calcext:value-type="float">
            <text:p>0.015035</text:p>
          </table:table-cell>
        </table:table-row>
        <table:table-row table:style-name="ro1">
          <table:table-cell office:value-type="float" office:value="0.0287611" calcext:value-type="float">
            <text:p>0.0287611</text:p>
          </table:table-cell>
          <table:table-cell office:value-type="float" office:value="-0.467454" calcext:value-type="float">
            <text:p>-0.467454</text:p>
          </table:table-cell>
          <table:table-cell office:value-type="float" office:value="0.000151105" calcext:value-type="float">
            <text:p>0.000151105</text:p>
          </table:table-cell>
          <table:table-cell office:value-type="float" office:value="0.000305178" calcext:value-type="float">
            <text:p>0.000305178</text:p>
          </table:table-cell>
          <table:table-cell office:value-type="float" office:value="0.0155645" calcext:value-type="float">
            <text:p>0.0155645</text:p>
          </table:table-cell>
        </table:table-row>
        <table:table-row table:style-name="ro1">
          <table:table-cell office:value-type="float" office:value="0.057699" calcext:value-type="float">
            <text:p>0.057699</text:p>
          </table:table-cell>
          <table:table-cell office:value-type="float" office:value="-0.467742" calcext:value-type="float">
            <text:p>-0.467742</text:p>
          </table:table-cell>
          <table:table-cell office:value-type="float" office:value="0.000151254" calcext:value-type="float">
            <text:p>0.000151254</text:p>
          </table:table-cell>
          <table:table-cell office:value-type="float" office:value="0.000305985" calcext:value-type="float">
            <text:p>0.000305985</text:p>
          </table:table-cell>
          <table:table-cell office:value-type="float" office:value="0.0156988" calcext:value-type="float">
            <text:p>0.0156988</text:p>
          </table:table-cell>
        </table:table-row>
        <table:table-row table:style-name="ro1">
          <table:table-cell office:value-type="float" office:value="0.0866251" calcext:value-type="float">
            <text:p>0.0866251</text:p>
          </table:table-cell>
          <table:table-cell office:value-type="float" office:value="-0.46495" calcext:value-type="float">
            <text:p>-0.46495</text:p>
          </table:table-cell>
          <table:table-cell office:value-type="float" office:value="0.000150865" calcext:value-type="float">
            <text:p>0.000150865</text:p>
          </table:table-cell>
          <table:table-cell office:value-type="float" office:value="0.000298297" calcext:value-type="float">
            <text:p>0.000298297</text:p>
          </table:table-cell>
          <table:table-cell office:value-type="float" office:value="0.0144825" calcext:value-type="float">
            <text:p>0.0144825</text:p>
          </table:table-cell>
        </table:table-row>
        <table:table-row table:style-name="ro1">
          <table:table-cell office:value-type="float" office:value="0.115644" calcext:value-type="float">
            <text:p>0.115644</text:p>
          </table:table-cell>
          <table:table-cell office:value-type="float" office:value="-0.466283" calcext:value-type="float">
            <text:p>-0.466283</text:p>
          </table:table-cell>
          <table:table-cell office:value-type="float" office:value="0.000151128" calcext:value-type="float">
            <text:p>0.000151128</text:p>
          </table:table-cell>
          <table:table-cell office:value-type="float" office:value="0.000301975" calcext:value-type="float">
            <text:p>0.000301975</text:p>
          </table:table-cell>
          <table:table-cell office:value-type="float" office:value="0.015069" calcext:value-type="float">
            <text:p>0.015069</text:p>
          </table:table-cell>
        </table:table-row>
        <table:table-row table:style-name="ro1">
          <table:table-cell office:value-type="float" office:value="0.14468" calcext:value-type="float">
            <text:p>0.14468</text:p>
          </table:table-cell>
          <table:table-cell office:value-type="float" office:value="-0.464965" calcext:value-type="float">
            <text:p>-0.464965</text:p>
          </table:table-cell>
          <table:table-cell office:value-type="float" office:value="0.00015092" calcext:value-type="float">
            <text:p>0.00015092</text:p>
          </table:table-cell>
          <table:table-cell office:value-type="float" office:value="0.000298345" calcext:value-type="float">
            <text:p>0.000298345</text:p>
          </table:table-cell>
          <table:table-cell office:value-type="float" office:value="0.0144933" calcext:value-type="float">
            <text:p>0.0144933</text:p>
          </table:table-cell>
        </table:table-row>
        <table:table-row table:style-name="ro1">
          <table:table-cell office:value-type="float" office:value="0.174618" calcext:value-type="float">
            <text:p>0.174618</text:p>
          </table:table-cell>
          <table:table-cell office:value-type="float" office:value="-0.466287" calcext:value-type="float">
            <text:p>-0.466287</text:p>
          </table:table-cell>
          <table:table-cell office:value-type="float" office:value="0.000151128" calcext:value-type="float">
            <text:p>0.000151128</text:p>
          </table:table-cell>
          <table:table-cell office:value-type="float" office:value="0.000301986" calcext:value-type="float">
            <text:p>0.000301986</text:p>
          </table:table-cell>
          <table:table-cell office:value-type="float" office:value="0.0150709" calcext:value-type="float">
            <text:p>0.0150709</text:p>
          </table:table-cell>
        </table:table-row>
        <table:table-row table:style-name="ro1">
          <table:table-cell office:value-type="float" office:value="0.203693" calcext:value-type="float">
            <text:p>0.203693</text:p>
          </table:table-cell>
          <table:table-cell office:value-type="float" office:value="-0.466287" calcext:value-type="float">
            <text:p>-0.466287</text:p>
          </table:table-cell>
          <table:table-cell office:value-type="float" office:value="0.000151128" calcext:value-type="float">
            <text:p>0.000151128</text:p>
          </table:table-cell>
          <table:table-cell office:value-type="float" office:value="0.000301986" calcext:value-type="float">
            <text:p>0.000301986</text:p>
          </table:table-cell>
          <table:table-cell office:value-type="float" office:value="0.0150709" calcext:value-type="float">
            <text:p>0.0150709</text:p>
          </table:table-cell>
        </table:table-row>
        <table:table-row table:style-name="ro1">
          <table:table-cell office:value-type="float" office:value="0.232697" calcext:value-type="float">
            <text:p>0.232697</text:p>
          </table:table-cell>
          <table:table-cell office:value-type="float" office:value="-0.466287" calcext:value-type="float">
            <text:p>-0.466287</text:p>
          </table:table-cell>
          <table:table-cell office:value-type="float" office:value="0.000151128" calcext:value-type="float">
            <text:p>0.000151128</text:p>
          </table:table-cell>
          <table:table-cell office:value-type="float" office:value="0.000301986" calcext:value-type="float">
            <text:p>0.000301986</text:p>
          </table:table-cell>
          <table:table-cell office:value-type="float" office:value="0.0150709" calcext:value-type="float">
            <text:p>0.0150709</text:p>
          </table:table-cell>
        </table:table-row>
        <table:table-row table:style-name="ro1">
          <table:table-cell office:value-type="float" office:value="0.261674" calcext:value-type="float">
            <text:p>0.261674</text:p>
          </table:table-cell>
          <table:table-cell office:value-type="float" office:value="-0.466287" calcext:value-type="float">
            <text:p>-0.466287</text:p>
          </table:table-cell>
          <table:table-cell office:value-type="float" office:value="0.000151128" calcext:value-type="float">
            <text:p>0.000151128</text:p>
          </table:table-cell>
          <table:table-cell office:value-type="float" office:value="0.000301986" calcext:value-type="float">
            <text:p>0.000301986</text:p>
          </table:table-cell>
          <table:table-cell office:value-type="float" office:value="0.0150709" calcext:value-type="float">
            <text:p>0.0150709</text:p>
          </table:table-cell>
        </table:table-row>
        <table:table-row table:style-name="ro1">
          <table:table-cell office:value-type="float" office:value="0.290741" calcext:value-type="float">
            <text:p>0.290741</text:p>
          </table:table-cell>
          <table:table-cell office:value-type="float" office:value="-0.466287" calcext:value-type="float">
            <text:p>-0.466287</text:p>
          </table:table-cell>
          <table:table-cell office:value-type="float" office:value="0.000151128" calcext:value-type="float">
            <text:p>0.000151128</text:p>
          </table:table-cell>
          <table:table-cell office:value-type="float" office:value="0.000301986" calcext:value-type="float">
            <text:p>0.000301986</text:p>
          </table:table-cell>
          <table:table-cell office:value-type="float" office:value="0.0150709" calcext:value-type="float">
            <text:p>0.0150709</text:p>
          </table:table-cell>
        </table:table-row>
        <table:table-row table:style-name="ro1">
          <table:table-cell office:value-type="float" office:value="0.319982" calcext:value-type="float">
            <text:p>0.319982</text:p>
          </table:table-cell>
          <table:table-cell office:value-type="float" office:value="-0.466287" calcext:value-type="float">
            <text:p>-0.466287</text:p>
          </table:table-cell>
          <table:table-cell office:value-type="float" office:value="0.000151128" calcext:value-type="float">
            <text:p>0.000151128</text:p>
          </table:table-cell>
          <table:table-cell office:value-type="float" office:value="0.000301986" calcext:value-type="float">
            <text:p>0.000301986</text:p>
          </table:table-cell>
          <table:table-cell office:value-type="float" office:value="0.0150709" calcext:value-type="float">
            <text:p>0.0150709</text:p>
          </table:table-cell>
        </table:table-row>
        <table:table-row table:style-name="ro1">
          <table:table-cell office:value-type="float" office:value="0.349625" calcext:value-type="float">
            <text:p>0.349625</text:p>
          </table:table-cell>
          <table:table-cell office:value-type="float" office:value="-0.466287" calcext:value-type="float">
            <text:p>-0.466287</text:p>
          </table:table-cell>
          <table:table-cell office:value-type="float" office:value="0.000151128" calcext:value-type="float">
            <text:p>0.000151128</text:p>
          </table:table-cell>
          <table:table-cell office:value-type="float" office:value="0.000301986" calcext:value-type="float">
            <text:p>0.000301986</text:p>
          </table:table-cell>
          <table:table-cell office:value-type="float" office:value="0.0150709" calcext:value-type="float">
            <text:p>0.0150709</text:p>
          </table:table-cell>
        </table:table-row>
        <table:table-row table:style-name="ro1">
          <table:table-cell office:value-type="float" office:value="0.378709" calcext:value-type="float">
            <text:p>0.378709</text:p>
          </table:table-cell>
          <table:table-cell office:value-type="float" office:value="-0.466287" calcext:value-type="float">
            <text:p>-0.466287</text:p>
          </table:table-cell>
          <table:table-cell office:value-type="float" office:value="0.000151128" calcext:value-type="float">
            <text:p>0.000151128</text:p>
          </table:table-cell>
          <table:table-cell office:value-type="float" office:value="0.000301986" calcext:value-type="float">
            <text:p>0.000301986</text:p>
          </table:table-cell>
          <table:table-cell office:value-type="float" office:value="0.0150709" calcext:value-type="float">
            <text:p>0.0150709</text:p>
          </table:table-cell>
        </table:table-row>
        <table:table-row table:style-name="ro1">
          <table:table-cell office:value-type="float" office:value="0.409856" calcext:value-type="float">
            <text:p>0.409856</text:p>
          </table:table-cell>
          <table:table-cell office:value-type="float" office:value="-0.466287" calcext:value-type="float">
            <text:p>-0.466287</text:p>
          </table:table-cell>
          <table:table-cell office:value-type="float" office:value="0.000151128" calcext:value-type="float">
            <text:p>0.000151128</text:p>
          </table:table-cell>
          <table:table-cell office:value-type="float" office:value="0.000301986" calcext:value-type="float">
            <text:p>0.000301986</text:p>
          </table:table-cell>
          <table:table-cell office:value-type="float" office:value="0.0150709" calcext:value-type="float">
            <text:p>0.0150709</text:p>
          </table:table-cell>
        </table:table-row>
        <table:table-row table:style-name="ro1">
          <table:table-cell office:value-type="float" office:value="0.439738" calcext:value-type="float">
            <text:p>0.439738</text:p>
          </table:table-cell>
          <table:table-cell office:value-type="float" office:value="-0.466287" calcext:value-type="float">
            <text:p>-0.466287</text:p>
          </table:table-cell>
          <table:table-cell office:value-type="float" office:value="0.000151128" calcext:value-type="float">
            <text:p>0.000151128</text:p>
          </table:table-cell>
          <table:table-cell office:value-type="float" office:value="0.000301986" calcext:value-type="float">
            <text:p>0.000301986</text:p>
          </table:table-cell>
          <table:table-cell office:value-type="float" office:value="0.0150709" calcext:value-type="float">
            <text:p>0.0150709</text:p>
          </table:table-cell>
        </table:table-row>
        <table:table-row table:style-name="ro1">
          <table:table-cell office:value-type="float" office:value="0.46864" calcext:value-type="float">
            <text:p>0.46864</text:p>
          </table:table-cell>
          <table:table-cell office:value-type="float" office:value="-0.467478" calcext:value-type="float">
            <text:p>-0.467478</text:p>
          </table:table-cell>
          <table:table-cell office:value-type="float" office:value="0.000151362" calcext:value-type="float">
            <text:p>0.000151362</text:p>
          </table:table-cell>
          <table:table-cell office:value-type="float" office:value="0.000305274" calcext:value-type="float">
            <text:p>0.000305274</text:p>
          </table:table-cell>
          <table:table-cell office:value-type="float" office:value="0.0155951" calcext:value-type="float">
            <text:p>0.0155951</text:p>
          </table:table-cell>
        </table:table-row>
        <table:table-row table:style-name="ro1">
          <table:table-cell office:value-type="float" office:value="0.498806" calcext:value-type="float">
            <text:p>0.498806</text:p>
          </table:table-cell>
          <table:table-cell office:value-type="float" office:value="-0.465158" calcext:value-type="float">
            <text:p>-0.465158</text:p>
          </table:table-cell>
          <table:table-cell office:value-type="float" office:value="0.000150997" calcext:value-type="float">
            <text:p>0.000150997</text:p>
          </table:table-cell>
          <table:table-cell office:value-type="float" office:value="0.000298881" calcext:value-type="float">
            <text:p>0.000298881</text:p>
          </table:table-cell>
          <table:table-cell office:value-type="float" office:value="0.0145812" calcext:value-type="float">
            <text:p>0.0145812</text:p>
          </table:table-cell>
        </table:table-row>
        <table:table-row table:style-name="ro1">
          <table:table-cell office:value-type="float" office:value="0.550693" calcext:value-type="float">
            <text:p>0.550693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0.580822" calcext:value-type="float">
            <text:p>0.580822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0.611633" calcext:value-type="float">
            <text:p>0.611633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0.640663" calcext:value-type="float">
            <text:p>0.640663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0.669799" calcext:value-type="float">
            <text:p>0.669799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0.700099" calcext:value-type="float">
            <text:p>0.700099</text:p>
          </table:table-cell>
          <table:table-cell office:value-type="float" office:value="-0.465209" calcext:value-type="float">
            <text:p>-0.465209</text:p>
          </table:table-cell>
          <table:table-cell office:value-type="float" office:value="0.000150958" calcext:value-type="float">
            <text:p>0.000150958</text:p>
          </table:table-cell>
          <table:table-cell office:value-type="float" office:value="0.000299016" calcext:value-type="float">
            <text:p>0.000299016</text:p>
          </table:table-cell>
          <table:table-cell office:value-type="float" office:value="0.0145997" calcext:value-type="float">
            <text:p>0.0145997</text:p>
          </table:table-cell>
        </table:table-row>
        <table:table-row table:style-name="ro1">
          <table:table-cell office:value-type="float" office:value="0.734757" calcext:value-type="float">
            <text:p>0.734757</text:p>
          </table:table-cell>
          <table:table-cell office:value-type="float" office:value="-0.46806" calcext:value-type="float">
            <text:p>-0.46806</text:p>
          </table:table-cell>
          <table:table-cell office:value-type="float" office:value="0.000151454" calcext:value-type="float">
            <text:p>0.000151454</text:p>
          </table:table-cell>
          <table:table-cell office:value-type="float" office:value="0.000306876" calcext:value-type="float">
            <text:p>0.000306876</text:p>
          </table:table-cell>
          <table:table-cell office:value-type="float" office:value="0.0158493" calcext:value-type="float">
            <text:p>0.0158493</text:p>
          </table:table-cell>
        </table:table-row>
        <table:table-row table:style-name="ro1">
          <table:table-cell office:value-type="float" office:value="0.764974" calcext:value-type="float">
            <text:p>0.764974</text:p>
          </table:table-cell>
          <table:table-cell office:value-type="float" office:value="-0.464258" calcext:value-type="float">
            <text:p>-0.464258</text:p>
          </table:table-cell>
          <table:table-cell office:value-type="float" office:value="0.000150808" calcext:value-type="float">
            <text:p>0.000150808</text:p>
          </table:table-cell>
          <table:table-cell office:value-type="float" office:value="0.000296396" calcext:value-type="float">
            <text:p>0.000296396</text:p>
          </table:table-cell>
          <table:table-cell office:value-type="float" office:value="0.0141841" calcext:value-type="float">
            <text:p>0.0141841</text:p>
          </table:table-cell>
        </table:table-row>
        <table:table-row table:style-name="ro1">
          <table:table-cell office:value-type="float" office:value="0.794588" calcext:value-type="float">
            <text:p>0.794588</text:p>
          </table:table-cell>
          <table:table-cell office:value-type="float" office:value="-0.468528" calcext:value-type="float">
            <text:p>-0.468528</text:p>
          </table:table-cell>
          <table:table-cell office:value-type="float" office:value="0.000151528" calcext:value-type="float">
            <text:p>0.000151528</text:p>
          </table:table-cell>
          <table:table-cell office:value-type="float" office:value="0.000308166" calcext:value-type="float">
            <text:p>0.000308166</text:p>
          </table:table-cell>
          <table:table-cell office:value-type="float" office:value="0.0160539" calcext:value-type="float">
            <text:p>0.0160539</text:p>
          </table:table-cell>
        </table:table-row>
        <table:table-row table:style-name="ro1">
          <table:table-cell office:value-type="float" office:value="0.825616" calcext:value-type="float">
            <text:p>0.825616</text:p>
          </table:table-cell>
          <table:table-cell office:value-type="float" office:value="-0.465216" calcext:value-type="float">
            <text:p>-0.465216</text:p>
          </table:table-cell>
          <table:table-cell office:value-type="float" office:value="0.000151006" calcext:value-type="float">
            <text:p>0.000151006</text:p>
          </table:table-cell>
          <table:table-cell office:value-type="float" office:value="0.000299041" calcext:value-type="float">
            <text:p>0.000299041</text:p>
          </table:table-cell>
          <table:table-cell office:value-type="float" office:value="0.0146066" calcext:value-type="float">
            <text:p>0.0146066</text:p>
          </table:table-cell>
        </table:table-row>
        <table:table-row table:style-name="ro1">
          <table:table-cell office:value-type="float" office:value="0.854722" calcext:value-type="float">
            <text:p>0.854722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0.883663" calcext:value-type="float">
            <text:p>0.883663</text:p>
          </table:table-cell>
          <table:table-cell office:value-type="float" office:value="-0.465105" calcext:value-type="float">
            <text:p>-0.465105</text:p>
          </table:table-cell>
          <table:table-cell office:value-type="float" office:value="0.000150942" calcext:value-type="float">
            <text:p>0.000150942</text:p>
          </table:table-cell>
          <table:table-cell office:value-type="float" office:value="0.000298731" calcext:value-type="float">
            <text:p>0.000298731</text:p>
          </table:table-cell>
          <table:table-cell office:value-type="float" office:value="0.0145544" calcext:value-type="float">
            <text:p>0.0145544</text:p>
          </table:table-cell>
        </table:table-row>
        <table:table-row table:style-name="ro1">
          <table:table-cell office:value-type="float" office:value="0.912634" calcext:value-type="float">
            <text:p>0.912634</text:p>
          </table:table-cell>
          <table:table-cell office:value-type="float" office:value="-0.468653" calcext:value-type="float">
            <text:p>-0.468653</text:p>
          </table:table-cell>
          <table:table-cell office:value-type="float" office:value="0.000151547" calcext:value-type="float">
            <text:p>0.000151547</text:p>
          </table:table-cell>
          <table:table-cell office:value-type="float" office:value="0.000308511" calcext:value-type="float">
            <text:p>0.000308511</text:p>
          </table:table-cell>
          <table:table-cell office:value-type="float" office:value="0.0161085" calcext:value-type="float">
            <text:p>0.0161085</text:p>
          </table:table-cell>
        </table:table-row>
        <table:table-row table:style-name="ro1">
          <table:table-cell office:value-type="float" office:value="0.943031" calcext:value-type="float">
            <text:p>0.943031</text:p>
          </table:table-cell>
          <table:table-cell office:value-type="float" office:value="-0.465169" calcext:value-type="float">
            <text:p>-0.465169</text:p>
          </table:table-cell>
          <table:table-cell office:value-type="float" office:value="0.000150999" calcext:value-type="float">
            <text:p>0.000150999</text:p>
          </table:table-cell>
          <table:table-cell office:value-type="float" office:value="0.000298913" calcext:value-type="float">
            <text:p>0.000298913</text:p>
          </table:table-cell>
          <table:table-cell office:value-type="float" office:value="0.0145861" calcext:value-type="float">
            <text:p>0.0145861</text:p>
          </table:table-cell>
        </table:table-row>
        <table:table-row table:style-name="ro1">
          <table:table-cell office:value-type="float" office:value="0.973921" calcext:value-type="float">
            <text:p>0.973921</text:p>
          </table:table-cell>
          <table:table-cell office:value-type="float" office:value="-0.46525" calcext:value-type="float">
            <text:p>-0.46525</text:p>
          </table:table-cell>
          <table:table-cell office:value-type="float" office:value="0.000150965" calcext:value-type="float">
            <text:p>0.000150965</text:p>
          </table:table-cell>
          <table:table-cell office:value-type="float" office:value="0.000299129" calcext:value-type="float">
            <text:p>0.000299129</text:p>
          </table:table-cell>
          <table:table-cell office:value-type="float" office:value="0.0146176" calcext:value-type="float">
            <text:p>0.0146176</text:p>
          </table:table-cell>
        </table:table-row>
        <table:table-row table:style-name="ro1">
          <table:table-cell office:value-type="float" office:value="1.00386" calcext:value-type="float">
            <text:p>1.00386</text:p>
          </table:table-cell>
          <table:table-cell office:value-type="float" office:value="-0.468468" calcext:value-type="float">
            <text:p>-0.468468</text:p>
          </table:table-cell>
          <table:table-cell office:value-type="float" office:value="0.000151518" calcext:value-type="float">
            <text:p>0.000151518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160276" calcext:value-type="float">
            <text:p>0.0160276</text:p>
          </table:table-cell>
        </table:table-row>
        <table:table-row table:style-name="ro1">
          <table:table-cell office:value-type="float" office:value="1.03505" calcext:value-type="float">
            <text:p>1.03505</text:p>
          </table:table-cell>
          <table:table-cell office:value-type="float" office:value="-0.465233" calcext:value-type="float">
            <text:p>-0.465233</text:p>
          </table:table-cell>
          <table:table-cell office:value-type="float" office:value="0.000151009" calcext:value-type="float">
            <text:p>0.000151009</text:p>
          </table:table-cell>
          <table:table-cell office:value-type="float" office:value="0.000299089" calcext:value-type="float">
            <text:p>0.000299089</text:p>
          </table:table-cell>
          <table:table-cell office:value-type="float" office:value="0.0146141" calcext:value-type="float">
            <text:p>0.0146141</text:p>
          </table:table-cell>
        </table:table-row>
        <table:table-row table:style-name="ro1">
          <table:table-cell office:value-type="float" office:value="1.0954" calcext:value-type="float">
            <text:p>1.0954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1.12474" calcext:value-type="float">
            <text:p>1.12474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1.15371" calcext:value-type="float">
            <text:p>1.15371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1.18258" calcext:value-type="float">
            <text:p>1.18258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1.2115" calcext:value-type="float">
            <text:p>1.2115</text:p>
          </table:table-cell>
          <table:table-cell office:value-type="float" office:value="-0.465104" calcext:value-type="float">
            <text:p>-0.465104</text:p>
          </table:table-cell>
          <table:table-cell office:value-type="float" office:value="0.000150942" calcext:value-type="float">
            <text:p>0.000150942</text:p>
          </table:table-cell>
          <table:table-cell office:value-type="float" office:value="0.000298727" calcext:value-type="float">
            <text:p>0.000298727</text:p>
          </table:table-cell>
          <table:table-cell office:value-type="float" office:value="0.0145538" calcext:value-type="float">
            <text:p>0.0145538</text:p>
          </table:table-cell>
        </table:table-row>
        <table:table-row table:style-name="ro1">
          <table:table-cell office:value-type="float" office:value="1.24056" calcext:value-type="float">
            <text:p>1.24056</text:p>
          </table:table-cell>
          <table:table-cell office:value-type="float" office:value="-0.468644" calcext:value-type="float">
            <text:p>-0.468644</text:p>
          </table:table-cell>
          <table:table-cell office:value-type="float" office:value="0.000151546" calcext:value-type="float">
            <text:p>0.000151546</text:p>
          </table:table-cell>
          <table:table-cell office:value-type="float" office:value="0.000308485" calcext:value-type="float">
            <text:p>0.000308485</text:p>
          </table:table-cell>
          <table:table-cell office:value-type="float" office:value="0.0161045" calcext:value-type="float">
            <text:p>0.0161045</text:p>
          </table:table-cell>
        </table:table-row>
        <table:table-row table:style-name="ro1">
          <table:table-cell office:value-type="float" office:value="1.26955" calcext:value-type="float">
            <text:p>1.26955</text:p>
          </table:table-cell>
          <table:table-cell office:value-type="float" office:value="-0.465118" calcext:value-type="float">
            <text:p>-0.465118</text:p>
          </table:table-cell>
          <table:table-cell office:value-type="float" office:value="0.000150991" calcext:value-type="float">
            <text:p>0.000150991</text:p>
          </table:table-cell>
          <table:table-cell office:value-type="float" office:value="0.000298772" calcext:value-type="float">
            <text:p>0.000298772</text:p>
          </table:table-cell>
          <table:table-cell office:value-type="float" office:value="0.0145638" calcext:value-type="float">
            <text:p>0.0145638</text:p>
          </table:table-cell>
        </table:table-row>
        <table:table-row table:style-name="ro1">
          <table:table-cell office:value-type="float" office:value="1.29963" calcext:value-type="float">
            <text:p>1.29963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1.32887" calcext:value-type="float">
            <text:p>1.32887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1.35969" calcext:value-type="float">
            <text:p>1.35969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1.39195" calcext:value-type="float">
            <text:p>1.39195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1.42484" calcext:value-type="float">
            <text:p>1.42484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1.45921" calcext:value-type="float">
            <text:p>1.45921</text:p>
          </table:table-cell>
          <table:table-cell office:value-type="float" office:value="-0.466293" calcext:value-type="float">
            <text:p>-0.466293</text:p>
          </table:table-cell>
          <table:table-cell office:value-type="float" office:value="0.000151176" calcext:value-type="float">
            <text:p>0.000151176</text:p>
          </table:table-cell>
          <table:table-cell office:value-type="float" office:value="0.000302009" calcext:value-type="float">
            <text:p>0.000302009</text:p>
          </table:table-cell>
          <table:table-cell office:value-type="float" office:value="0.0150773" calcext:value-type="float">
            <text:p>0.0150773</text:p>
          </table:table-cell>
        </table:table-row>
        <table:table-row table:style-name="ro1">
          <table:table-cell office:value-type="float" office:value="1.49696" calcext:value-type="float">
            <text:p>1.49696</text:p>
          </table:table-cell>
          <table:table-cell office:value-type="float" office:value="-0.465592" calcext:value-type="float">
            <text:p>-0.465592</text:p>
          </table:table-cell>
          <table:table-cell office:value-type="float" office:value="0.000151019" calcext:value-type="float">
            <text:p>0.000151019</text:p>
          </table:table-cell>
          <table:table-cell office:value-type="float" office:value="0.000300073" calcext:value-type="float">
            <text:p>0.000300073</text:p>
          </table:table-cell>
          <table:table-cell office:value-type="float" office:value="0.0147674" calcext:value-type="float">
            <text:p>0.0147674</text:p>
          </table:table-cell>
        </table:table-row>
        <table:table-row table:style-name="ro1">
          <table:table-cell office:value-type="float" office:value="1.53359" calcext:value-type="float">
            <text:p>1.53359</text:p>
          </table:table-cell>
          <table:table-cell office:value-type="float" office:value="0.199787" calcext:value-type="float">
            <text:p>0.199787</text:p>
          </table:table-cell>
          <table:table-cell office:value-type="float" office:value="-0.0000325531" calcext:value-type="float">
            <text:p>-3.25531E-05</text:p>
          </table:table-cell>
          <table:table-cell office:value-type="float" office:value="0.000676715" calcext:value-type="float">
            <text:p>0.000676715</text:p>
          </table:table-cell>
          <table:table-cell office:value-type="float" office:value="-0.0267835" calcext:value-type="float">
            <text:p>-0.0267835</text:p>
          </table:table-cell>
        </table:table-row>
        <table:table-row table:style-name="ro1">
          <table:table-cell office:value-type="float" office:value="1.56796" calcext:value-type="float">
            <text:p>1.56796</text:p>
          </table:table-cell>
          <table:table-cell office:value-type="float" office:value="-0.271002" calcext:value-type="float">
            <text:p>-0.271002</text:p>
          </table:table-cell>
          <table:table-cell office:value-type="float" office:value="0.0000945205" calcext:value-type="float">
            <text:p>9.45205E-05</text:p>
          </table:table-cell>
          <table:table-cell office:value-type="float" office:value="0.000467788" calcext:value-type="float">
            <text:p>0.000467788</text:p>
          </table:table-cell>
          <table:table-cell office:value-type="float" office:value="0.00622867" calcext:value-type="float">
            <text:p>0.00622867</text:p>
          </table:table-cell>
        </table:table-row>
        <table:table-row table:style-name="ro1">
          <table:table-cell office:value-type="float" office:value="1.61581" calcext:value-type="float">
            <text:p>1.61581</text:p>
          </table:table-cell>
          <table:table-cell office:value-type="float" office:value="-0.462353" calcext:value-type="float">
            <text:p>-0.462353</text:p>
          </table:table-cell>
          <table:table-cell office:value-type="float" office:value="0.00014624" calcext:value-type="float">
            <text:p>0.00014624</text:p>
          </table:table-cell>
          <table:table-cell office:value-type="float" office:value="0.000361238" calcext:value-type="float">
            <text:p>0.000361238</text:p>
          </table:table-cell>
          <table:table-cell office:value-type="float" office:value="0.0176647" calcext:value-type="float">
            <text:p>0.0176647</text:p>
          </table:table-cell>
        </table:table-row>
        <table:table-row table:style-name="ro1">
          <table:table-cell office:value-type="float" office:value="1.64448" calcext:value-type="float">
            <text:p>1.64448</text:p>
          </table:table-cell>
          <table:table-cell office:value-type="float" office:value="-0.866951" calcext:value-type="float">
            <text:p>-0.866951</text:p>
          </table:table-cell>
          <table:table-cell office:value-type="float" office:value="0.000257916" calcext:value-type="float">
            <text:p>0.000257916</text:p>
          </table:table-cell>
          <table:table-cell office:value-type="float" office:value="0.000108906" calcext:value-type="float">
            <text:p>0.000108906</text:p>
          </table:table-cell>
          <table:table-cell office:value-type="float" office:value="0.0402339" calcext:value-type="float">
            <text:p>0.0402339</text:p>
          </table:table-cell>
        </table:table-row>
        <table:table-row table:style-name="ro1">
          <table:table-cell office:value-type="float" office:value="1.67362" calcext:value-type="float">
            <text:p>1.67362</text:p>
          </table:table-cell>
          <table:table-cell office:value-type="float" office:value="-0.410568" calcext:value-type="float">
            <text:p>-0.410568</text:p>
          </table:table-cell>
          <table:table-cell office:value-type="float" office:value="0.000131414" calcext:value-type="float">
            <text:p>0.000131414</text:p>
          </table:table-cell>
          <table:table-cell office:value-type="float" office:value="0.000368297" calcext:value-type="float">
            <text:p>0.000368297</text:p>
          </table:table-cell>
          <table:table-cell office:value-type="float" office:value="0.0133201" calcext:value-type="float">
            <text:p>0.0133201</text:p>
          </table:table-cell>
        </table:table-row>
        <table:table-row table:style-name="ro1">
          <table:table-cell office:value-type="float" office:value="1.7025" calcext:value-type="float">
            <text:p>1.7025</text:p>
          </table:table-cell>
          <table:table-cell office:value-type="float" office:value="-0.267934" calcext:value-type="float">
            <text:p>-0.267934</text:p>
          </table:table-cell>
          <table:table-cell office:value-type="float" office:value="0.0000906878" calcext:value-type="float">
            <text:p>9.06878E-05</text:p>
          </table:table-cell>
          <table:table-cell office:value-type="float" office:value="0.0004814" calcext:value-type="float">
            <text:p>0.0004814</text:p>
          </table:table-cell>
          <table:table-cell office:value-type="float" office:value="0.00831802" calcext:value-type="float">
            <text:p>0.00831802</text:p>
          </table:table-cell>
        </table:table-row>
        <table:table-row table:style-name="ro1">
          <table:table-cell office:value-type="float" office:value="1.73162" calcext:value-type="float">
            <text:p>1.73162</text:p>
          </table:table-cell>
          <table:table-cell office:value-type="float" office:value="-0.450365" calcext:value-type="float">
            <text:p>-0.450365</text:p>
          </table:table-cell>
          <table:table-cell office:value-type="float" office:value="0.000141226" calcext:value-type="float">
            <text:p>0.000141226</text:p>
          </table:table-cell>
          <table:table-cell office:value-type="float" office:value="0.000357866" calcext:value-type="float">
            <text:p>0.000357866</text:p>
          </table:table-cell>
          <table:table-cell office:value-type="float" office:value="0.0169935" calcext:value-type="float">
            <text:p>0.0169935</text:p>
          </table:table-cell>
        </table:table-row>
        <table:table-row table:style-name="ro1">
          <table:table-cell office:value-type="float" office:value="1.76053" calcext:value-type="float">
            <text:p>1.76053</text:p>
          </table:table-cell>
          <table:table-cell office:value-type="float" office:value="-0.411931" calcext:value-type="float">
            <text:p>-0.411931</text:p>
          </table:table-cell>
          <table:table-cell office:value-type="float" office:value="0.000129886" calcext:value-type="float">
            <text:p>0.000129886</text:p>
          </table:table-cell>
          <table:table-cell office:value-type="float" office:value="0.00039338" calcext:value-type="float">
            <text:p>0.00039338</text:p>
          </table:table-cell>
          <table:table-cell office:value-type="float" office:value="0.0164301" calcext:value-type="float">
            <text:p>0.0164301</text:p>
          </table:table-cell>
        </table:table-row>
        <table:table-row table:style-name="ro1">
          <table:table-cell office:value-type="float" office:value="1.78962" calcext:value-type="float">
            <text:p>1.78962</text:p>
          </table:table-cell>
          <table:table-cell office:value-type="float" office:value="-0.493374" calcext:value-type="float">
            <text:p>-0.493374</text:p>
          </table:table-cell>
          <table:table-cell office:value-type="float" office:value="0.000152917" calcext:value-type="float">
            <text:p>0.000152917</text:p>
          </table:table-cell>
          <table:table-cell office:value-type="float" office:value="0.000322007" calcext:value-type="float">
            <text:p>0.000322007</text:p>
          </table:table-cell>
          <table:table-cell office:value-type="float" office:value="0.0185792" calcext:value-type="float">
            <text:p>0.0185792</text:p>
          </table:table-cell>
        </table:table-row>
        <table:table-row table:style-name="ro1">
          <table:table-cell office:value-type="float" office:value="1.81965" calcext:value-type="float">
            <text:p>1.81965</text:p>
          </table:table-cell>
          <table:table-cell office:value-type="float" office:value="-0.242034" calcext:value-type="float">
            <text:p>-0.242034</text:p>
          </table:table-cell>
          <table:table-cell office:value-type="float" office:value="0.0000826035" calcext:value-type="float">
            <text:p>8.26035E-05</text:p>
          </table:table-cell>
          <table:table-cell office:value-type="float" office:value="0.000476263" calcext:value-type="float">
            <text:p>0.000476263</text:p>
          </table:table-cell>
          <table:table-cell office:value-type="float" office:value="0.00498048" calcext:value-type="float">
            <text:p>0.00498048</text:p>
          </table:table-cell>
        </table:table-row>
        <table:table-row table:style-name="ro1">
          <table:table-cell office:value-type="float" office:value="1.84885" calcext:value-type="float">
            <text:p>1.84885</text:p>
          </table:table-cell>
          <table:table-cell office:value-type="float" office:value="-0.345846" calcext:value-type="float">
            <text:p>-0.345846</text:p>
          </table:table-cell>
          <table:table-cell office:value-type="float" office:value="0.000110111" calcext:value-type="float">
            <text:p>0.000110111</text:p>
          </table:table-cell>
          <table:table-cell office:value-type="float" office:value="0.00044209" calcext:value-type="float">
            <text:p>0.00044209</text:p>
          </table:table-cell>
          <table:table-cell office:value-type="float" office:value="0.0140137" calcext:value-type="float">
            <text:p>0.0140137</text:p>
          </table:table-cell>
        </table:table-row>
        <table:table-row table:style-name="ro1">
          <table:table-cell office:value-type="float" office:value="1.87861" calcext:value-type="float">
            <text:p>1.87861</text:p>
          </table:table-cell>
          <table:table-cell office:value-type="float" office:value="-0.284587" calcext:value-type="float">
            <text:p>-0.284587</text:p>
          </table:table-cell>
          <table:table-cell office:value-type="float" office:value="0.0000934533" calcext:value-type="float">
            <text:p>9.34533E-05</text:p>
          </table:table-cell>
          <table:table-cell office:value-type="float" office:value="0.000456836" calcext:value-type="float">
            <text:p>0.000456836</text:p>
          </table:table-cell>
          <table:table-cell office:value-type="float" office:value="0.00815916" calcext:value-type="float">
            <text:p>0.00815916</text:p>
          </table:table-cell>
        </table:table-row>
        <table:table-row table:style-name="ro1">
          <table:table-cell office:value-type="float" office:value="1.9077" calcext:value-type="float">
            <text:p>1.9077</text:p>
          </table:table-cell>
          <table:table-cell office:value-type="float" office:value="-0.363396" calcext:value-type="float">
            <text:p>-0.363396</text:p>
          </table:table-cell>
          <table:table-cell office:value-type="float" office:value="0.000114797" calcext:value-type="float">
            <text:p>0.000114797</text:p>
          </table:table-cell>
          <table:table-cell office:value-type="float" office:value="0.000414588" calcext:value-type="float">
            <text:p>0.000414588</text:p>
          </table:table-cell>
          <table:table-cell office:value-type="float" office:value="0.0132392" calcext:value-type="float">
            <text:p>0.0132392</text:p>
          </table:table-cell>
        </table:table-row>
        <table:table-row table:style-name="ro1">
          <table:table-cell office:value-type="float" office:value="1.93688" calcext:value-type="float">
            <text:p>1.93688</text:p>
          </table:table-cell>
          <table:table-cell office:value-type="float" office:value="-0.257861" calcext:value-type="float">
            <text:p>-0.257861</text:p>
          </table:table-cell>
          <table:table-cell office:value-type="float" office:value="0.000085124" calcext:value-type="float">
            <text:p>8.5124E-05</text:p>
          </table:table-cell>
          <table:table-cell office:value-type="float" office:value="0.000474511" calcext:value-type="float">
            <text:p>0.000474511</text:p>
          </table:table-cell>
          <table:table-cell office:value-type="float" office:value="0.00705208" calcext:value-type="float">
            <text:p>0.00705208</text:p>
          </table:table-cell>
        </table:table-row>
        <table:table-row table:style-name="ro1">
          <table:table-cell office:value-type="float" office:value="1.96659" calcext:value-type="float">
            <text:p>1.96659</text:p>
          </table:table-cell>
          <table:table-cell office:value-type="float" office:value="-0.278187" calcext:value-type="float">
            <text:p>-0.278187</text:p>
          </table:table-cell>
          <table:table-cell office:value-type="float" office:value="0.0000900315" calcext:value-type="float">
            <text:p>9.00315E-05</text:p>
          </table:table-cell>
          <table:table-cell office:value-type="float" office:value="0.000469557" calcext:value-type="float">
            <text:p>0.000469557</text:p>
          </table:table-cell>
          <table:table-cell office:value-type="float" office:value="0.00909585" calcext:value-type="float">
            <text:p>0.00909585</text:p>
          </table:table-cell>
        </table:table-row>
        <table:table-row table:style-name="ro1">
          <table:table-cell office:value-type="float" office:value="1.99656" calcext:value-type="float">
            <text:p>1.99656</text:p>
          </table:table-cell>
          <table:table-cell office:value-type="float" office:value="-0.241179" calcext:value-type="float">
            <text:p>-0.241179</text:p>
          </table:table-cell>
          <table:table-cell office:value-type="float" office:value="0.0000792149" calcext:value-type="float">
            <text:p>7.92149E-05</text:p>
          </table:table-cell>
          <table:table-cell office:value-type="float" office:value="0.000492062" calcext:value-type="float">
            <text:p>0.000492062</text:p>
          </table:table-cell>
          <table:table-cell office:value-type="float" office:value="0.00717162" calcext:value-type="float">
            <text:p>0.00717162</text:p>
          </table:table-cell>
        </table:table-row>
        <table:table-row table:style-name="ro1">
          <table:table-cell office:value-type="float" office:value="2.02554" calcext:value-type="float">
            <text:p>2.02554</text:p>
          </table:table-cell>
          <table:table-cell office:value-type="float" office:value="-0.186467" calcext:value-type="float">
            <text:p>-0.186467</text:p>
          </table:table-cell>
          <table:table-cell office:value-type="float" office:value="0.0000634273" calcext:value-type="float">
            <text:p>6.34273E-05</text:p>
          </table:table-cell>
          <table:table-cell office:value-type="float" office:value="0.000525009" calcext:value-type="float">
            <text:p>0.000525009</text:p>
          </table:table-cell>
          <table:table-cell office:value-type="float" office:value="0.0042174" calcext:value-type="float">
            <text:p>0.0042174</text:p>
          </table:table-cell>
        </table:table-row>
        <table:table-row table:style-name="ro1">
          <table:table-cell office:value-type="float" office:value="2.05499" calcext:value-type="float">
            <text:p>2.05499</text:p>
          </table:table-cell>
          <table:table-cell office:value-type="float" office:value="-0.218009" calcext:value-type="float">
            <text:p>-0.218009</text:p>
          </table:table-cell>
          <table:table-cell office:value-type="float" office:value="0.0000711459" calcext:value-type="float">
            <text:p>7.11459E-05</text:p>
          </table:table-cell>
          <table:table-cell office:value-type="float" office:value="0.000514631" calcext:value-type="float">
            <text:p>0.000514631</text:p>
          </table:table-cell>
          <table:table-cell office:value-type="float" office:value="0.00713247" calcext:value-type="float">
            <text:p>0.00713247</text:p>
          </table:table-cell>
        </table:table-row>
        <table:table-row table:style-name="ro1">
          <table:table-cell office:value-type="float" office:value="2.08569" calcext:value-type="float">
            <text:p>2.08569</text:p>
          </table:table-cell>
          <table:table-cell office:value-type="float" office:value="-0.272394" calcext:value-type="float">
            <text:p>-0.272394</text:p>
          </table:table-cell>
          <table:table-cell office:value-type="float" office:value="0.000085475" calcext:value-type="float">
            <text:p>8.5475E-05</text:p>
          </table:table-cell>
          <table:table-cell office:value-type="float" office:value="0.000481296" calcext:value-type="float">
            <text:p>0.000481296</text:p>
          </table:table-cell>
          <table:table-cell office:value-type="float" office:value="0.0104291" calcext:value-type="float">
            <text:p>0.0104291</text:p>
          </table:table-cell>
        </table:table-row>
        <table:table-row table:style-name="ro1">
          <table:table-cell office:value-type="float" office:value="2.14689" calcext:value-type="float">
            <text:p>2.14689</text:p>
          </table:table-cell>
          <table:table-cell office:value-type="float" office:value="-0.212231" calcext:value-type="float">
            <text:p>-0.212231</text:p>
          </table:table-cell>
          <table:table-cell office:value-type="float" office:value="0.0000673899" calcext:value-type="float">
            <text:p>6.73899E-05</text:p>
          </table:table-cell>
          <table:table-cell office:value-type="float" office:value="0.000516373" calcext:value-type="float">
            <text:p>0.000516373</text:p>
          </table:table-cell>
          <table:table-cell office:value-type="float" office:value="0.00765111" calcext:value-type="float">
            <text:p>0.00765111</text:p>
          </table:table-cell>
        </table:table-row>
        <table:table-row table:style-name="ro1">
          <table:table-cell office:value-type="float" office:value="2.17681" calcext:value-type="float">
            <text:p>2.17681</text:p>
          </table:table-cell>
          <table:table-cell office:value-type="float" office:value="-0.219521" calcext:value-type="float">
            <text:p>-0.219521</text:p>
          </table:table-cell>
          <table:table-cell office:value-type="float" office:value="0.0000686821" calcext:value-type="float">
            <text:p>6.86821E-05</text:p>
          </table:table-cell>
          <table:table-cell office:value-type="float" office:value="0.000512714" calcext:value-type="float">
            <text:p>0.000512714</text:p>
          </table:table-cell>
          <table:table-cell office:value-type="float" office:value="0.0085151" calcext:value-type="float">
            <text:p>0.0085151</text:p>
          </table:table-cell>
        </table:table-row>
        <table:table-row table:style-name="ro1">
          <table:table-cell office:value-type="float" office:value="2.20545" calcext:value-type="float">
            <text:p>2.20545</text:p>
          </table:table-cell>
          <table:table-cell office:value-type="float" office:value="-0.179935" calcext:value-type="float">
            <text:p>-0.179935</text:p>
          </table:table-cell>
          <table:table-cell office:value-type="float" office:value="0.0000571075" calcext:value-type="float">
            <text:p>5.71075E-05</text:p>
          </table:table-cell>
          <table:table-cell office:value-type="float" office:value="0.00053502" calcext:value-type="float">
            <text:p>0.00053502</text:p>
          </table:table-cell>
          <table:table-cell office:value-type="float" office:value="0.00649497" calcext:value-type="float">
            <text:p>0.00649497</text:p>
          </table:table-cell>
        </table:table-row>
        <table:table-row table:style-name="ro1">
          <table:table-cell office:value-type="float" office:value="2.23442" calcext:value-type="float">
            <text:p>2.23442</text:p>
          </table:table-cell>
          <table:table-cell office:value-type="float" office:value="-0.254531" calcext:value-type="float">
            <text:p>-0.254531</text:p>
          </table:table-cell>
          <table:table-cell office:value-type="float" office:value="0.0000770855" calcext:value-type="float">
            <text:p>7.70855E-05</text:p>
          </table:table-cell>
          <table:table-cell office:value-type="float" office:value="0.000493285" calcext:value-type="float">
            <text:p>0.000493285</text:p>
          </table:table-cell>
          <table:table-cell office:value-type="float" office:value="0.0113758" calcext:value-type="float">
            <text:p>0.0113758</text:p>
          </table:table-cell>
        </table:table-row>
        <table:table-row table:style-name="ro1">
          <table:table-cell office:value-type="float" office:value="2.26358" calcext:value-type="float">
            <text:p>2.26358</text:p>
          </table:table-cell>
          <table:table-cell office:value-type="float" office:value="-0.137204" calcext:value-type="float">
            <text:p>-0.137204</text:p>
          </table:table-cell>
          <table:table-cell office:value-type="float" office:value="0.0000442352" calcext:value-type="float">
            <text:p>4.42352E-05</text:p>
          </table:table-cell>
          <table:table-cell office:value-type="float" office:value="0.000558166" calcext:value-type="float">
            <text:p>0.000558166</text:p>
          </table:table-cell>
          <table:table-cell office:value-type="float" office:value="0.00453831" calcext:value-type="float">
            <text:p>0.00453831</text:p>
          </table:table-cell>
        </table:table-row>
        <table:table-row table:style-name="ro1">
          <table:table-cell office:value-type="float" office:value="2.29254" calcext:value-type="float">
            <text:p>2.29254</text:p>
          </table:table-cell>
          <table:table-cell office:value-type="float" office:value="-0.205069" calcext:value-type="float">
            <text:p>-0.205069</text:p>
          </table:table-cell>
          <table:table-cell office:value-type="float" office:value="0.0000624208" calcext:value-type="float">
            <text:p>6.24208E-05</text:p>
          </table:table-cell>
          <table:table-cell office:value-type="float" office:value="0.000520461" calcext:value-type="float">
            <text:p>0.000520461</text:p>
          </table:table-cell>
          <table:table-cell office:value-type="float" office:value="0.00897016" calcext:value-type="float">
            <text:p>0.00897016</text:p>
          </table:table-cell>
        </table:table-row>
        <table:table-row table:style-name="ro1">
          <table:table-cell office:value-type="float" office:value="2.32802" calcext:value-type="float">
            <text:p>2.32802</text:p>
          </table:table-cell>
          <table:table-cell office:value-type="float" office:value="-0.157822" calcext:value-type="float">
            <text:p>-0.157822</text:p>
          </table:table-cell>
          <table:table-cell office:value-type="float" office:value="0.0000491034" calcext:value-type="float">
            <text:p>4.91034E-05</text:p>
          </table:table-cell>
          <table:table-cell office:value-type="float" office:value="0.00054053" calcext:value-type="float">
            <text:p>0.00054053</text:p>
          </table:table-cell>
          <table:table-cell office:value-type="float" office:value="0.00571391" calcext:value-type="float">
            <text:p>0.00571391</text:p>
          </table:table-cell>
        </table:table-row>
        <table:table-row table:style-name="ro1">
          <table:table-cell office:value-type="float" office:value="2.36104" calcext:value-type="float">
            <text:p>2.36104</text:p>
          </table:table-cell>
          <table:table-cell office:value-type="float" office:value="-0.142665" calcext:value-type="float">
            <text:p>-0.142665</text:p>
          </table:table-cell>
          <table:table-cell office:value-type="float" office:value="0.0000445904" calcext:value-type="float">
            <text:p>4.45904E-05</text:p>
          </table:table-cell>
          <table:table-cell office:value-type="float" office:value="0.000546715" calcext:value-type="float">
            <text:p>0.000546715</text:p>
          </table:table-cell>
          <table:table-cell office:value-type="float" office:value="0.00477022" calcext:value-type="float">
            <text:p>0.00477022</text:p>
          </table:table-cell>
        </table:table-row>
        <table:table-row table:style-name="ro1">
          <table:table-cell office:value-type="float" office:value="2.39395" calcext:value-type="float">
            <text:p>2.39395</text:p>
          </table:table-cell>
          <table:table-cell office:value-type="float" office:value="-0.145866" calcext:value-type="float">
            <text:p>-0.145866</text:p>
          </table:table-cell>
          <table:table-cell office:value-type="float" office:value="0.0000452489" calcext:value-type="float">
            <text:p>4.52489E-05</text:p>
          </table:table-cell>
          <table:table-cell office:value-type="float" office:value="0.000541041" calcext:value-type="float">
            <text:p>0.000541041</text:p>
          </table:table-cell>
          <table:table-cell office:value-type="float" office:value="0.00468201" calcext:value-type="float">
            <text:p>0.00468201</text:p>
          </table:table-cell>
        </table:table-row>
        <table:table-row table:style-name="ro1">
          <table:table-cell office:value-type="float" office:value="2.4235" calcext:value-type="float">
            <text:p>2.4235</text:p>
          </table:table-cell>
          <table:table-cell office:value-type="float" office:value="-0.148677" calcext:value-type="float">
            <text:p>-0.148677</text:p>
          </table:table-cell>
          <table:table-cell office:value-type="float" office:value="0.0000458359" calcext:value-type="float">
            <text:p>4.58359E-05</text:p>
          </table:table-cell>
          <table:table-cell office:value-type="float" office:value="0.000537787" calcext:value-type="float">
            <text:p>0.000537787</text:p>
          </table:table-cell>
          <table:table-cell office:value-type="float" office:value="0.00473461" calcext:value-type="float">
            <text:p>0.00473461</text:p>
          </table:table-cell>
        </table:table-row>
        <table:table-row table:style-name="ro1">
          <table:table-cell office:value-type="float" office:value="2.45246" calcext:value-type="float">
            <text:p>2.45246</text:p>
          </table:table-cell>
          <table:table-cell office:value-type="float" office:value="-0.101066" calcext:value-type="float">
            <text:p>-0.101066</text:p>
          </table:table-cell>
          <table:table-cell office:value-type="float" office:value="0.0000333067" calcext:value-type="float">
            <text:p>3.33067E-05</text:p>
          </table:table-cell>
          <table:table-cell office:value-type="float" office:value="0.000555866" calcext:value-type="float">
            <text:p>0.000555866</text:p>
          </table:table-cell>
          <table:table-cell office:value-type="float" office:value="0.00089375" calcext:value-type="float">
            <text:p>0.00089375</text:p>
          </table:table-cell>
        </table:table-row>
        <table:table-row table:style-name="ro1">
          <table:table-cell office:value-type="float" office:value="2.48623" calcext:value-type="float">
            <text:p>2.48623</text:p>
          </table:table-cell>
          <table:table-cell office:value-type="float" office:value="-0.116774" calcext:value-type="float">
            <text:p>-0.116774</text:p>
          </table:table-cell>
          <table:table-cell office:value-type="float" office:value="0.0000370065" calcext:value-type="float">
            <text:p>3.70065E-05</text:p>
          </table:table-cell>
          <table:table-cell office:value-type="float" office:value="0.000560579" calcext:value-type="float">
            <text:p>0.000560579</text:p>
          </table:table-cell>
          <table:table-cell office:value-type="float" office:value="0.00335078" calcext:value-type="float">
            <text:p>0.00335078</text:p>
          </table:table-cell>
        </table:table-row>
        <table:table-row table:style-name="ro1">
          <table:table-cell office:value-type="float" office:value="2.51999" calcext:value-type="float">
            <text:p>2.51999</text:p>
          </table:table-cell>
          <table:table-cell office:value-type="float" office:value="-0.120272" calcext:value-type="float">
            <text:p>-0.120272</text:p>
          </table:table-cell>
          <table:table-cell office:value-type="float" office:value="0.0000372779" calcext:value-type="float">
            <text:p>3.72779E-05</text:p>
          </table:table-cell>
          <table:table-cell office:value-type="float" office:value="0.000579316" calcext:value-type="float">
            <text:p>0.000579316</text:p>
          </table:table-cell>
          <table:table-cell office:value-type="float" office:value="0.00595878" calcext:value-type="float">
            <text:p>0.00595878</text:p>
          </table:table-cell>
        </table:table-row>
        <table:table-row table:style-name="ro1">
          <table:table-cell office:value-type="float" office:value="2.55419" calcext:value-type="float">
            <text:p>2.55419</text:p>
          </table:table-cell>
          <table:table-cell office:value-type="float" office:value="-0.14547" calcext:value-type="float">
            <text:p>-0.14547</text:p>
          </table:table-cell>
          <table:table-cell office:value-type="float" office:value="0.0000435605" calcext:value-type="float">
            <text:p>4.35605E-05</text:p>
          </table:table-cell>
          <table:table-cell office:value-type="float" office:value="0.000568017" calcext:value-type="float">
            <text:p>0.000568017</text:p>
          </table:table-cell>
          <table:table-cell office:value-type="float" office:value="0.00785179" calcext:value-type="float">
            <text:p>0.00785179</text:p>
          </table:table-cell>
        </table:table-row>
        <table:table-row table:style-name="ro1">
          <table:table-cell office:value-type="float" office:value="2.5838" calcext:value-type="float">
            <text:p>2.5838</text:p>
          </table:table-cell>
          <table:table-cell office:value-type="float" office:value="-0.151496" calcext:value-type="float">
            <text:p>-0.151496</text:p>
          </table:table-cell>
          <table:table-cell office:value-type="float" office:value="0.0000454146" calcext:value-type="float">
            <text:p>4.54146E-05</text:p>
          </table:table-cell>
          <table:table-cell office:value-type="float" office:value="0.000553137" calcext:value-type="float">
            <text:p>0.000553137</text:p>
          </table:table-cell>
          <table:table-cell office:value-type="float" office:value="0.00690517" calcext:value-type="float">
            <text:p>0.00690517</text:p>
          </table:table-cell>
        </table:table-row>
        <table:table-row table:style-name="ro1">
          <table:table-cell office:value-type="float" office:value="2.61351" calcext:value-type="float">
            <text:p>2.61351</text:p>
          </table:table-cell>
          <table:table-cell office:value-type="float" office:value="-0.115809" calcext:value-type="float">
            <text:p>-0.115809</text:p>
          </table:table-cell>
          <table:table-cell office:value-type="float" office:value="0.0000366897" calcext:value-type="float">
            <text:p>3.66897E-05</text:p>
          </table:table-cell>
          <table:table-cell office:value-type="float" office:value="0.000562308" calcext:value-type="float">
            <text:p>0.000562308</text:p>
          </table:table-cell>
          <table:table-cell office:value-type="float" office:value="0.00350474" calcext:value-type="float">
            <text:p>0.00350474</text:p>
          </table:table-cell>
        </table:table-row>
        <table:table-row table:style-name="ro1">
          <table:table-cell office:value-type="float" office:value="2.64243" calcext:value-type="float">
            <text:p>2.64243</text:p>
          </table:table-cell>
          <table:table-cell office:value-type="float" office:value="-0.0740216" calcext:value-type="float">
            <text:p>-0.0740216</text:p>
          </table:table-cell>
          <table:table-cell office:value-type="float" office:value="0.0000260841" calcext:value-type="float">
            <text:p>2.60841E-05</text:p>
          </table:table-cell>
          <table:table-cell office:value-type="float" office:value="0.000585237" calcext:value-type="float">
            <text:p>0.000585237</text:p>
          </table:table-cell>
          <table:table-cell office:value-type="float" office:value="0.000947025" calcext:value-type="float">
            <text:p>0.000947025</text:p>
          </table:table-cell>
        </table:table-row>
        <table:table-row table:style-name="ro1">
          <table:table-cell office:value-type="float" office:value="2.69079" calcext:value-type="float">
            <text:p>2.69079</text:p>
          </table:table-cell>
          <table:table-cell office:value-type="float" office:value="-0.112283" calcext:value-type="float">
            <text:p>-0.112283</text:p>
          </table:table-cell>
          <table:table-cell office:value-type="float" office:value="0.0000358864" calcext:value-type="float">
            <text:p>3.58864E-05</text:p>
          </table:table-cell>
          <table:table-cell office:value-type="float" office:value="0.000564274" calcext:value-type="float">
            <text:p>0.000564274</text:p>
          </table:table-cell>
          <table:table-cell office:value-type="float" office:value="0.0032443" calcext:value-type="float">
            <text:p>0.0032443</text:p>
          </table:table-cell>
        </table:table-row>
        <table:table-row table:style-name="ro1">
          <table:table-cell office:value-type="float" office:value="2.71954" calcext:value-type="float">
            <text:p>2.71954</text:p>
          </table:table-cell>
          <table:table-cell office:value-type="float" office:value="-0.0907974" calcext:value-type="float">
            <text:p>-0.0907974</text:p>
          </table:table-cell>
          <table:table-cell office:value-type="float" office:value="0.0000304742" calcext:value-type="float">
            <text:p>3.04742E-05</text:p>
          </table:table-cell>
          <table:table-cell office:value-type="float" office:value="0.000576074" calcext:value-type="float">
            <text:p>0.000576074</text:p>
          </table:table-cell>
          <table:table-cell office:value-type="float" office:value="0.00190943" calcext:value-type="float">
            <text:p>0.00190943</text:p>
          </table:table-cell>
        </table:table-row>
        <table:table-row table:style-name="ro1">
          <table:table-cell office:value-type="float" office:value="2.74986" calcext:value-type="float">
            <text:p>2.74986</text:p>
          </table:table-cell>
          <table:table-cell office:value-type="float" office:value="-0.0994121" calcext:value-type="float">
            <text:p>-0.0994121</text:p>
          </table:table-cell>
          <table:table-cell office:value-type="float" office:value="0.0000327064" calcext:value-type="float">
            <text:p>3.27064E-05</text:p>
          </table:table-cell>
          <table:table-cell office:value-type="float" office:value="0.000571359" calcext:value-type="float">
            <text:p>0.000571359</text:p>
          </table:table-cell>
          <table:table-cell office:value-type="float" office:value="0.00241444" calcext:value-type="float">
            <text:p>0.00241444</text:p>
          </table:table-cell>
        </table:table-row>
        <table:table-row table:style-name="ro1">
          <table:table-cell office:value-type="float" office:value="2.78577" calcext:value-type="float">
            <text:p>2.78577</text:p>
          </table:table-cell>
          <table:table-cell office:value-type="float" office:value="-0.0814616" calcext:value-type="float">
            <text:p>-0.0814616</text:p>
          </table:table-cell>
          <table:table-cell office:value-type="float" office:value="0.0000281507" calcext:value-type="float">
            <text:p>2.81507E-05</text:p>
          </table:table-cell>
          <table:table-cell office:value-type="float" office:value="0.000581204" calcext:value-type="float">
            <text:p>0.000581204</text:p>
          </table:table-cell>
          <table:table-cell office:value-type="float" office:value="0.00131578" calcext:value-type="float">
            <text:p>0.00131578</text:p>
          </table:table-cell>
        </table:table-row>
        <table:table-row table:style-name="ro1">
          <table:table-cell office:value-type="float" office:value="2.81934" calcext:value-type="float">
            <text:p>2.81934</text:p>
          </table:table-cell>
          <table:table-cell office:value-type="float" office:value="-0.0812591" calcext:value-type="float">
            <text:p>-0.0812591</text:p>
          </table:table-cell>
          <table:table-cell office:value-type="float" office:value="0.0000280533" calcext:value-type="float">
            <text:p>2.80533E-05</text:p>
          </table:table-cell>
          <table:table-cell office:value-type="float" office:value="0.000581309" calcext:value-type="float">
            <text:p>0.000581309</text:p>
          </table:table-cell>
          <table:table-cell office:value-type="float" office:value="0.0013256" calcext:value-type="float">
            <text:p>0.0013256</text:p>
          </table:table-cell>
        </table:table-row>
        <table:table-row table:style-name="ro1">
          <table:table-cell office:value-type="float" office:value="2.84964" calcext:value-type="float">
            <text:p>2.84964</text:p>
          </table:table-cell>
          <table:table-cell office:value-type="float" office:value="-0.0970003" calcext:value-type="float">
            <text:p>-0.0970003</text:p>
          </table:table-cell>
          <table:table-cell office:value-type="float" office:value="0.0000320077" calcext:value-type="float">
            <text:p>3.20077E-05</text:p>
          </table:table-cell>
          <table:table-cell office:value-type="float" office:value="0.000572657" calcext:value-type="float">
            <text:p>0.000572657</text:p>
          </table:table-cell>
          <table:table-cell office:value-type="float" office:value="0.0023089" calcext:value-type="float">
            <text:p>0.0023089</text:p>
          </table:table-cell>
        </table:table-row>
        <table:table-row table:style-name="ro1">
          <table:table-cell office:value-type="float" office:value="2.8795" calcext:value-type="float">
            <text:p>2.8795</text:p>
          </table:table-cell>
          <table:table-cell office:value-type="float" office:value="-0.093426" calcext:value-type="float">
            <text:p>-0.093426</text:p>
          </table:table-cell>
          <table:table-cell office:value-type="float" office:value="0.0000310547" calcext:value-type="float">
            <text:p>3.10547E-05</text:p>
          </table:table-cell>
          <table:table-cell office:value-type="float" office:value="0.000574608" calcext:value-type="float">
            <text:p>0.000574608</text:p>
          </table:table-cell>
          <table:table-cell office:value-type="float" office:value="0.00211239" calcext:value-type="float">
            <text:p>0.00211239</text:p>
          </table:table-cell>
        </table:table-row>
        <table:table-row table:style-name="ro1">
          <table:table-cell office:value-type="float" office:value="2.90837" calcext:value-type="float">
            <text:p>2.90837</text:p>
          </table:table-cell>
          <table:table-cell office:value-type="float" office:value="-0.0944765" calcext:value-type="float">
            <text:p>-0.0944765</text:p>
          </table:table-cell>
          <table:table-cell office:value-type="float" office:value="0.0000312754" calcext:value-type="float">
            <text:p>3.12754E-05</text:p>
          </table:table-cell>
          <table:table-cell office:value-type="float" office:value="0.000574018" calcext:value-type="float">
            <text:p>0.000574018</text:p>
          </table:table-cell>
          <table:table-cell office:value-type="float" office:value="0.00219898" calcext:value-type="float">
            <text:p>0.00219898</text:p>
          </table:table-cell>
        </table:table-row>
        <table:table-row table:style-name="ro1">
          <table:table-cell office:value-type="float" office:value="2.9375" calcext:value-type="float">
            <text:p>2.9375</text:p>
          </table:table-cell>
          <table:table-cell office:value-type="float" office:value="-0.116823" calcext:value-type="float">
            <text:p>-0.116823</text:p>
          </table:table-cell>
          <table:table-cell office:value-type="float" office:value="0.0000369471" calcext:value-type="float">
            <text:p>3.69471E-05</text:p>
          </table:table-cell>
          <table:table-cell office:value-type="float" office:value="0.000561743" calcext:value-type="float">
            <text:p>0.000561743</text:p>
          </table:table-cell>
          <table:table-cell office:value-type="float" office:value="0.00356682" calcext:value-type="float">
            <text:p>0.00356682</text:p>
          </table:table-cell>
        </table:table-row>
        <table:table-row table:style-name="ro1">
          <table:table-cell office:value-type="float" office:value="2.96655" calcext:value-type="float">
            <text:p>2.96655</text:p>
          </table:table-cell>
          <table:table-cell office:value-type="float" office:value="-0.0951967" calcext:value-type="float">
            <text:p>-0.0951967</text:p>
          </table:table-cell>
          <table:table-cell office:value-type="float" office:value="0.0000314583" calcext:value-type="float">
            <text:p>3.14583E-05</text:p>
          </table:table-cell>
          <table:table-cell office:value-type="float" office:value="0.000573614" calcext:value-type="float">
            <text:p>0.000573614</text:p>
          </table:table-cell>
          <table:table-cell office:value-type="float" office:value="0.00224312" calcext:value-type="float">
            <text:p>0.00224312</text:p>
          </table:table-cell>
        </table:table-row>
        <table:table-row table:style-name="ro1">
          <table:table-cell office:value-type="float" office:value="2.99549" calcext:value-type="float">
            <text:p>2.99549</text:p>
          </table:table-cell>
          <table:table-cell office:value-type="float" office:value="-0.0938429" calcext:value-type="float">
            <text:p>-0.0938429</text:p>
          </table:table-cell>
          <table:table-cell office:value-type="float" office:value="0.0000312611" calcext:value-type="float">
            <text:p>3.12611E-05</text:p>
          </table:table-cell>
          <table:table-cell office:value-type="float" office:value="0.000569895" calcext:value-type="float">
            <text:p>0.000569895</text:p>
          </table:table-cell>
          <table:table-cell office:value-type="float" office:value="0.00163759" calcext:value-type="float">
            <text:p>0.00163759</text:p>
          </table:table-cell>
        </table:table-row>
        <table:table-row table:style-name="ro1">
          <table:table-cell office:value-type="float" office:value="3.02442" calcext:value-type="float">
            <text:p>3.02442</text:p>
          </table:table-cell>
          <table:table-cell office:value-type="float" office:value="-0.116289" calcext:value-type="float">
            <text:p>-0.116289</text:p>
          </table:table-cell>
          <table:table-cell office:value-type="float" office:value="0.000037036" calcext:value-type="float">
            <text:p>3.7036E-05</text:p>
          </table:table-cell>
          <table:table-cell office:value-type="float" office:value="0.00055741" calcext:value-type="float">
            <text:p>0.00055741</text:p>
          </table:table-cell>
          <table:table-cell office:value-type="float" office:value="0.00294251" calcext:value-type="float">
            <text:p>0.00294251</text:p>
          </table:table-cell>
        </table:table-row>
        <table:table-row table:style-name="ro1">
          <table:table-cell office:value-type="float" office:value="3.05447" calcext:value-type="float">
            <text:p>3.05447</text:p>
          </table:table-cell>
          <table:table-cell office:value-type="float" office:value="-0.0984339" calcext:value-type="float">
            <text:p>-0.0984339</text:p>
          </table:table-cell>
          <table:table-cell office:value-type="float" office:value="0.0000322205" calcext:value-type="float">
            <text:p>3.22205E-05</text:p>
          </table:table-cell>
          <table:table-cell office:value-type="float" office:value="0.000580011" calcext:value-type="float">
            <text:p>0.000580011</text:p>
          </table:table-cell>
          <table:table-cell office:value-type="float" office:value="0.00329025" calcext:value-type="float">
            <text:p>0.00329025</text:p>
          </table:table-cell>
        </table:table-row>
        <table:table-row table:style-name="ro1">
          <table:table-cell office:value-type="float" office:value="3.08447" calcext:value-type="float">
            <text:p>3.08447</text:p>
          </table:table-cell>
          <table:table-cell office:value-type="float" office:value="-0.0951219" calcext:value-type="float">
            <text:p>-0.0951219</text:p>
          </table:table-cell>
          <table:table-cell office:value-type="float" office:value="0.0000316523" calcext:value-type="float">
            <text:p>3.16523E-05</text:p>
          </table:table-cell>
          <table:table-cell office:value-type="float" office:value="0.000573422" calcext:value-type="float">
            <text:p>0.000573422</text:p>
          </table:table-cell>
          <table:table-cell office:value-type="float" office:value="0.00210514" calcext:value-type="float">
            <text:p>0.00210514</text:p>
          </table:table-cell>
        </table:table-row>
        <table:table-row table:style-name="ro1">
          <table:table-cell office:value-type="float" office:value="3.1136" calcext:value-type="float">
            <text:p>3.1136</text:p>
          </table:table-cell>
          <table:table-cell office:value-type="float" office:value="-0.078823" calcext:value-type="float">
            <text:p>-0.078823</text:p>
          </table:table-cell>
          <table:table-cell office:value-type="float" office:value="0.0000275321" calcext:value-type="float">
            <text:p>2.75321E-05</text:p>
          </table:table-cell>
          <table:table-cell office:value-type="float" office:value="0.000582362" calcext:value-type="float">
            <text:p>0.000582362</text:p>
          </table:table-cell>
          <table:table-cell office:value-type="float" office:value="0.00110768" calcext:value-type="float">
            <text:p>0.00110768</text:p>
          </table:table-cell>
        </table:table-row>
        <table:table-row table:style-name="ro1">
          <table:table-cell office:value-type="float" office:value="3.14305" calcext:value-type="float">
            <text:p>3.14305</text:p>
          </table:table-cell>
          <table:table-cell office:value-type="float" office:value="-0.0961688" calcext:value-type="float">
            <text:p>-0.0961688</text:p>
          </table:table-cell>
          <table:table-cell office:value-type="float" office:value="0.0000320416" calcext:value-type="float">
            <text:p>3.20416E-05</text:p>
          </table:table-cell>
          <table:table-cell office:value-type="float" office:value="0.00056901" calcext:value-type="float">
            <text:p>0.00056901</text:p>
          </table:table-cell>
          <table:table-cell office:value-type="float" office:value="0.00172002" calcext:value-type="float">
            <text:p>0.00172002</text:p>
          </table:table-cell>
        </table:table-row>
        <table:table-row table:style-name="ro1">
          <table:table-cell office:value-type="float" office:value="3.18227" calcext:value-type="float">
            <text:p>3.18227</text:p>
          </table:table-cell>
          <table:table-cell office:value-type="float" office:value="-0.111421" calcext:value-type="float">
            <text:p>-0.111421</text:p>
          </table:table-cell>
          <table:table-cell office:value-type="float" office:value="0.0000356847" calcext:value-type="float">
            <text:p>3.56847E-05</text:p>
          </table:table-cell>
          <table:table-cell office:value-type="float" office:value="0.000569416" calcext:value-type="float">
            <text:p>0.000569416</text:p>
          </table:table-cell>
          <table:table-cell office:value-type="float" office:value="0.0036443" calcext:value-type="float">
            <text:p>0.0036443</text:p>
          </table:table-cell>
        </table:table-row>
        <table:table-row table:style-name="ro1">
          <table:table-cell office:value-type="float" office:value="3.23805" calcext:value-type="float">
            <text:p>3.23805</text:p>
          </table:table-cell>
          <table:table-cell office:value-type="float" office:value="-0.106948" calcext:value-type="float">
            <text:p>-0.106948</text:p>
          </table:table-cell>
          <table:table-cell office:value-type="float" office:value="0.0000351824" calcext:value-type="float">
            <text:p>3.51824E-05</text:p>
          </table:table-cell>
          <table:table-cell office:value-type="float" office:value="0.000558186" calcext:value-type="float">
            <text:p>0.000558186</text:p>
          </table:table-cell>
          <table:table-cell office:value-type="float" office:value="0.00165964" calcext:value-type="float">
            <text:p>0.00165964</text:p>
          </table:table-cell>
        </table:table-row>
        <table:table-row table:style-name="ro1">
          <table:table-cell office:value-type="float" office:value="3.26751" calcext:value-type="float">
            <text:p>3.26751</text:p>
          </table:table-cell>
          <table:table-cell office:value-type="float" office:value="-0.0761922" calcext:value-type="float">
            <text:p>-0.0761922</text:p>
          </table:table-cell>
          <table:table-cell office:value-type="float" office:value="0.0000284584" calcext:value-type="float">
            <text:p>2.84584E-05</text:p>
          </table:table-cell>
          <table:table-cell office:value-type="float" office:value="0.000549905" calcext:value-type="float">
            <text:p>0.000549905</text:p>
          </table:table-cell>
          <table:table-cell office:value-type="float" office:value="-0.0032682" calcext:value-type="float">
            <text:p>-0.0032682</text:p>
          </table:table-cell>
        </table:table-row>
        <table:table-row table:style-name="ro1">
          <table:table-cell office:value-type="float" office:value="3.29642" calcext:value-type="float">
            <text:p>3.29642</text:p>
          </table:table-cell>
          <table:table-cell office:value-type="float" office:value="-0.14211" calcext:value-type="float">
            <text:p>-0.14211</text:p>
          </table:table-cell>
          <table:table-cell office:value-type="float" office:value="0.0000448056" calcext:value-type="float">
            <text:p>4.48056E-05</text:p>
          </table:table-cell>
          <table:table-cell office:value-type="float" office:value="0.000522776" calcext:value-type="float">
            <text:p>0.000522776</text:p>
          </table:table-cell>
          <table:table-cell office:value-type="float" office:value="0.0015048" calcext:value-type="float">
            <text:p>0.0015048</text:p>
          </table:table-cell>
        </table:table-row>
        <table:table-row table:style-name="ro1">
          <table:table-cell office:value-type="float" office:value="3.32543" calcext:value-type="float">
            <text:p>3.32543</text:p>
          </table:table-cell>
          <table:table-cell office:value-type="float" office:value="-0.0927933" calcext:value-type="float">
            <text:p>-0.0927933</text:p>
          </table:table-cell>
          <table:table-cell office:value-type="float" office:value="0.0000337127" calcext:value-type="float">
            <text:p>3.37127E-05</text:p>
          </table:table-cell>
          <table:table-cell office:value-type="float" office:value="0.000541194" calcext:value-type="float">
            <text:p>0.000541194</text:p>
          </table:table-cell>
          <table:table-cell office:value-type="float" office:value="-0.00288864" calcext:value-type="float">
            <text:p>-0.00288864</text:p>
          </table:table-cell>
        </table:table-row>
        <table:table-row table:style-name="ro1">
          <table:table-cell office:value-type="float" office:value="3.3545" calcext:value-type="float">
            <text:p>3.3545</text:p>
          </table:table-cell>
          <table:table-cell office:value-type="float" office:value="-0.141274" calcext:value-type="float">
            <text:p>-0.141274</text:p>
          </table:table-cell>
          <table:table-cell office:value-type="float" office:value="0.0000456545" calcext:value-type="float">
            <text:p>4.56545E-05</text:p>
          </table:table-cell>
          <table:table-cell office:value-type="float" office:value="0.000512264" calcext:value-type="float">
            <text:p>0.000512264</text:p>
          </table:table-cell>
          <table:table-cell office:value-type="float" office:value="-0.000786752" calcext:value-type="float">
            <text:p>-0.000786752</text:p>
          </table:table-cell>
        </table:table-row>
        <table:table-row table:style-name="ro1">
          <table:table-cell office:value-type="float" office:value="3.38347" calcext:value-type="float">
            <text:p>3.38347</text:p>
          </table:table-cell>
          <table:table-cell office:value-type="float" office:value="-0.0793064" calcext:value-type="float">
            <text:p>-0.0793064</text:p>
          </table:table-cell>
          <table:table-cell office:value-type="float" office:value="0.0000329288" calcext:value-type="float">
            <text:p>3.29288E-05</text:p>
          </table:table-cell>
          <table:table-cell office:value-type="float" office:value="0.000543267" calcext:value-type="float">
            <text:p>0.000543267</text:p>
          </table:table-cell>
          <table:table-cell office:value-type="float" office:value="-0.00552002" calcext:value-type="float">
            <text:p>-0.00552002</text:p>
          </table:table-cell>
        </table:table-row>
        <table:table-row table:style-name="ro1">
          <table:table-cell office:value-type="float" office:value="3.41254" calcext:value-type="float">
            <text:p>3.41254</text:p>
          </table:table-cell>
          <table:table-cell office:value-type="float" office:value="-0.127466" calcext:value-type="float">
            <text:p>-0.127466</text:p>
          </table:table-cell>
          <table:table-cell office:value-type="float" office:value="0.0000440331" calcext:value-type="float">
            <text:p>4.40331E-05</text:p>
          </table:table-cell>
          <table:table-cell office:value-type="float" office:value="0.000523422" calcext:value-type="float">
            <text:p>0.000523422</text:p>
          </table:table-cell>
          <table:table-cell office:value-type="float" office:value="-0.00261921" calcext:value-type="float">
            <text:p>-0.00261921</text:p>
          </table:table-cell>
        </table:table-row>
        <table:table-row table:style-name="ro1">
          <table:table-cell office:value-type="float" office:value="3.44152" calcext:value-type="float">
            <text:p>3.44152</text:p>
          </table:table-cell>
          <table:table-cell office:value-type="float" office:value="-0.0819213" calcext:value-type="float">
            <text:p>-0.0819213</text:p>
          </table:table-cell>
          <table:table-cell office:value-type="float" office:value="0.0000365335" calcext:value-type="float">
            <text:p>3.65335E-05</text:p>
          </table:table-cell>
          <table:table-cell office:value-type="float" office:value="0.000527722" calcext:value-type="float">
            <text:p>0.000527722</text:p>
          </table:table-cell>
          <table:table-cell office:value-type="float" office:value="-0.0087476" calcext:value-type="float">
            <text:p>-0.0087476</text:p>
          </table:table-cell>
        </table:table-row>
        <table:table-row table:style-name="ro1">
          <table:table-cell office:value-type="float" office:value="3.47146" calcext:value-type="float">
            <text:p>3.47146</text:p>
          </table:table-cell>
          <table:table-cell office:value-type="float" office:value="-0.0962268" calcext:value-type="float">
            <text:p>-0.0962268</text:p>
          </table:table-cell>
          <table:table-cell office:value-type="float" office:value="0.0000404926" calcext:value-type="float">
            <text:p>4.04926E-05</text:p>
          </table:table-cell>
          <table:table-cell office:value-type="float" office:value="0.000555357" calcext:value-type="float">
            <text:p>0.000555357</text:p>
          </table:table-cell>
          <table:table-cell office:value-type="float" office:value="-0.00420728" calcext:value-type="float">
            <text:p>-0.00420728</text:p>
          </table:table-cell>
        </table:table-row>
        <table:table-row table:style-name="ro1">
          <table:table-cell office:value-type="float" office:value="3.50152" calcext:value-type="float">
            <text:p>3.50152</text:p>
          </table:table-cell>
          <table:table-cell office:value-type="float" office:value="-0.0409946" calcext:value-type="float">
            <text:p>-0.0409946</text:p>
          </table:table-cell>
          <table:table-cell office:value-type="float" office:value="0.0000328095" calcext:value-type="float">
            <text:p>3.28095E-05</text:p>
          </table:table-cell>
          <table:table-cell office:value-type="float" office:value="0.00046551" calcext:value-type="float">
            <text:p>0.00046551</text:p>
          </table:table-cell>
          <table:table-cell office:value-type="float" office:value="-0.0254134" calcext:value-type="float">
            <text:p>-0.0254134</text:p>
          </table:table-cell>
        </table:table-row>
        <table:table-row table:style-name="ro1">
          <table:table-cell office:value-type="float" office:value="3.53277" calcext:value-type="float">
            <text:p>3.53277</text:p>
          </table:table-cell>
          <table:table-cell office:value-type="float" office:value="-0.119463" calcext:value-type="float">
            <text:p>-0.119463</text:p>
          </table:table-cell>
          <table:table-cell office:value-type="float" office:value="0.0000473177" calcext:value-type="float">
            <text:p>4.73177E-05</text:p>
          </table:table-cell>
          <table:table-cell office:value-type="float" office:value="0.000431764" calcext:value-type="float">
            <text:p>0.000431764</text:p>
          </table:table-cell>
          <table:table-cell office:value-type="float" office:value="-0.0266707" calcext:value-type="float">
            <text:p>-0.0266707</text:p>
          </table:table-cell>
        </table:table-row>
        <table:table-row table:style-name="ro1">
          <table:table-cell office:value-type="float" office:value="3.56282" calcext:value-type="float">
            <text:p>3.56282</text:p>
          </table:table-cell>
          <table:table-cell office:value-type="float" office:value="-0.184447" calcext:value-type="float">
            <text:p>-0.184447</text:p>
          </table:table-cell>
          <table:table-cell office:value-type="float" office:value="0.0000613014" calcext:value-type="float">
            <text:p>6.13014E-05</text:p>
          </table:table-cell>
          <table:table-cell office:value-type="float" office:value="0.000506218" calcext:value-type="float">
            <text:p>0.000506218</text:p>
          </table:table-cell>
          <table:table-cell office:value-type="float" office:value="-0.0104884" calcext:value-type="float">
            <text:p>-0.0104884</text:p>
          </table:table-cell>
        </table:table-row>
        <table:table-row table:style-name="ro1">
          <table:table-cell office:value-type="float" office:value="3.5925" calcext:value-type="float">
            <text:p>3.5925</text:p>
          </table:table-cell>
          <table:table-cell office:value-type="float" office:value="-0.208931" calcext:value-type="float">
            <text:p>-0.208931</text:p>
          </table:table-cell>
          <table:table-cell office:value-type="float" office:value="0.000067752" calcext:value-type="float">
            <text:p>6.7752E-05</text:p>
          </table:table-cell>
          <table:table-cell office:value-type="float" office:value="0.00055772" calcext:value-type="float">
            <text:p>0.00055772</text:p>
          </table:table-cell>
          <table:table-cell office:value-type="float" office:value="0.00502627" calcext:value-type="float">
            <text:p>0.00502627</text:p>
          </table:table-cell>
        </table:table-row>
        <table:table-row table:style-name="ro1">
          <table:table-cell office:value-type="float" office:value="3.62249" calcext:value-type="float">
            <text:p>3.62249</text:p>
          </table:table-cell>
          <table:table-cell office:value-type="float" office:value="-0.155788" calcext:value-type="float">
            <text:p>-0.155788</text:p>
          </table:table-cell>
          <table:table-cell office:value-type="float" office:value="0.0000607373" calcext:value-type="float">
            <text:p>6.07373E-05</text:p>
          </table:table-cell>
          <table:table-cell office:value-type="float" office:value="0.000582852" calcext:value-type="float">
            <text:p>0.000582852</text:p>
          </table:table-cell>
          <table:table-cell office:value-type="float" office:value="0.00808611" calcext:value-type="float">
            <text:p>0.00808611</text:p>
          </table:table-cell>
        </table:table-row>
        <table:table-row table:style-name="ro1">
          <table:table-cell office:value-type="float" office:value="3.65361" calcext:value-type="float">
            <text:p>3.65361</text:p>
          </table:table-cell>
          <table:table-cell office:value-type="float" office:value="-0.0706393" calcext:value-type="float">
            <text:p>-0.0706393</text:p>
          </table:table-cell>
          <table:table-cell office:value-type="float" office:value="0.0000486184" calcext:value-type="float">
            <text:p>4.86184E-05</text:p>
          </table:table-cell>
          <table:table-cell office:value-type="float" office:value="0.000571042" calcext:value-type="float">
            <text:p>0.000571042</text:p>
          </table:table-cell>
          <table:table-cell office:value-type="float" office:value="-0.00374145" calcext:value-type="float">
            <text:p>-0.00374145</text:p>
          </table:table-cell>
        </table:table-row>
        <table:table-row table:style-name="ro1">
          <table:table-cell office:value-type="float" office:value="3.68359" calcext:value-type="float">
            <text:p>3.68359</text:p>
          </table:table-cell>
          <table:table-cell office:value-type="float" office:value="-0.0867494" calcext:value-type="float">
            <text:p>-0.0867494</text:p>
          </table:table-cell>
          <table:table-cell office:value-type="float" office:value="0.0000494554" calcext:value-type="float">
            <text:p>4.94554E-05</text:p>
          </table:table-cell>
          <table:table-cell office:value-type="float" office:value="0.000541552" calcext:value-type="float">
            <text:p>0.000541552</text:p>
          </table:table-cell>
          <table:table-cell office:value-type="float" office:value="-0.00694802" calcext:value-type="float">
            <text:p>-0.00694802</text:p>
          </table:table-cell>
        </table:table-row>
        <table:table-row table:style-name="ro1">
          <table:table-cell office:value-type="float" office:value="3.71424" calcext:value-type="float">
            <text:p>3.71424</text:p>
          </table:table-cell>
          <table:table-cell office:value-type="float" office:value="-0.119674" calcext:value-type="float">
            <text:p>-0.119674</text:p>
          </table:table-cell>
          <table:table-cell office:value-type="float" office:value="0.0000529417" calcext:value-type="float">
            <text:p>5.29417E-05</text:p>
          </table:table-cell>
          <table:table-cell office:value-type="float" office:value="0.000510318" calcext:value-type="float">
            <text:p>0.000510318</text:p>
          </table:table-cell>
          <table:table-cell office:value-type="float" office:value="-0.00902337" calcext:value-type="float">
            <text:p>-0.00902337</text:p>
          </table:table-cell>
        </table:table-row>
        <table:table-row table:style-name="ro1">
          <table:table-cell office:value-type="float" office:value="3.76941" calcext:value-type="float">
            <text:p>3.76941</text:p>
          </table:table-cell>
          <table:table-cell office:value-type="float" office:value="-0.121224" calcext:value-type="float">
            <text:p>-0.121224</text:p>
          </table:table-cell>
          <table:table-cell office:value-type="float" office:value="0.0000528637" calcext:value-type="float">
            <text:p>5.28637E-05</text:p>
          </table:table-cell>
          <table:table-cell office:value-type="float" office:value="0.000492217" calcext:value-type="float">
            <text:p>0.000492217</text:p>
          </table:table-cell>
          <table:table-cell office:value-type="float" office:value="-0.012958" calcext:value-type="float">
            <text:p>-0.012958</text:p>
          </table:table-cell>
        </table:table-row>
        <table:table-row table:style-name="ro1">
          <table:table-cell office:value-type="float" office:value="3.79871" calcext:value-type="float">
            <text:p>3.79871</text:p>
          </table:table-cell>
          <table:table-cell office:value-type="float" office:value="-0.110232" calcext:value-type="float">
            <text:p>-0.110232</text:p>
          </table:table-cell>
          <table:table-cell office:value-type="float" office:value="0.0000514681" calcext:value-type="float">
            <text:p>5.14681E-05</text:p>
          </table:table-cell>
          <table:table-cell office:value-type="float" office:value="0.000495911" calcext:value-type="float">
            <text:p>0.000495911</text:p>
          </table:table-cell>
          <table:table-cell office:value-type="float" office:value="-0.0136561" calcext:value-type="float">
            <text:p>-0.0136561</text:p>
          </table:table-cell>
        </table:table-row>
        <table:table-row table:style-name="ro1">
          <table:table-cell office:value-type="float" office:value="3.82849" calcext:value-type="float">
            <text:p>3.82849</text:p>
          </table:table-cell>
          <table:table-cell office:value-type="float" office:value="-0.146576" calcext:value-type="float">
            <text:p>-0.146576</text:p>
          </table:table-cell>
          <table:table-cell office:value-type="float" office:value="0.0000557167" calcext:value-type="float">
            <text:p>5.57167E-05</text:p>
          </table:table-cell>
          <table:table-cell office:value-type="float" office:value="0.000468229" calcext:value-type="float">
            <text:p>0.000468229</text:p>
          </table:table-cell>
          <table:table-cell office:value-type="float" office:value="-0.0150203" calcext:value-type="float">
            <text:p>-0.0150203</text:p>
          </table:table-cell>
        </table:table-row>
        <table:table-row table:style-name="ro1">
          <table:table-cell office:value-type="float" office:value="3.85741" calcext:value-type="float">
            <text:p>3.85741</text:p>
          </table:table-cell>
          <table:table-cell office:value-type="float" office:value="-0.149906" calcext:value-type="float">
            <text:p>-0.149906</text:p>
          </table:table-cell>
          <table:table-cell office:value-type="float" office:value="0.0000563174" calcext:value-type="float">
            <text:p>5.63174E-05</text:p>
          </table:table-cell>
          <table:table-cell office:value-type="float" office:value="0.000472226" calcext:value-type="float">
            <text:p>0.000472226</text:p>
          </table:table-cell>
          <table:table-cell office:value-type="float" office:value="-0.0135429" calcext:value-type="float">
            <text:p>-0.0135429</text:p>
          </table:table-cell>
        </table:table-row>
        <table:table-row table:style-name="ro1">
          <table:table-cell office:value-type="float" office:value="3.88643" calcext:value-type="float">
            <text:p>3.88643</text:p>
          </table:table-cell>
          <table:table-cell office:value-type="float" office:value="-0.109069" calcext:value-type="float">
            <text:p>-0.109069</text:p>
          </table:table-cell>
          <table:table-cell office:value-type="float" office:value="0.0000514029" calcext:value-type="float">
            <text:p>5.14029E-05</text:p>
          </table:table-cell>
          <table:table-cell office:value-type="float" office:value="0.000491303" calcext:value-type="float">
            <text:p>0.000491303</text:p>
          </table:table-cell>
          <table:table-cell office:value-type="float" office:value="-0.0149155" calcext:value-type="float">
            <text:p>-0.0149155</text:p>
          </table:table-cell>
        </table:table-row>
        <table:table-row table:style-name="ro1">
          <table:table-cell office:value-type="float" office:value="3.91554" calcext:value-type="float">
            <text:p>3.91554</text:p>
          </table:table-cell>
          <table:table-cell office:value-type="float" office:value="-0.131296" calcext:value-type="float">
            <text:p>-0.131296</text:p>
          </table:table-cell>
          <table:table-cell office:value-type="float" office:value="0.0000541393" calcext:value-type="float">
            <text:p>5.41393E-05</text:p>
          </table:table-cell>
          <table:table-cell office:value-type="float" office:value="0.000486771" calcext:value-type="float">
            <text:p>0.000486771</text:p>
          </table:table-cell>
          <table:table-cell office:value-type="float" office:value="-0.0126289" calcext:value-type="float">
            <text:p>-0.0126289</text:p>
          </table:table-cell>
        </table:table-row>
        <table:table-row table:style-name="ro1">
          <table:table-cell office:value-type="float" office:value="3.94437" calcext:value-type="float">
            <text:p>3.94437</text:p>
          </table:table-cell>
          <table:table-cell office:value-type="float" office:value="-0.131929" calcext:value-type="float">
            <text:p>-0.131929</text:p>
          </table:table-cell>
          <table:table-cell office:value-type="float" office:value="0.0000542332" calcext:value-type="float">
            <text:p>5.42332E-05</text:p>
          </table:table-cell>
          <table:table-cell office:value-type="float" office:value="0.000488513" calcext:value-type="float">
            <text:p>0.000488513</text:p>
          </table:table-cell>
          <table:table-cell office:value-type="float" office:value="-0.0120622" calcext:value-type="float">
            <text:p>-0.0120622</text:p>
          </table:table-cell>
        </table:table-row>
        <table:table-row table:style-name="ro1">
          <table:table-cell office:value-type="float" office:value="3.97341" calcext:value-type="float">
            <text:p>3.97341</text:p>
          </table:table-cell>
          <table:table-cell office:value-type="float" office:value="-0.173314" calcext:value-type="float">
            <text:p>-0.173314</text:p>
          </table:table-cell>
          <table:table-cell office:value-type="float" office:value="0.0000592844" calcext:value-type="float">
            <text:p>5.92844E-05</text:p>
          </table:table-cell>
          <table:table-cell office:value-type="float" office:value="0.000467009" calcext:value-type="float">
            <text:p>0.000467009</text:p>
          </table:table-cell>
          <table:table-cell office:value-type="float" office:value="-0.0112549" calcext:value-type="float">
            <text:p>-0.0112549</text:p>
          </table:table-cell>
        </table:table-row>
        <table:table-row table:style-name="ro1">
          <table:table-cell office:value-type="float" office:value="4.00253" calcext:value-type="float">
            <text:p>4.00253</text:p>
          </table:table-cell>
          <table:table-cell office:value-type="float" office:value="-0.160785" calcext:value-type="float">
            <text:p>-0.160785</text:p>
          </table:table-cell>
          <table:table-cell office:value-type="float" office:value="0.0000579091" calcext:value-type="float">
            <text:p>5.79091E-05</text:p>
          </table:table-cell>
          <table:table-cell office:value-type="float" office:value="0.000498549" calcext:value-type="float">
            <text:p>0.000498549</text:p>
          </table:table-cell>
          <table:table-cell office:value-type="float" office:value="-0.00556743" calcext:value-type="float">
            <text:p>-0.00556743</text:p>
          </table:table-cell>
        </table:table-row>
        <table:table-row table:style-name="ro1">
          <table:table-cell office:value-type="float" office:value="4.03444" calcext:value-type="float">
            <text:p>4.03444</text:p>
          </table:table-cell>
          <table:table-cell office:value-type="float" office:value="-0.0750359" calcext:value-type="float">
            <text:p>-0.0750359</text:p>
          </table:table-cell>
          <table:table-cell office:value-type="float" office:value="0.0000474653" calcext:value-type="float">
            <text:p>4.74653E-05</text:p>
          </table:table-cell>
          <table:table-cell office:value-type="float" office:value="0.000492352" calcext:value-type="float">
            <text:p>0.000492352</text:p>
          </table:table-cell>
          <table:table-cell office:value-type="float" office:value="-0.019823" calcext:value-type="float">
            <text:p>-0.019823</text:p>
          </table:table-cell>
        </table:table-row>
        <table:table-row table:style-name="ro1">
          <table:table-cell office:value-type="float" office:value="4.06365" calcext:value-type="float">
            <text:p>4.06365</text:p>
          </table:table-cell>
          <table:table-cell office:value-type="float" office:value="-0.110906" calcext:value-type="float">
            <text:p>-0.110906</text:p>
          </table:table-cell>
          <table:table-cell office:value-type="float" office:value="0.0000517927" calcext:value-type="float">
            <text:p>5.17927E-05</text:p>
          </table:table-cell>
          <table:table-cell office:value-type="float" office:value="0.000486647" calcext:value-type="float">
            <text:p>0.000486647</text:p>
          </table:table-cell>
          <table:table-cell office:value-type="float" office:value="-0.0158406" calcext:value-type="float">
            <text:p>-0.0158406</text:p>
          </table:table-cell>
        </table:table-row>
        <table:table-row table:style-name="ro1">
          <table:table-cell office:value-type="float" office:value="4.09352" calcext:value-type="float">
            <text:p>4.09352</text:p>
          </table:table-cell>
          <table:table-cell office:value-type="float" office:value="-0.172169" calcext:value-type="float">
            <text:p>-0.172169</text:p>
          </table:table-cell>
          <table:table-cell office:value-type="float" office:value="0.0000590212" calcext:value-type="float">
            <text:p>5.90212E-05</text:p>
          </table:table-cell>
          <table:table-cell office:value-type="float" office:value="0.000462637" calcext:value-type="float">
            <text:p>0.000462637</text:p>
          </table:table-cell>
          <table:table-cell office:value-type="float" office:value="-0.012539" calcext:value-type="float">
            <text:p>-0.012539</text:p>
          </table:table-cell>
        </table:table-row>
        <table:table-row table:style-name="ro1">
          <table:table-cell office:value-type="float" office:value="4.12724" calcext:value-type="float">
            <text:p>4.12724</text:p>
          </table:table-cell>
          <table:table-cell office:value-type="float" office:value="-0.114829" calcext:value-type="float">
            <text:p>-0.114829</text:p>
          </table:table-cell>
          <table:table-cell office:value-type="float" office:value="0.0000522607" calcext:value-type="float">
            <text:p>5.22607E-05</text:p>
          </table:table-cell>
          <table:table-cell office:value-type="float" office:value="0.000485304" calcext:value-type="float">
            <text:p>0.000485304</text:p>
          </table:table-cell>
          <table:table-cell office:value-type="float" office:value="-0.0155701" calcext:value-type="float">
            <text:p>-0.0155701</text:p>
          </table:table-cell>
        </table:table-row>
        <table:table-row table:style-name="ro1">
          <table:table-cell office:value-type="float" office:value="4.16195" calcext:value-type="float">
            <text:p>4.16195</text:p>
          </table:table-cell>
          <table:table-cell office:value-type="float" office:value="-0.117826" calcext:value-type="float">
            <text:p>-0.117826</text:p>
          </table:table-cell>
          <table:table-cell office:value-type="float" office:value="0.000052591" calcext:value-type="float">
            <text:p>5.2591E-05</text:p>
          </table:table-cell>
          <table:table-cell office:value-type="float" office:value="0.000486996" calcext:value-type="float">
            <text:p>0.000486996</text:p>
          </table:table-cell>
          <table:table-cell office:value-type="float" office:value="-0.0147222" calcext:value-type="float">
            <text:p>-0.0147222</text:p>
          </table:table-cell>
        </table:table-row>
        <table:table-row table:style-name="ro1">
          <table:table-cell office:value-type="float" office:value="4.19148" calcext:value-type="float">
            <text:p>4.19148</text:p>
          </table:table-cell>
          <table:table-cell office:value-type="float" office:value="-0.168858" calcext:value-type="float">
            <text:p>-0.168858</text:p>
          </table:table-cell>
          <table:table-cell office:value-type="float" office:value="0.0000585682" calcext:value-type="float">
            <text:p>5.85682E-05</text:p>
          </table:table-cell>
          <table:table-cell office:value-type="float" office:value="0.000461497" calcext:value-type="float">
            <text:p>0.000461497</text:p>
          </table:table-cell>
          <table:table-cell office:value-type="float" office:value="-0.0132558" calcext:value-type="float">
            <text:p>-0.0132558</text:p>
          </table:table-cell>
        </table:table-row>
        <table:table-row table:style-name="ro1">
          <table:table-cell office:value-type="float" office:value="4.2203" calcext:value-type="float">
            <text:p>4.2203</text:p>
          </table:table-cell>
          <table:table-cell office:value-type="float" office:value="-0.0910633" calcext:value-type="float">
            <text:p>-0.0910633</text:p>
          </table:table-cell>
          <table:table-cell office:value-type="float" office:value="0.0000494449" calcext:value-type="float">
            <text:p>4.94449E-05</text:p>
          </table:table-cell>
          <table:table-cell office:value-type="float" office:value="0.000499139" calcext:value-type="float">
            <text:p>0.000499139</text:p>
          </table:table-cell>
          <table:table-cell office:value-type="float" office:value="-0.0157799" calcext:value-type="float">
            <text:p>-0.0157799</text:p>
          </table:table-cell>
        </table:table-row>
        <table:table-row table:style-name="ro1">
          <table:table-cell office:value-type="float" office:value="4.24935" calcext:value-type="float">
            <text:p>4.24935</text:p>
          </table:table-cell>
          <table:table-cell office:value-type="float" office:value="-0.15319" calcext:value-type="float">
            <text:p>-0.15319</text:p>
          </table:table-cell>
          <table:table-cell office:value-type="float" office:value="0.0000567292" calcext:value-type="float">
            <text:p>5.67292E-05</text:p>
          </table:table-cell>
          <table:table-cell office:value-type="float" office:value="0.000472191" calcext:value-type="float">
            <text:p>0.000472191</text:p>
          </table:table-cell>
          <table:table-cell office:value-type="float" office:value="-0.0130214" calcext:value-type="float">
            <text:p>-0.0130214</text:p>
          </table:table-cell>
        </table:table-row>
        <table:table-row table:style-name="ro1">
          <table:table-cell office:value-type="float" office:value="4.29695" calcext:value-type="float">
            <text:p>4.29695</text:p>
          </table:table-cell>
          <table:table-cell office:value-type="float" office:value="-0.132381" calcext:value-type="float">
            <text:p>-0.132381</text:p>
          </table:table-cell>
          <table:table-cell office:value-type="float" office:value="0.0000542924" calcext:value-type="float">
            <text:p>5.42924E-05</text:p>
          </table:table-cell>
          <table:table-cell office:value-type="float" office:value="0.000481071" calcext:value-type="float">
            <text:p>0.000481071</text:p>
          </table:table-cell>
          <table:table-cell office:value-type="float" office:value="-0.0139789" calcext:value-type="float">
            <text:p>-0.0139789</text:p>
          </table:table-cell>
        </table:table-row>
        <table:table-row table:style-name="ro1">
          <table:table-cell office:value-type="float" office:value="4.32631" calcext:value-type="float">
            <text:p>4.32631</text:p>
          </table:table-cell>
          <table:table-cell office:value-type="float" office:value="-0.133088" calcext:value-type="float">
            <text:p>-0.133088</text:p>
          </table:table-cell>
          <table:table-cell office:value-type="float" office:value="0.0000544041" calcext:value-type="float">
            <text:p>5.44041E-05</text:p>
          </table:table-cell>
          <table:table-cell office:value-type="float" office:value="0.000483006" calcext:value-type="float">
            <text:p>0.000483006</text:p>
          </table:table-cell>
          <table:table-cell office:value-type="float" office:value="-0.0134159" calcext:value-type="float">
            <text:p>-0.0134159</text:p>
          </table:table-cell>
        </table:table-row>
        <table:table-row table:style-name="ro1">
          <table:table-cell office:value-type="float" office:value="4.35536" calcext:value-type="float">
            <text:p>4.35536</text:p>
          </table:table-cell>
          <table:table-cell office:value-type="float" office:value="-0.131917" calcext:value-type="float">
            <text:p>-0.131917</text:p>
          </table:table-cell>
          <table:table-cell office:value-type="float" office:value="0.0000542228" calcext:value-type="float">
            <text:p>5.42228E-05</text:p>
          </table:table-cell>
          <table:table-cell office:value-type="float" office:value="0.000479784" calcext:value-type="float">
            <text:p>0.000479784</text:p>
          </table:table-cell>
          <table:table-cell office:value-type="float" office:value="-0.0143528" calcext:value-type="float">
            <text:p>-0.0143528</text:p>
          </table:table-cell>
        </table:table-row>
        <table:table-row table:style-name="ro1">
          <table:table-cell office:value-type="float" office:value="4.38454" calcext:value-type="float">
            <text:p>4.38454</text:p>
          </table:table-cell>
          <table:table-cell office:value-type="float" office:value="-0.132711" calcext:value-type="float">
            <text:p>-0.132711</text:p>
          </table:table-cell>
          <table:table-cell office:value-type="float" office:value="0.0000543517" calcext:value-type="float">
            <text:p>5.43517E-05</text:p>
          </table:table-cell>
          <table:table-cell office:value-type="float" office:value="0.000481948" calcext:value-type="float">
            <text:p>0.000481948</text:p>
          </table:table-cell>
          <table:table-cell office:value-type="float" office:value="-0.0137206" calcext:value-type="float">
            <text:p>-0.0137206</text:p>
          </table:table-cell>
        </table:table-row>
        <table:table-row table:style-name="ro1">
          <table:table-cell office:value-type="float" office:value="4.41473" calcext:value-type="float">
            <text:p>4.41473</text:p>
          </table:table-cell>
          <table:table-cell office:value-type="float" office:value="-0.095578" calcext:value-type="float">
            <text:p>-0.095578</text:p>
          </table:table-cell>
          <table:table-cell office:value-type="float" office:value="0.0000498716" calcext:value-type="float">
            <text:p>4.98716E-05</text:p>
          </table:table-cell>
          <table:table-cell office:value-type="float" office:value="0.00049902" calcext:value-type="float">
            <text:p>0.00049902</text:p>
          </table:table-cell>
          <table:table-cell office:value-type="float" office:value="-0.0151283" calcext:value-type="float">
            <text:p>-0.0151283</text:p>
          </table:table-cell>
        </table:table-row>
        <table:table-row table:style-name="ro1">
          <table:table-cell office:value-type="float" office:value="4.44564" calcext:value-type="float">
            <text:p>4.44564</text:p>
          </table:table-cell>
          <table:table-cell office:value-type="float" office:value="-0.129234" calcext:value-type="float">
            <text:p>-0.129234</text:p>
          </table:table-cell>
          <table:table-cell office:value-type="float" office:value="0.0000537281" calcext:value-type="float">
            <text:p>5.37281E-05</text:p>
          </table:table-cell>
          <table:table-cell office:value-type="float" office:value="0.00048553" calcext:value-type="float">
            <text:p>0.00048553</text:p>
          </table:table-cell>
          <table:table-cell office:value-type="float" office:value="-0.0133697" calcext:value-type="float">
            <text:p>-0.0133697</text:p>
          </table:table-cell>
        </table:table-row>
        <table:table-row table:style-name="ro1">
          <table:table-cell office:value-type="float" office:value="4.47666" calcext:value-type="float">
            <text:p>4.47666</text:p>
          </table:table-cell>
          <table:table-cell office:value-type="float" office:value="-0.147027" calcext:value-type="float">
            <text:p>-0.147027</text:p>
          </table:table-cell>
          <table:table-cell office:value-type="float" office:value="0.0000557299" calcext:value-type="float">
            <text:p>5.57299E-05</text:p>
          </table:table-cell>
          <table:table-cell office:value-type="float" office:value="0.000475094" calcext:value-type="float">
            <text:p>0.000475094</text:p>
          </table:table-cell>
          <table:table-cell office:value-type="float" office:value="-0.0132214" calcext:value-type="float">
            <text:p>-0.0132214</text:p>
          </table:table-cell>
        </table:table-row>
        <table:table-row table:style-name="ro1">
          <table:table-cell office:value-type="float" office:value="4.50647" calcext:value-type="float">
            <text:p>4.50647</text:p>
          </table:table-cell>
          <table:table-cell office:value-type="float" office:value="-0.147619" calcext:value-type="float">
            <text:p>-0.147619</text:p>
          </table:table-cell>
          <table:table-cell office:value-type="float" office:value="0.0000558014" calcext:value-type="float">
            <text:p>5.58014E-05</text:p>
          </table:table-cell>
          <table:table-cell office:value-type="float" office:value="0.000474812" calcext:value-type="float">
            <text:p>0.000474812</text:p>
          </table:table-cell>
          <table:table-cell office:value-type="float" office:value="-0.0131994" calcext:value-type="float">
            <text:p>-0.0131994</text:p>
          </table:table-cell>
        </table:table-row>
        <table:table-row table:style-name="ro1">
          <table:table-cell office:value-type="float" office:value="4.53655" calcext:value-type="float">
            <text:p>4.53655</text:p>
          </table:table-cell>
          <table:table-cell office:value-type="float" office:value="-0.129041" calcext:value-type="float">
            <text:p>-0.129041</text:p>
          </table:table-cell>
          <table:table-cell office:value-type="float" office:value="0.0000536271" calcext:value-type="float">
            <text:p>5.36271E-05</text:p>
          </table:table-cell>
          <table:table-cell office:value-type="float" office:value="0.000483554" calcext:value-type="float">
            <text:p>0.000483554</text:p>
          </table:table-cell>
          <table:table-cell office:value-type="float" office:value="-0.0138569" calcext:value-type="float">
            <text:p>-0.0138569</text:p>
          </table:table-cell>
        </table:table-row>
        <table:table-row table:style-name="ro1">
          <table:table-cell office:value-type="float" office:value="4.56747" calcext:value-type="float">
            <text:p>4.56747</text:p>
          </table:table-cell>
          <table:table-cell office:value-type="float" office:value="-0.151657" calcext:value-type="float">
            <text:p>-0.151657</text:p>
          </table:table-cell>
          <table:table-cell office:value-type="float" office:value="0.0000564368" calcext:value-type="float">
            <text:p>5.64368E-05</text:p>
          </table:table-cell>
          <table:table-cell office:value-type="float" office:value="0.000485412" calcext:value-type="float">
            <text:p>0.000485412</text:p>
          </table:table-cell>
          <table:table-cell office:value-type="float" office:value="-0.0101356" calcext:value-type="float">
            <text:p>-0.0101356</text:p>
          </table:table-cell>
        </table:table-row>
        <table:table-row table:style-name="ro1">
          <table:table-cell office:value-type="float" office:value="4.59971" calcext:value-type="float">
            <text:p>4.59971</text:p>
          </table:table-cell>
          <table:table-cell office:value-type="float" office:value="-0.121241" calcext:value-type="float">
            <text:p>-0.121241</text:p>
          </table:table-cell>
          <table:table-cell office:value-type="float" office:value="0.0000531294" calcext:value-type="float">
            <text:p>5.31294E-05</text:p>
          </table:table-cell>
          <table:table-cell office:value-type="float" office:value="0.000515527" calcext:value-type="float">
            <text:p>0.000515527</text:p>
          </table:table-cell>
          <table:table-cell office:value-type="float" office:value="-0.00794169" calcext:value-type="float">
            <text:p>-0.00794169</text:p>
          </table:table-cell>
        </table:table-row>
        <table:table-row table:style-name="ro1">
          <table:table-cell office:value-type="float" office:value="4.63045" calcext:value-type="float">
            <text:p>4.63045</text:p>
          </table:table-cell>
          <table:table-cell office:value-type="float" office:value="-0.119792" calcext:value-type="float">
            <text:p>-0.119792</text:p>
          </table:table-cell>
          <table:table-cell office:value-type="float" office:value="0.0000530334" calcext:value-type="float">
            <text:p>5.30334E-05</text:p>
          </table:table-cell>
          <table:table-cell office:value-type="float" office:value="0.000517716" calcext:value-type="float">
            <text:p>0.000517716</text:p>
          </table:table-cell>
          <table:table-cell office:value-type="float" office:value="-0.00830251" calcext:value-type="float">
            <text:p>-0.00830251</text:p>
          </table:table-cell>
        </table:table-row>
        <table:table-row table:style-name="ro1">
          <table:table-cell office:value-type="float" office:value="4.66139" calcext:value-type="float">
            <text:p>4.66139</text:p>
          </table:table-cell>
          <table:table-cell office:value-type="float" office:value="-0.151376" calcext:value-type="float">
            <text:p>-0.151376</text:p>
          </table:table-cell>
          <table:table-cell office:value-type="float" office:value="0.0000560278" calcext:value-type="float">
            <text:p>5.60278E-05</text:p>
          </table:table-cell>
          <table:table-cell office:value-type="float" office:value="0.000487151" calcext:value-type="float">
            <text:p>0.000487151</text:p>
          </table:table-cell>
          <table:table-cell office:value-type="float" office:value="-0.0106125" calcext:value-type="float">
            <text:p>-0.0106125</text:p>
          </table:table-cell>
        </table:table-row>
        <table:table-row table:style-name="ro1">
          <table:table-cell office:value-type="float" office:value="4.69049" calcext:value-type="float">
            <text:p>4.69049</text:p>
          </table:table-cell>
          <table:table-cell office:value-type="float" office:value="-0.142818" calcext:value-type="float">
            <text:p>-0.142818</text:p>
          </table:table-cell>
          <table:table-cell office:value-type="float" office:value="0.0000554643" calcext:value-type="float">
            <text:p>5.54643E-05</text:p>
          </table:table-cell>
          <table:table-cell office:value-type="float" office:value="0.000522532" calcext:value-type="float">
            <text:p>0.000522532</text:p>
          </table:table-cell>
          <table:table-cell office:value-type="float" office:value="-0.0053322" calcext:value-type="float">
            <text:p>-0.0053322</text:p>
          </table:table-cell>
        </table:table-row>
        <table:table-row table:style-name="ro1">
          <table:table-cell office:value-type="float" office:value="4.72356" calcext:value-type="float">
            <text:p>4.72356</text:p>
          </table:table-cell>
          <table:table-cell office:value-type="float" office:value="-0.0819249" calcext:value-type="float">
            <text:p>-0.0819249</text:p>
          </table:table-cell>
          <table:table-cell office:value-type="float" office:value="0.0000478059" calcext:value-type="float">
            <text:p>4.78059E-05</text:p>
          </table:table-cell>
          <table:table-cell office:value-type="float" office:value="0.000514073" calcext:value-type="float">
            <text:p>0.000514073</text:p>
          </table:table-cell>
          <table:table-cell office:value-type="float" office:value="-0.0150857" calcext:value-type="float">
            <text:p>-0.0150857</text:p>
          </table:table-cell>
        </table:table-row>
        <table:table-row table:style-name="ro1">
          <table:table-cell office:value-type="float" office:value="4.75353" calcext:value-type="float">
            <text:p>4.75353</text:p>
          </table:table-cell>
          <table:table-cell office:value-type="float" office:value="-0.0881665" calcext:value-type="float">
            <text:p>-0.0881665</text:p>
          </table:table-cell>
          <table:table-cell office:value-type="float" office:value="0.0000487021" calcext:value-type="float">
            <text:p>4.87021E-05</text:p>
          </table:table-cell>
          <table:table-cell office:value-type="float" office:value="0.000538803" calcext:value-type="float">
            <text:p>0.000538803</text:p>
          </table:table-cell>
          <table:table-cell office:value-type="float" office:value="-0.0100261" calcext:value-type="float">
            <text:p>-0.0100261</text:p>
          </table:table-cell>
        </table:table-row>
        <table:table-row table:style-name="ro1">
          <table:table-cell office:value-type="float" office:value="4.7834" calcext:value-type="float">
            <text:p>4.7834</text:p>
          </table:table-cell>
          <table:table-cell office:value-type="float" office:value="-0.107564" calcext:value-type="float">
            <text:p>-0.107564</text:p>
          </table:table-cell>
          <table:table-cell office:value-type="float" office:value="0.0000500657" calcext:value-type="float">
            <text:p>5.00657E-05</text:p>
          </table:table-cell>
          <table:table-cell office:value-type="float" office:value="0.000529321" calcext:value-type="float">
            <text:p>0.000529321</text:p>
          </table:table-cell>
          <table:table-cell office:value-type="float" office:value="-0.00916458" calcext:value-type="float">
            <text:p>-0.00916458</text:p>
          </table:table-cell>
        </table:table-row>
        <table:table-row table:style-name="ro1">
          <table:table-cell office:value-type="float" office:value="4.84595" calcext:value-type="float">
            <text:p>4.84595</text:p>
          </table:table-cell>
          <table:table-cell office:value-type="float" office:value="-0.136669" calcext:value-type="float">
            <text:p>-0.136669</text:p>
          </table:table-cell>
          <table:table-cell office:value-type="float" office:value="0.0000511786" calcext:value-type="float">
            <text:p>5.11786E-05</text:p>
          </table:table-cell>
          <table:table-cell office:value-type="float" office:value="0.000514137" calcext:value-type="float">
            <text:p>0.000514137</text:p>
          </table:table-cell>
          <table:table-cell office:value-type="float" office:value="-0.00701949" calcext:value-type="float">
            <text:p>-0.00701949</text:p>
          </table:table-cell>
        </table:table-row>
        <table:table-row table:style-name="ro1">
          <table:table-cell office:value-type="float" office:value="4.87546" calcext:value-type="float">
            <text:p>4.87546</text:p>
          </table:table-cell>
          <table:table-cell office:value-type="float" office:value="-0.100826" calcext:value-type="float">
            <text:p>-0.100826</text:p>
          </table:table-cell>
          <table:table-cell office:value-type="float" office:value="0.0000453878" calcext:value-type="float">
            <text:p>4.53878E-05</text:p>
          </table:table-cell>
          <table:table-cell office:value-type="float" office:value="0.000531817" calcext:value-type="float">
            <text:p>0.000531817</text:p>
          </table:table-cell>
          <table:table-cell office:value-type="float" office:value="-0.0084967" calcext:value-type="float">
            <text:p>-0.0084967</text:p>
          </table:table-cell>
        </table:table-row>
        <table:table-row table:style-name="ro1">
          <table:table-cell office:value-type="float" office:value="4.90431" calcext:value-type="float">
            <text:p>4.90431</text:p>
          </table:table-cell>
          <table:table-cell office:value-type="float" office:value="-0.118594" calcext:value-type="float">
            <text:p>-0.118594</text:p>
          </table:table-cell>
          <table:table-cell office:value-type="float" office:value="0.000046967" calcext:value-type="float">
            <text:p>4.6967E-05</text:p>
          </table:table-cell>
          <table:table-cell office:value-type="float" office:value="0.0005509" calcext:value-type="float">
            <text:p>0.0005509</text:p>
          </table:table-cell>
          <table:table-cell office:value-type="float" office:value="-0.00325148" calcext:value-type="float">
            <text:p>-0.00325148</text:p>
          </table:table-cell>
        </table:table-row>
        <table:table-row table:style-name="ro1">
          <table:table-cell office:value-type="float" office:value="4.93458" calcext:value-type="float">
            <text:p>4.93458</text:p>
          </table:table-cell>
          <table:table-cell office:value-type="float" office:value="-0.134431" calcext:value-type="float">
            <text:p>-0.134431</text:p>
          </table:table-cell>
          <table:table-cell office:value-type="float" office:value="0.0000478066" calcext:value-type="float">
            <text:p>4.78066E-05</text:p>
          </table:table-cell>
          <table:table-cell office:value-type="float" office:value="0.000517527" calcext:value-type="float">
            <text:p>0.000517527</text:p>
          </table:table-cell>
          <table:table-cell office:value-type="float" office:value="-0.00498587" calcext:value-type="float">
            <text:p>-0.00498587</text:p>
          </table:table-cell>
        </table:table-row>
        <table:table-row table:style-name="ro1">
          <table:table-cell office:value-type="float" office:value="4.9635" calcext:value-type="float">
            <text:p>4.9635</text:p>
          </table:table-cell>
          <table:table-cell office:value-type="float" office:value="-0.131326" calcext:value-type="float">
            <text:p>-0.131326</text:p>
          </table:table-cell>
          <table:table-cell office:value-type="float" office:value="0.0000463933" calcext:value-type="float">
            <text:p>4.63933E-05</text:p>
          </table:table-cell>
          <table:table-cell office:value-type="float" office:value="0.000537811" calcext:value-type="float">
            <text:p>0.000537811</text:p>
          </table:table-cell>
          <table:table-cell office:value-type="float" office:value="-0.00209521" calcext:value-type="float">
            <text:p>-0.00209521</text:p>
          </table:table-cell>
        </table:table-row>
        <table:table-row table:style-name="ro1">
          <table:table-cell office:value-type="float" office:value="4.99232" calcext:value-type="float">
            <text:p>4.99232</text:p>
          </table:table-cell>
          <table:table-cell office:value-type="float" office:value="-0.154771" calcext:value-type="float">
            <text:p>-0.154771</text:p>
          </table:table-cell>
          <table:table-cell office:value-type="float" office:value="0.0000496395" calcext:value-type="float">
            <text:p>4.96395E-05</text:p>
          </table:table-cell>
          <table:table-cell office:value-type="float" office:value="0.000529226" calcext:value-type="float">
            <text:p>0.000529226</text:p>
          </table:table-cell>
          <table:table-cell office:value-type="float" office:value="0.000445621" calcext:value-type="float">
            <text:p>0.000445621</text:p>
          </table:table-cell>
        </table:table-row>
        <table:table-row table:style-name="ro1">
          <table:table-cell office:value-type="float" office:value="5.02128" calcext:value-type="float">
            <text:p>5.02128</text:p>
          </table:table-cell>
          <table:table-cell office:value-type="float" office:value="-0.158754" calcext:value-type="float">
            <text:p>-0.158754</text:p>
          </table:table-cell>
          <table:table-cell office:value-type="float" office:value="0.0000489963" calcext:value-type="float">
            <text:p>4.89963E-05</text:p>
          </table:table-cell>
          <table:table-cell office:value-type="float" office:value="0.000603736" calcext:value-type="float">
            <text:p>0.000603736</text:p>
          </table:table-cell>
          <table:table-cell office:value-type="float" office:value="0.0104333" calcext:value-type="float">
            <text:p>0.0104333</text:p>
          </table:table-cell>
        </table:table-row>
        <table:table-row table:style-name="ro1">
          <table:table-cell office:value-type="float" office:value="5.0503" calcext:value-type="float">
            <text:p>5.0503</text:p>
          </table:table-cell>
          <table:table-cell office:value-type="float" office:value="-0.0520908" calcext:value-type="float">
            <text:p>-0.0520908</text:p>
          </table:table-cell>
          <table:table-cell office:value-type="float" office:value="0.0000268475" calcext:value-type="float">
            <text:p>2.68475E-05</text:p>
          </table:table-cell>
          <table:table-cell office:value-type="float" office:value="0.000531613" calcext:value-type="float">
            <text:p>0.000531613</text:p>
          </table:table-cell>
          <table:table-cell office:value-type="float" office:value="-0.0103116" calcext:value-type="float">
            <text:p>-0.0103116</text:p>
          </table:table-cell>
        </table:table-row>
        <table:table-row table:style-name="ro1">
          <table:table-cell office:value-type="float" office:value="5.07929" calcext:value-type="float">
            <text:p>5.07929</text:p>
          </table:table-cell>
          <table:table-cell office:value-type="float" office:value="-0.0706638" calcext:value-type="float">
            <text:p>-0.0706638</text:p>
          </table:table-cell>
          <table:table-cell office:value-type="float" office:value="0.0000300483" calcext:value-type="float">
            <text:p>3.00483E-05</text:p>
          </table:table-cell>
          <table:table-cell office:value-type="float" office:value="0.000511434" calcext:value-type="float">
            <text:p>0.000511434</text:p>
          </table:table-cell>
          <table:table-cell office:value-type="float" office:value="-0.00951479" calcext:value-type="float">
            <text:p>-0.00951479</text:p>
          </table:table-cell>
        </table:table-row>
        <table:table-row table:style-name="ro1">
          <table:table-cell office:value-type="float" office:value="5.10826" calcext:value-type="float">
            <text:p>5.10826</text:p>
          </table:table-cell>
          <table:table-cell office:value-type="float" office:value="-0.0930399" calcext:value-type="float">
            <text:p>-0.0930399</text:p>
          </table:table-cell>
          <table:table-cell office:value-type="float" office:value="0.000034271" calcext:value-type="float">
            <text:p>3.4271E-05</text:p>
          </table:table-cell>
          <table:table-cell office:value-type="float" office:value="0.000516477" calcext:value-type="float">
            <text:p>0.000516477</text:p>
          </table:table-cell>
          <table:table-cell office:value-type="float" office:value="-0.0056382" calcext:value-type="float">
            <text:p>-0.0056382</text:p>
          </table:table-cell>
        </table:table-row>
        <table:table-row table:style-name="ro1">
          <table:table-cell office:value-type="float" office:value="5.13744" calcext:value-type="float">
            <text:p>5.13744</text:p>
          </table:table-cell>
          <table:table-cell office:value-type="float" office:value="-0.115335" calcext:value-type="float">
            <text:p>-0.115335</text:p>
          </table:table-cell>
          <table:table-cell office:value-type="float" office:value="0.0000389808" calcext:value-type="float">
            <text:p>3.89808E-05</text:p>
          </table:table-cell>
          <table:table-cell office:value-type="float" office:value="0.000518469" calcext:value-type="float">
            <text:p>0.000518469</text:p>
          </table:table-cell>
          <table:table-cell office:value-type="float" office:value="-0.00234281" calcext:value-type="float">
            <text:p>-0.00234281</text:p>
          </table:table-cell>
        </table:table-row>
        <table:table-row table:style-name="ro1">
          <table:table-cell office:value-type="float" office:value="5.16741" calcext:value-type="float">
            <text:p>5.16741</text:p>
          </table:table-cell>
          <table:table-cell office:value-type="float" office:value="-0.117968" calcext:value-type="float">
            <text:p>-0.117968</text:p>
          </table:table-cell>
          <table:table-cell office:value-type="float" office:value="0.0000393624" calcext:value-type="float">
            <text:p>3.93624E-05</text:p>
          </table:table-cell>
          <table:table-cell office:value-type="float" office:value="0.00052183" calcext:value-type="float">
            <text:p>0.00052183</text:p>
          </table:table-cell>
          <table:table-cell office:value-type="float" office:value="-0.00149975" calcext:value-type="float">
            <text:p>-0.00149975</text:p>
          </table:table-cell>
        </table:table-row>
        <table:table-row table:style-name="ro1">
          <table:table-cell office:value-type="float" office:value="5.19767" calcext:value-type="float">
            <text:p>5.19767</text:p>
          </table:table-cell>
          <table:table-cell office:value-type="float" office:value="-0.123608" calcext:value-type="float">
            <text:p>-0.123608</text:p>
          </table:table-cell>
          <table:table-cell office:value-type="float" office:value="0.0000401384" calcext:value-type="float">
            <text:p>4.01384E-05</text:p>
          </table:table-cell>
          <table:table-cell office:value-type="float" office:value="0.000541519" calcext:value-type="float">
            <text:p>0.000541519</text:p>
          </table:table-cell>
          <table:table-cell office:value-type="float" office:value="0.00149849" calcext:value-type="float">
            <text:p>0.00149849</text:p>
          </table:table-cell>
        </table:table-row>
        <table:table-row table:style-name="ro1">
          <table:table-cell office:value-type="float" office:value="5.22866" calcext:value-type="float">
            <text:p>5.22866</text:p>
          </table:table-cell>
          <table:table-cell office:value-type="float" office:value="-0.104665" calcext:value-type="float">
            <text:p>-0.104665</text:p>
          </table:table-cell>
          <table:table-cell office:value-type="float" office:value="0.0000353315" calcext:value-type="float">
            <text:p>3.53315E-05</text:p>
          </table:table-cell>
          <table:table-cell office:value-type="float" office:value="0.000555554" calcext:value-type="float">
            <text:p>0.000555554</text:p>
          </table:table-cell>
          <table:table-cell office:value-type="float" office:value="0.000757105" calcext:value-type="float">
            <text:p>0.000757105</text:p>
          </table:table-cell>
        </table:table-row>
        <table:table-row table:style-name="ro1">
          <table:table-cell office:value-type="float" office:value="5.25852" calcext:value-type="float">
            <text:p>5.25852</text:p>
          </table:table-cell>
          <table:table-cell office:value-type="float" office:value="-0.089411" calcext:value-type="float">
            <text:p>-0.089411</text:p>
          </table:table-cell>
          <table:table-cell office:value-type="float" office:value="0.0000311938" calcext:value-type="float">
            <text:p>3.11938E-05</text:p>
          </table:table-cell>
          <table:table-cell office:value-type="float" office:value="0.000575614" calcext:value-type="float">
            <text:p>0.000575614</text:p>
          </table:table-cell>
          <table:table-cell office:value-type="float" office:value="0.00118272" calcext:value-type="float">
            <text:p>0.00118272</text:p>
          </table:table-cell>
        </table:table-row>
        <table:table-row table:style-name="ro1">
          <table:table-cell office:value-type="float" office:value="5.2876" calcext:value-type="float">
            <text:p>5.2876</text:p>
          </table:table-cell>
          <table:table-cell office:value-type="float" office:value="-0.103905" calcext:value-type="float">
            <text:p>-0.103905</text:p>
          </table:table-cell>
          <table:table-cell office:value-type="float" office:value="0.0000347538" calcext:value-type="float">
            <text:p>3.47538E-05</text:p>
          </table:table-cell>
          <table:table-cell office:value-type="float" office:value="0.000567653" calcext:value-type="float">
            <text:p>0.000567653</text:p>
          </table:table-cell>
          <table:table-cell office:value-type="float" office:value="0.00209124" calcext:value-type="float">
            <text:p>0.00209124</text:p>
          </table:table-cell>
        </table:table-row>
        <table:table-row table:style-name="ro1">
          <table:table-cell office:value-type="float" office:value="5.3183" calcext:value-type="float">
            <text:p>5.3183</text:p>
          </table:table-cell>
          <table:table-cell office:value-type="float" office:value="-0.124752" calcext:value-type="float">
            <text:p>-0.124752</text:p>
          </table:table-cell>
          <table:table-cell office:value-type="float" office:value="0.0000401744" calcext:value-type="float">
            <text:p>4.01744E-05</text:p>
          </table:table-cell>
          <table:table-cell office:value-type="float" office:value="0.000548264" calcext:value-type="float">
            <text:p>0.000548264</text:p>
          </table:table-cell>
          <table:table-cell office:value-type="float" office:value="0.0024315" calcext:value-type="float">
            <text:p>0.0024315</text:p>
          </table:table-cell>
        </table:table-row>
        <table:table-row table:style-name="ro1">
          <table:table-cell office:value-type="float" office:value="5.36828" calcext:value-type="float">
            <text:p>5.36828</text:p>
          </table:table-cell>
          <table:table-cell office:value-type="float" office:value="-0.0992598" calcext:value-type="float">
            <text:p>-0.0992598</text:p>
          </table:table-cell>
          <table:table-cell office:value-type="float" office:value="0.0000336022" calcext:value-type="float">
            <text:p>3.36022E-05</text:p>
          </table:table-cell>
          <table:table-cell office:value-type="float" office:value="0.000571828" calcext:value-type="float">
            <text:p>0.000571828</text:p>
          </table:table-cell>
          <table:table-cell office:value-type="float" office:value="0.00196903" calcext:value-type="float">
            <text:p>0.00196903</text:p>
          </table:table-cell>
        </table:table-row>
        <table:table-row table:style-name="ro1">
          <table:table-cell office:value-type="float" office:value="5.39743" calcext:value-type="float">
            <text:p>5.39743</text:p>
          </table:table-cell>
          <table:table-cell office:value-type="float" office:value="-0.0950223" calcext:value-type="float">
            <text:p>-0.0950223</text:p>
          </table:table-cell>
          <table:table-cell office:value-type="float" office:value="0.0000327054" calcext:value-type="float">
            <text:p>3.27054E-05</text:p>
          </table:table-cell>
          <table:table-cell office:value-type="float" office:value="0.000568106" calcext:value-type="float">
            <text:p>0.000568106</text:p>
          </table:table-cell>
          <table:table-cell office:value-type="float" office:value="0.00101389" calcext:value-type="float">
            <text:p>0.00101389</text:p>
          </table:table-cell>
        </table:table-row>
        <table:table-row table:style-name="ro1">
          <table:table-cell office:value-type="float" office:value="5.42671" calcext:value-type="float">
            <text:p>5.42671</text:p>
          </table:table-cell>
          <table:table-cell office:value-type="float" office:value="-0.129039" calcext:value-type="float">
            <text:p>-0.129039</text:p>
          </table:table-cell>
          <table:table-cell office:value-type="float" office:value="0.0000407977" calcext:value-type="float">
            <text:p>4.07977E-05</text:p>
          </table:table-cell>
          <table:table-cell office:value-type="float" office:value="0.000561839" calcext:value-type="float">
            <text:p>0.000561839</text:p>
          </table:table-cell>
          <table:table-cell office:value-type="float" office:value="0.00451759" calcext:value-type="float">
            <text:p>0.00451759</text:p>
          </table:table-cell>
        </table:table-row>
        <table:table-row table:style-name="ro1">
          <table:table-cell office:value-type="float" office:value="5.45643" calcext:value-type="float">
            <text:p>5.45643</text:p>
          </table:table-cell>
          <table:table-cell office:value-type="float" office:value="-0.105121" calcext:value-type="float">
            <text:p>-0.105121</text:p>
          </table:table-cell>
          <table:table-cell office:value-type="float" office:value="0.0000351054" calcext:value-type="float">
            <text:p>3.51054E-05</text:p>
          </table:table-cell>
          <table:table-cell office:value-type="float" office:value="0.000566412" calcext:value-type="float">
            <text:p>0.000566412</text:p>
          </table:table-cell>
          <table:table-cell office:value-type="float" office:value="0.00207417" calcext:value-type="float">
            <text:p>0.00207417</text:p>
          </table:table-cell>
        </table:table-row>
        <table:table-row table:style-name="ro1">
          <table:table-cell office:value-type="float" office:value="5.48739" calcext:value-type="float">
            <text:p>5.48739</text:p>
          </table:table-cell>
          <table:table-cell office:value-type="float" office:value="-0.105121" calcext:value-type="float">
            <text:p>-0.105121</text:p>
          </table:table-cell>
          <table:table-cell office:value-type="float" office:value="0.0000351054" calcext:value-type="float">
            <text:p>3.51054E-05</text:p>
          </table:table-cell>
          <table:table-cell office:value-type="float" office:value="0.000566412" calcext:value-type="float">
            <text:p>0.000566412</text:p>
          </table:table-cell>
          <table:table-cell office:value-type="float" office:value="0.00207417" calcext:value-type="float">
            <text:p>0.00207417</text:p>
          </table:table-cell>
        </table:table-row>
        <table:table-row table:style-name="ro1">
          <table:table-cell office:value-type="float" office:value="5.51774" calcext:value-type="float">
            <text:p>5.51774</text:p>
          </table:table-cell>
          <table:table-cell office:value-type="float" office:value="-0.0833768" calcext:value-type="float">
            <text:p>-0.0833768</text:p>
          </table:table-cell>
          <table:table-cell office:value-type="float" office:value="0.0000298174" calcext:value-type="float">
            <text:p>2.98174E-05</text:p>
          </table:table-cell>
          <table:table-cell office:value-type="float" office:value="0.000574289" calcext:value-type="float">
            <text:p>0.000574289</text:p>
          </table:table-cell>
          <table:table-cell office:value-type="float" office:value="0.000289037" calcext:value-type="float">
            <text:p>0.000289037</text:p>
          </table:table-cell>
        </table:table-row>
        <table:table-row table:style-name="ro1">
          <table:table-cell office:value-type="float" office:value="5.54739" calcext:value-type="float">
            <text:p>5.54739</text:p>
          </table:table-cell>
          <table:table-cell office:value-type="float" office:value="-0.102995" calcext:value-type="float">
            <text:p>-0.102995</text:p>
          </table:table-cell>
          <table:table-cell office:value-type="float" office:value="0.0000347765" calcext:value-type="float">
            <text:p>3.47765E-05</text:p>
          </table:table-cell>
          <table:table-cell office:value-type="float" office:value="0.000559277" calcext:value-type="float">
            <text:p>0.000559277</text:p>
          </table:table-cell>
          <table:table-cell office:value-type="float" office:value="0.000985611" calcext:value-type="float">
            <text:p>0.000985611</text:p>
          </table:table-cell>
        </table:table-row>
        <table:table-row table:style-name="ro1">
          <table:table-cell office:value-type="float" office:value="5.57624" calcext:value-type="float">
            <text:p>5.57624</text:p>
          </table:table-cell>
          <table:table-cell office:value-type="float" office:value="-0.0770855" calcext:value-type="float">
            <text:p>-0.0770855</text:p>
          </table:table-cell>
          <table:table-cell office:value-type="float" office:value="0.0000282227" calcext:value-type="float">
            <text:p>2.82227E-05</text:p>
          </table:table-cell>
          <table:table-cell office:value-type="float" office:value="0.000580825" calcext:value-type="float">
            <text:p>0.000580825</text:p>
          </table:table-cell>
          <table:table-cell office:value-type="float" office:value="0.000250162" calcext:value-type="float">
            <text:p>0.000250162</text:p>
          </table:table-cell>
        </table:table-row>
        <table:table-row table:style-name="ro1">
          <table:table-cell office:value-type="float" office:value="5.60523" calcext:value-type="float">
            <text:p>5.60523</text:p>
          </table:table-cell>
          <table:table-cell office:value-type="float" office:value="-0.104525" calcext:value-type="float">
            <text:p>-0.104525</text:p>
          </table:table-cell>
          <table:table-cell office:value-type="float" office:value="0.0000345345" calcext:value-type="float">
            <text:p>3.45345E-05</text:p>
          </table:table-cell>
          <table:table-cell office:value-type="float" office:value="0.000578672" calcext:value-type="float">
            <text:p>0.000578672</text:p>
          </table:table-cell>
          <table:table-cell office:value-type="float" office:value="0.00345637" calcext:value-type="float">
            <text:p>0.00345637</text:p>
          </table:table-cell>
        </table:table-row>
        <table:table-row table:style-name="ro1">
          <table:table-cell office:value-type="float" office:value="5.63432" calcext:value-type="float">
            <text:p>5.63432</text:p>
          </table:table-cell>
          <table:table-cell office:value-type="float" office:value="-0.122467" calcext:value-type="float">
            <text:p>-0.122467</text:p>
          </table:table-cell>
          <table:table-cell office:value-type="float" office:value="0.0000393036" calcext:value-type="float">
            <text:p>3.93036E-05</text:p>
          </table:table-cell>
          <table:table-cell office:value-type="float" office:value="0.000551794" calcext:value-type="float">
            <text:p>0.000551794</text:p>
          </table:table-cell>
          <table:table-cell office:value-type="float" office:value="0.00260887" calcext:value-type="float">
            <text:p>0.00260887</text:p>
          </table:table-cell>
        </table:table-row>
        <table:table-row table:style-name="ro1">
          <table:table-cell office:value-type="float" office:value="5.66325" calcext:value-type="float">
            <text:p>5.66325</text:p>
          </table:table-cell>
          <table:table-cell office:value-type="float" office:value="-0.120299" calcext:value-type="float">
            <text:p>-0.120299</text:p>
          </table:table-cell>
          <table:table-cell office:value-type="float" office:value="0.0000385682" calcext:value-type="float">
            <text:p>3.85682E-05</text:p>
          </table:table-cell>
          <table:table-cell office:value-type="float" office:value="0.000561619" calcext:value-type="float">
            <text:p>0.000561619</text:p>
          </table:table-cell>
          <table:table-cell office:value-type="float" office:value="0.00346896" calcext:value-type="float">
            <text:p>0.00346896</text:p>
          </table:table-cell>
        </table:table-row>
        <table:table-row table:style-name="ro1">
          <table:table-cell office:value-type="float" office:value="5.69216" calcext:value-type="float">
            <text:p>5.69216</text:p>
          </table:table-cell>
          <table:table-cell office:value-type="float" office:value="-0.0533816" calcext:value-type="float">
            <text:p>-0.0533816</text:p>
          </table:table-cell>
          <table:table-cell office:value-type="float" office:value="0.0000223682" calcext:value-type="float">
            <text:p>2.23682E-05</text:p>
          </table:table-cell>
          <table:table-cell office:value-type="float" office:value="0.000589565" calcext:value-type="float">
            <text:p>0.000589565</text:p>
          </table:table-cell>
          <table:table-cell office:value-type="float" office:value="-0.00159801" calcext:value-type="float">
            <text:p>-0.00159801</text:p>
          </table:table-cell>
        </table:table-row>
        <table:table-row table:style-name="ro1">
          <table:table-cell office:value-type="float" office:value="5.72123" calcext:value-type="float">
            <text:p>5.72123</text:p>
          </table:table-cell>
          <table:table-cell office:value-type="float" office:value="-0.141472" calcext:value-type="float">
            <text:p>-0.141472</text:p>
          </table:table-cell>
          <table:table-cell office:value-type="float" office:value="0.0000437685" calcext:value-type="float">
            <text:p>4.37685E-05</text:p>
          </table:table-cell>
          <table:table-cell office:value-type="float" office:value="0.000545478" calcext:value-type="float">
            <text:p>0.000545478</text:p>
          </table:table-cell>
          <table:table-cell office:value-type="float" office:value="0.00426514" calcext:value-type="float">
            <text:p>0.00426514</text:p>
          </table:table-cell>
        </table:table-row>
        <table:table-row table:style-name="ro1">
          <table:table-cell office:value-type="float" office:value="5.75027" calcext:value-type="float">
            <text:p>5.75027</text:p>
          </table:table-cell>
          <table:table-cell office:value-type="float" office:value="-0.0771719" calcext:value-type="float">
            <text:p>-0.0771719</text:p>
          </table:table-cell>
          <table:table-cell office:value-type="float" office:value="0.0000279524" calcext:value-type="float">
            <text:p>2.79524E-05</text:p>
          </table:table-cell>
          <table:table-cell office:value-type="float" office:value="0.000585054" calcext:value-type="float">
            <text:p>0.000585054</text:p>
          </table:table-cell>
          <table:table-cell office:value-type="float" office:value="0.000851957" calcext:value-type="float">
            <text:p>0.000851957</text:p>
          </table:table-cell>
        </table:table-row>
        <table:table-row table:style-name="ro1">
          <table:table-cell office:value-type="float" office:value="5.78061" calcext:value-type="float">
            <text:p>5.78061</text:p>
          </table:table-cell>
          <table:table-cell office:value-type="float" office:value="-0.118065" calcext:value-type="float">
            <text:p>-0.118065</text:p>
          </table:table-cell>
          <table:table-cell office:value-type="float" office:value="0.0000380177" calcext:value-type="float">
            <text:p>3.80177E-05</text:p>
          </table:table-cell>
          <table:table-cell office:value-type="float" office:value="0.000558287" calcext:value-type="float">
            <text:p>0.000558287</text:p>
          </table:table-cell>
          <table:table-cell office:value-type="float" office:value="0.00285451" calcext:value-type="float">
            <text:p>0.00285451</text:p>
          </table:table-cell>
        </table:table-row>
        <table:table-row table:style-name="ro1">
          <table:table-cell office:value-type="float" office:value="5.81044" calcext:value-type="float">
            <text:p>5.81044</text:p>
          </table:table-cell>
          <table:table-cell office:value-type="float" office:value="-0.0762296" calcext:value-type="float">
            <text:p>-0.0762296</text:p>
          </table:table-cell>
          <table:table-cell office:value-type="float" office:value="0.0000277762" calcext:value-type="float">
            <text:p>2.77762E-05</text:p>
          </table:table-cell>
          <table:table-cell office:value-type="float" office:value="0.000581239" calcext:value-type="float">
            <text:p>0.000581239</text:p>
          </table:table-cell>
          <table:table-cell office:value-type="float" office:value="0.000320315" calcext:value-type="float">
            <text:p>0.000320315</text:p>
          </table:table-cell>
        </table:table-row>
        <table:table-row table:style-name="ro1">
          <table:table-cell office:value-type="float" office:value="5.83925" calcext:value-type="float">
            <text:p>5.83925</text:p>
          </table:table-cell>
          <table:table-cell office:value-type="float" office:value="-0.140489" calcext:value-type="float">
            <text:p>-0.140489</text:p>
          </table:table-cell>
          <table:table-cell office:value-type="float" office:value="0.0000434807" calcext:value-type="float">
            <text:p>4.34807E-05</text:p>
          </table:table-cell>
          <table:table-cell office:value-type="float" office:value="0.00054599" calcext:value-type="float">
            <text:p>0.00054599</text:p>
          </table:table-cell>
          <table:table-cell office:value-type="float" office:value="0.00422448" calcext:value-type="float">
            <text:p>0.00422448</text:p>
          </table:table-cell>
        </table:table-row>
        <table:table-row table:style-name="ro1">
          <table:table-cell office:value-type="float" office:value="5.86825" calcext:value-type="float">
            <text:p>5.86825</text:p>
          </table:table-cell>
          <table:table-cell office:value-type="float" office:value="-0.0980511" calcext:value-type="float">
            <text:p>-0.0980511</text:p>
          </table:table-cell>
          <table:table-cell office:value-type="float" office:value="0.0000331904" calcext:value-type="float">
            <text:p>3.31904E-05</text:p>
          </table:table-cell>
          <table:table-cell office:value-type="float" office:value="0.000569291" calcext:value-type="float">
            <text:p>0.000569291</text:p>
          </table:table-cell>
          <table:table-cell office:value-type="float" office:value="0.0016095" calcext:value-type="float">
            <text:p>0.0016095</text:p>
          </table:table-cell>
        </table:table-row>
        <table:table-row table:style-name="ro1">
          <table:table-cell office:value-type="float" office:value="5.91719" calcext:value-type="float">
            <text:p>5.91719</text:p>
          </table:table-cell>
          <table:table-cell office:value-type="float" office:value="-0.102082" calcext:value-type="float">
            <text:p>-0.102082</text:p>
          </table:table-cell>
          <table:table-cell office:value-type="float" office:value="0.0000342703" calcext:value-type="float">
            <text:p>3.42703E-05</text:p>
          </table:table-cell>
          <table:table-cell office:value-type="float" office:value="0.000567107" calcext:value-type="float">
            <text:p>0.000567107</text:p>
          </table:table-cell>
          <table:table-cell office:value-type="float" office:value="0.0018117" calcext:value-type="float">
            <text:p>0.0018117</text:p>
          </table:table-cell>
        </table:table-row>
        <table:table-row table:style-name="ro1">
          <table:table-cell office:value-type="float" office:value="5.94646" calcext:value-type="float">
            <text:p>5.94646</text:p>
          </table:table-cell>
          <table:table-cell office:value-type="float" office:value="-0.140496" calcext:value-type="float">
            <text:p>-0.140496</text:p>
          </table:table-cell>
          <table:table-cell office:value-type="float" office:value="0.0000435351" calcext:value-type="float">
            <text:p>4.35351E-05</text:p>
          </table:table-cell>
          <table:table-cell office:value-type="float" office:value="0.000554817" calcext:value-type="float">
            <text:p>0.000554817</text:p>
          </table:table-cell>
          <table:table-cell office:value-type="float" office:value="0.00511838" calcext:value-type="float">
            <text:p>0.00511838</text:p>
          </table:table-cell>
        </table:table-row>
        <table:table-row table:style-name="ro1">
          <table:table-cell office:value-type="float" office:value="5.97549" calcext:value-type="float">
            <text:p>5.97549</text:p>
          </table:table-cell>
          <table:table-cell office:value-type="float" office:value="-0.128269" calcext:value-type="float">
            <text:p>-0.128269</text:p>
          </table:table-cell>
          <table:table-cell office:value-type="float" office:value="0.0000407904" calcext:value-type="float">
            <text:p>4.07904E-05</text:p>
          </table:table-cell>
          <table:table-cell office:value-type="float" office:value="0.000557301" calcext:value-type="float">
            <text:p>0.000557301</text:p>
          </table:table-cell>
          <table:table-cell office:value-type="float" office:value="0.00382382" calcext:value-type="float">
            <text:p>0.00382382</text:p>
          </table:table-cell>
        </table:table-row>
        <table:table-row table:style-name="ro1">
          <table:table-cell office:value-type="float" office:value="6.0093" calcext:value-type="float">
            <text:p>6.0093</text:p>
          </table:table-cell>
          <table:table-cell office:value-type="float" office:value="-0.18482" calcext:value-type="float">
            <text:p>-0.18482</text:p>
          </table:table-cell>
          <table:table-cell office:value-type="float" office:value="0.0000546908" calcext:value-type="float">
            <text:p>5.46908E-05</text:p>
          </table:table-cell>
          <table:table-cell office:value-type="float" office:value="0.000540923" calcext:value-type="float">
            <text:p>0.000540923</text:p>
          </table:table-cell>
          <table:table-cell office:value-type="float" office:value="0.0088219" calcext:value-type="float">
            <text:p>0.0088219</text:p>
          </table:table-cell>
        </table:table-row>
        <table:table-row table:style-name="ro1">
          <table:table-cell office:value-type="float" office:value="6.04502" calcext:value-type="float">
            <text:p>6.04502</text:p>
          </table:table-cell>
          <table:table-cell office:value-type="float" office:value="-0.304876" calcext:value-type="float">
            <text:p>-0.304876</text:p>
          </table:table-cell>
          <table:table-cell office:value-type="float" office:value="0.000086109" calcext:value-type="float">
            <text:p>8.6109E-05</text:p>
          </table:table-cell>
          <table:table-cell office:value-type="float" office:value="0.000465232" calcext:value-type="float">
            <text:p>0.000465232</text:p>
          </table:table-cell>
          <table:table-cell office:value-type="float" office:value="0.0144382" calcext:value-type="float">
            <text:p>0.0144382</text:p>
          </table:table-cell>
        </table:table-row>
        <table:table-row table:style-name="ro1">
          <table:table-cell office:value-type="float" office:value="6.07665" calcext:value-type="float">
            <text:p>6.07665</text:p>
          </table:table-cell>
          <table:table-cell office:value-type="float" office:value="-0.14765" calcext:value-type="float">
            <text:p>-0.14765</text:p>
          </table:table-cell>
          <table:table-cell office:value-type="float" office:value="0.0000478642" calcext:value-type="float">
            <text:p>4.78642E-05</text:p>
          </table:table-cell>
          <table:table-cell office:value-type="float" office:value="0.000534353" calcext:value-type="float">
            <text:p>0.000534353</text:p>
          </table:table-cell>
          <table:table-cell office:value-type="float" office:value="0.00250754" calcext:value-type="float">
            <text:p>0.00250754</text:p>
          </table:table-cell>
        </table:table-row>
        <table:table-row table:style-name="ro1">
          <table:table-cell office:value-type="float" office:value="6.10624" calcext:value-type="float">
            <text:p>6.10624</text:p>
          </table:table-cell>
          <table:table-cell office:value-type="float" office:value="-0.180949" calcext:value-type="float">
            <text:p>-0.180949</text:p>
          </table:table-cell>
          <table:table-cell office:value-type="float" office:value="0.0000568567" calcext:value-type="float">
            <text:p>5.68567E-05</text:p>
          </table:table-cell>
          <table:table-cell office:value-type="float" office:value="0.000527373" calcext:value-type="float">
            <text:p>0.000527373</text:p>
          </table:table-cell>
          <table:table-cell office:value-type="float" office:value="0.00547086" calcext:value-type="float">
            <text:p>0.00547086</text:p>
          </table:table-cell>
        </table:table-row>
        <table:table-row table:style-name="ro1">
          <table:table-cell office:value-type="float" office:value="6.13517" calcext:value-type="float">
            <text:p>6.13517</text:p>
          </table:table-cell>
          <table:table-cell office:value-type="float" office:value="-0.182866" calcext:value-type="float">
            <text:p>-0.182866</text:p>
          </table:table-cell>
          <table:table-cell office:value-type="float" office:value="0.0000582216" calcext:value-type="float">
            <text:p>5.82216E-05</text:p>
          </table:table-cell>
          <table:table-cell office:value-type="float" office:value="0.000525089" calcext:value-type="float">
            <text:p>0.000525089</text:p>
          </table:table-cell>
          <table:table-cell office:value-type="float" office:value="0.00511014" calcext:value-type="float">
            <text:p>0.00511014</text:p>
          </table:table-cell>
        </table:table-row>
        <table:table-row table:style-name="ro1">
          <table:table-cell office:value-type="float" office:value="6.16417" calcext:value-type="float">
            <text:p>6.16417</text:p>
          </table:table-cell>
          <table:table-cell office:value-type="float" office:value="-0.161936" calcext:value-type="float">
            <text:p>-0.161936</text:p>
          </table:table-cell>
          <table:table-cell office:value-type="float" office:value="0.0000536388" calcext:value-type="float">
            <text:p>5.36388E-05</text:p>
          </table:table-cell>
          <table:table-cell office:value-type="float" office:value="0.000535409" calcext:value-type="float">
            <text:p>0.000535409</text:p>
          </table:table-cell>
          <table:table-cell office:value-type="float" office:value="0.00344797" calcext:value-type="float">
            <text:p>0.00344797</text:p>
          </table:table-cell>
        </table:table-row>
        <table:table-row table:style-name="ro1">
          <table:table-cell office:value-type="float" office:value="6.19319" calcext:value-type="float">
            <text:p>6.19319</text:p>
          </table:table-cell>
          <table:table-cell office:value-type="float" office:value="-0.219906" calcext:value-type="float">
            <text:p>-0.219906</text:p>
          </table:table-cell>
          <table:table-cell office:value-type="float" office:value="0.0000693976" calcext:value-type="float">
            <text:p>6.93976E-05</text:p>
          </table:table-cell>
          <table:table-cell office:value-type="float" office:value="0.000503847" calcext:value-type="float">
            <text:p>0.000503847</text:p>
          </table:table-cell>
          <table:table-cell office:value-type="float" office:value="0.00669202" calcext:value-type="float">
            <text:p>0.00669202</text:p>
          </table:table-cell>
        </table:table-row>
        <table:table-row table:style-name="ro1">
          <table:table-cell office:value-type="float" office:value="6.22224" calcext:value-type="float">
            <text:p>6.22224</text:p>
          </table:table-cell>
          <table:table-cell office:value-type="float" office:value="-0.235558" calcext:value-type="float">
            <text:p>-0.235558</text:p>
          </table:table-cell>
          <table:table-cell office:value-type="float" office:value="0.0000741913" calcext:value-type="float">
            <text:p>7.41913E-05</text:p>
          </table:table-cell>
          <table:table-cell office:value-type="float" office:value="0.0004982" calcext:value-type="float">
            <text:p>0.0004982</text:p>
          </table:table-cell>
          <table:table-cell office:value-type="float" office:value="0.00765522" calcext:value-type="float">
            <text:p>0.00765522</text:p>
          </table:table-cell>
        </table:table-row>
        <table:table-row table:style-name="ro1">
          <table:table-cell office:value-type="float" office:value="6.2516" calcext:value-type="float">
            <text:p>6.2516</text:p>
          </table:table-cell>
          <table:table-cell office:value-type="float" office:value="-0.288409" calcext:value-type="float">
            <text:p>-0.288409</text:p>
          </table:table-cell>
          <table:table-cell office:value-type="float" office:value="0.0000886832" calcext:value-type="float">
            <text:p>8.86832E-05</text:p>
          </table:table-cell>
          <table:table-cell office:value-type="float" office:value="0.000474314" calcext:value-type="float">
            <text:p>0.000474314</text:p>
          </table:table-cell>
          <table:table-cell office:value-type="float" office:value="0.0110642" calcext:value-type="float">
            <text:p>0.0110642</text:p>
          </table:table-cell>
        </table:table-row>
        <table:table-row table:style-name="ro1">
          <table:table-cell office:value-type="float" office:value="6.28535" calcext:value-type="float">
            <text:p>6.28535</text:p>
          </table:table-cell>
          <table:table-cell office:value-type="float" office:value="-0.303481" calcext:value-type="float">
            <text:p>-0.303481</text:p>
          </table:table-cell>
          <table:table-cell office:value-type="float" office:value="0.0000940245" calcext:value-type="float">
            <text:p>9.40245E-05</text:p>
          </table:table-cell>
          <table:table-cell office:value-type="float" office:value="0.000459089" calcext:value-type="float">
            <text:p>0.000459089</text:p>
          </table:table-cell>
          <table:table-cell office:value-type="float" office:value="0.0107137" calcext:value-type="float">
            <text:p>0.0107137</text:p>
          </table:table-cell>
        </table:table-row>
        <table:table-row table:style-name="ro1">
          <table:table-cell office:value-type="float" office:value="6.32441" calcext:value-type="float">
            <text:p>6.32441</text:p>
          </table:table-cell>
          <table:table-cell office:value-type="float" office:value="-0.288406" calcext:value-type="float">
            <text:p>-0.288406</text:p>
          </table:table-cell>
          <table:table-cell office:value-type="float" office:value="0.0000914686" calcext:value-type="float">
            <text:p>9.14686E-05</text:p>
          </table:table-cell>
          <table:table-cell office:value-type="float" office:value="0.000465835" calcext:value-type="float">
            <text:p>0.000465835</text:p>
          </table:table-cell>
          <table:table-cell office:value-type="float" office:value="0.00923575" calcext:value-type="float">
            <text:p>0.00923575</text:p>
          </table:table-cell>
        </table:table-row>
        <table:table-row table:style-name="ro1">
          <table:table-cell office:value-type="float" office:value="6.35995" calcext:value-type="float">
            <text:p>6.35995</text:p>
          </table:table-cell>
          <table:table-cell office:value-type="float" office:value="-0.346511" calcext:value-type="float">
            <text:p>-0.346511</text:p>
          </table:table-cell>
          <table:table-cell office:value-type="float" office:value="0.000108067" calcext:value-type="float">
            <text:p>0.000108067</text:p>
          </table:table-cell>
          <table:table-cell office:value-type="float" office:value="0.000431393" calcext:value-type="float">
            <text:p>0.000431393</text:p>
          </table:table-cell>
          <table:table-cell office:value-type="float" office:value="0.0120783" calcext:value-type="float">
            <text:p>0.0120783</text:p>
          </table:table-cell>
        </table:table-row>
        <table:table-row table:style-name="ro1">
          <table:table-cell office:value-type="float" office:value="6.38931" calcext:value-type="float">
            <text:p>6.38931</text:p>
          </table:table-cell>
          <table:table-cell office:value-type="float" office:value="-0.322272" calcext:value-type="float">
            <text:p>-0.322272</text:p>
          </table:table-cell>
          <table:table-cell office:value-type="float" office:value="0.000102807" calcext:value-type="float">
            <text:p>0.000102807</text:p>
          </table:table-cell>
          <table:table-cell office:value-type="float" office:value="0.000440768" calcext:value-type="float">
            <text:p>0.000440768</text:p>
          </table:table-cell>
          <table:table-cell office:value-type="float" office:value="0.00996514" calcext:value-type="float">
            <text:p>0.00996514</text:p>
          </table:table-cell>
        </table:table-row>
        <table:table-row table:style-name="ro1">
          <table:table-cell office:value-type="float" office:value="6.43617" calcext:value-type="float">
            <text:p>6.43617</text:p>
          </table:table-cell>
          <table:table-cell office:value-type="float" office:value="-0.350931" calcext:value-type="float">
            <text:p>-0.350931</text:p>
          </table:table-cell>
          <table:table-cell office:value-type="float" office:value="0.000111875" calcext:value-type="float">
            <text:p>0.000111875</text:p>
          </table:table-cell>
          <table:table-cell office:value-type="float" office:value="0.000422806" calcext:value-type="float">
            <text:p>0.000422806</text:p>
          </table:table-cell>
          <table:table-cell office:value-type="float" office:value="0.0112995" calcext:value-type="float">
            <text:p>0.0112995</text:p>
          </table:table-cell>
        </table:table-row>
        <table:table-row table:style-name="ro1">
          <table:table-cell office:value-type="float" office:value="6.46521" calcext:value-type="float">
            <text:p>6.46521</text:p>
          </table:table-cell>
          <table:table-cell office:value-type="float" office:value="-0.338817" calcext:value-type="float">
            <text:p>-0.338817</text:p>
          </table:table-cell>
          <table:table-cell office:value-type="float" office:value="0.000109799" calcext:value-type="float">
            <text:p>0.000109799</text:p>
          </table:table-cell>
          <table:table-cell office:value-type="float" office:value="0.000419394" calcext:value-type="float">
            <text:p>0.000419394</text:p>
          </table:table-cell>
          <table:table-cell office:value-type="float" office:value="0.00945185" calcext:value-type="float">
            <text:p>0.00945185</text:p>
          </table:table-cell>
        </table:table-row>
        <table:table-row table:style-name="ro1">
          <table:table-cell office:value-type="float" office:value="6.49531" calcext:value-type="float">
            <text:p>6.49531</text:p>
          </table:table-cell>
          <table:table-cell office:value-type="float" office:value="-0.252307" calcext:value-type="float">
            <text:p>-0.252307</text:p>
          </table:table-cell>
          <table:table-cell office:value-type="float" office:value="0.0000875889" calcext:value-type="float">
            <text:p>8.75889E-05</text:p>
          </table:table-cell>
          <table:table-cell office:value-type="float" office:value="0.000465708" calcext:value-type="float">
            <text:p>0.000465708</text:p>
          </table:table-cell>
          <table:table-cell office:value-type="float" office:value="0.00436378" calcext:value-type="float">
            <text:p>0.00436378</text:p>
          </table:table-cell>
        </table:table-row>
        <table:table-row table:style-name="ro1">
          <table:table-cell office:value-type="float" office:value="6.53489" calcext:value-type="float">
            <text:p>6.53489</text:p>
          </table:table-cell>
          <table:table-cell office:value-type="float" office:value="-0.298568" calcext:value-type="float">
            <text:p>-0.298568</text:p>
          </table:table-cell>
          <table:table-cell office:value-type="float" office:value="0.000100505" calcext:value-type="float">
            <text:p>0.000100505</text:p>
          </table:table-cell>
          <table:table-cell office:value-type="float" office:value="0.000434573" calcext:value-type="float">
            <text:p>0.000434573</text:p>
          </table:table-cell>
          <table:table-cell office:value-type="float" office:value="0.0068411" calcext:value-type="float">
            <text:p>0.0068411</text:p>
          </table:table-cell>
        </table:table-row>
        <table:table-row table:style-name="ro1">
          <table:table-cell office:value-type="float" office:value="6.56541" calcext:value-type="float">
            <text:p>6.56541</text:p>
          </table:table-cell>
          <table:table-cell office:value-type="float" office:value="-0.355311" calcext:value-type="float">
            <text:p>-0.355311</text:p>
          </table:table-cell>
          <table:table-cell office:value-type="float" office:value="0.000115567" calcext:value-type="float">
            <text:p>0.000115567</text:p>
          </table:table-cell>
          <table:table-cell office:value-type="float" office:value="0.000412209" calcext:value-type="float">
            <text:p>0.000412209</text:p>
          </table:table-cell>
          <table:table-cell office:value-type="float" office:value="0.0114739" calcext:value-type="float">
            <text:p>0.0114739</text:p>
          </table:table-cell>
        </table:table-row>
        <table:table-row table:style-name="ro1">
          <table:table-cell office:value-type="float" office:value="6.59848" calcext:value-type="float">
            <text:p>6.59848</text:p>
          </table:table-cell>
          <table:table-cell office:value-type="float" office:value="-0.410902" calcext:value-type="float">
            <text:p>-0.410902</text:p>
          </table:table-cell>
          <table:table-cell office:value-type="float" office:value="0.000131286" calcext:value-type="float">
            <text:p>0.000131286</text:p>
          </table:table-cell>
          <table:table-cell office:value-type="float" office:value="0.00036592" calcext:value-type="float">
            <text:p>0.00036592</text:p>
          </table:table-cell>
          <table:table-cell office:value-type="float" office:value="0.0131807" calcext:value-type="float">
            <text:p>0.0131807</text:p>
          </table:table-cell>
        </table:table-row>
        <table:table-row table:style-name="ro1">
          <table:table-cell office:value-type="float" office:value="6.63086" calcext:value-type="float">
            <text:p>6.63086</text:p>
          </table:table-cell>
          <table:table-cell office:value-type="float" office:value="-0.505235" calcext:value-type="float">
            <text:p>-0.505235</text:p>
          </table:table-cell>
          <table:table-cell office:value-type="float" office:value="0.000157028" calcext:value-type="float">
            <text:p>0.000157028</text:p>
          </table:table-cell>
          <table:table-cell office:value-type="float" office:value="0.00031376" calcext:value-type="float">
            <text:p>0.00031376</text:p>
          </table:table-cell>
          <table:table-cell office:value-type="float" office:value="0.0188996" calcext:value-type="float">
            <text:p>0.0188996</text:p>
          </table:table-cell>
        </table:table-row>
        <table:table-row table:style-name="ro1">
          <table:table-cell office:value-type="float" office:value="6.6604" calcext:value-type="float">
            <text:p>6.6604</text:p>
          </table:table-cell>
          <table:table-cell office:value-type="float" office:value="-0.466236" calcext:value-type="float">
            <text:p>-0.466236</text:p>
          </table:table-cell>
          <table:table-cell office:value-type="float" office:value="0.000147301" calcext:value-type="float">
            <text:p>0.000147301</text:p>
          </table:table-cell>
          <table:table-cell office:value-type="float" office:value="0.000331985" calcext:value-type="float">
            <text:p>0.000331985</text:p>
          </table:table-cell>
          <table:table-cell office:value-type="float" office:value="0.0162601" calcext:value-type="float">
            <text:p>0.0162601</text:p>
          </table:table-cell>
        </table:table-row>
        <table:table-row table:style-name="ro1">
          <table:table-cell office:value-type="float" office:value="6.68927" calcext:value-type="float">
            <text:p>6.68927</text:p>
          </table:table-cell>
          <table:table-cell office:value-type="float" office:value="-0.461415" calcext:value-type="float">
            <text:p>-0.461415</text:p>
          </table:table-cell>
          <table:table-cell office:value-type="float" office:value="0.000146904" calcext:value-type="float">
            <text:p>0.000146904</text:p>
          </table:table-cell>
          <table:table-cell office:value-type="float" office:value="0.000322083" calcext:value-type="float">
            <text:p>0.000322083</text:p>
          </table:table-cell>
          <table:table-cell office:value-type="float" office:value="0.0147016" calcext:value-type="float">
            <text:p>0.0147016</text:p>
          </table:table-cell>
        </table:table-row>
        <table:table-row table:style-name="ro1">
          <table:table-cell office:value-type="float" office:value="6.72163" calcext:value-type="float">
            <text:p>6.72163</text:p>
          </table:table-cell>
          <table:table-cell office:value-type="float" office:value="-0.411143" calcext:value-type="float">
            <text:p>-0.411143</text:p>
          </table:table-cell>
          <table:table-cell office:value-type="float" office:value="0.00013365" calcext:value-type="float">
            <text:p>0.00013365</text:p>
          </table:table-cell>
          <table:table-cell office:value-type="float" office:value="0.000354884" calcext:value-type="float">
            <text:p>0.000354884</text:p>
          </table:table-cell>
          <table:table-cell office:value-type="float" office:value="0.0125818" calcext:value-type="float">
            <text:p>0.0125818</text:p>
          </table:table-cell>
        </table:table-row>
        <table:table-row table:style-name="ro1">
          <table:table-cell office:value-type="float" office:value="6.75648" calcext:value-type="float">
            <text:p>6.75648</text:p>
          </table:table-cell>
          <table:table-cell office:value-type="float" office:value="-0.406319" calcext:value-type="float">
            <text:p>-0.406319</text:p>
          </table:table-cell>
          <table:table-cell office:value-type="float" office:value="0.000132984" calcext:value-type="float">
            <text:p>0.000132984</text:p>
          </table:table-cell>
          <table:table-cell office:value-type="float" office:value="0.000348979" calcext:value-type="float">
            <text:p>0.000348979</text:p>
          </table:table-cell>
          <table:table-cell office:value-type="float" office:value="0.0117328" calcext:value-type="float">
            <text:p>0.0117328</text:p>
          </table:table-cell>
        </table:table-row>
        <table:table-row table:style-name="ro1">
          <table:table-cell office:value-type="float" office:value="6.79365" calcext:value-type="float">
            <text:p>6.79365</text:p>
          </table:table-cell>
          <table:table-cell office:value-type="float" office:value="-0.408809" calcext:value-type="float">
            <text:p>-0.408809</text:p>
          </table:table-cell>
          <table:table-cell office:value-type="float" office:value="0.000134204" calcext:value-type="float">
            <text:p>0.000134204</text:p>
          </table:table-cell>
          <table:table-cell office:value-type="float" office:value="0.000339126" calcext:value-type="float">
            <text:p>0.000339126</text:p>
          </table:table-cell>
          <table:table-cell office:value-type="float" office:value="0.0113429" calcext:value-type="float">
            <text:p>0.0113429</text:p>
          </table:table-cell>
        </table:table-row>
        <table:table-row table:style-name="ro1">
          <table:table-cell office:value-type="float" office:value="6.82758" calcext:value-type="float">
            <text:p>6.82758</text:p>
          </table:table-cell>
          <table:table-cell office:value-type="float" office:value="-0.369848" calcext:value-type="float">
            <text:p>-0.369848</text:p>
          </table:table-cell>
          <table:table-cell office:value-type="float" office:value="0.000123877" calcext:value-type="float">
            <text:p>0.000123877</text:p>
          </table:table-cell>
          <table:table-cell office:value-type="float" office:value="0.000359004" calcext:value-type="float">
            <text:p>0.000359004</text:p>
          </table:table-cell>
          <table:table-cell office:value-type="float" office:value="0.00916151" calcext:value-type="float">
            <text:p>0.00916151</text:p>
          </table:table-cell>
        </table:table-row>
        <table:table-row table:style-name="ro1">
          <table:table-cell office:value-type="float" office:value="6.859" calcext:value-type="float">
            <text:p>6.859</text:p>
          </table:table-cell>
          <table:table-cell office:value-type="float" office:value="-0.392584" calcext:value-type="float">
            <text:p>-0.392584</text:p>
          </table:table-cell>
          <table:table-cell office:value-type="float" office:value="0.000130379" calcext:value-type="float">
            <text:p>0.000130379</text:p>
          </table:table-cell>
          <table:table-cell office:value-type="float" office:value="0.000337421" calcext:value-type="float">
            <text:p>0.000337421</text:p>
          </table:table-cell>
          <table:table-cell office:value-type="float" office:value="0.00974261" calcext:value-type="float">
            <text:p>0.00974261</text:p>
          </table:table-cell>
        </table:table-row>
        <table:table-row table:style-name="ro1">
          <table:table-cell office:value-type="float" office:value="6.8882" calcext:value-type="float">
            <text:p>6.8882</text:p>
          </table:table-cell>
          <table:table-cell office:value-type="float" office:value="-0.419394" calcext:value-type="float">
            <text:p>-0.419394</text:p>
          </table:table-cell>
          <table:table-cell office:value-type="float" office:value="0.000137269" calcext:value-type="float">
            <text:p>0.000137269</text:p>
          </table:table-cell>
          <table:table-cell office:value-type="float" office:value="0.000334734" calcext:value-type="float">
            <text:p>0.000334734</text:p>
          </table:table-cell>
          <table:table-cell office:value-type="float" office:value="0.0129006" calcext:value-type="float">
            <text:p>0.0129006</text:p>
          </table:table-cell>
        </table:table-row>
        <table:table-row table:style-name="ro1">
          <table:table-cell office:value-type="float" office:value="6.92324" calcext:value-type="float">
            <text:p>6.92324</text:p>
          </table:table-cell>
          <table:table-cell office:value-type="float" office:value="-0.39016" calcext:value-type="float">
            <text:p>-0.39016</text:p>
          </table:table-cell>
          <table:table-cell office:value-type="float" office:value="0.000129788" calcext:value-type="float">
            <text:p>0.000129788</text:p>
          </table:table-cell>
          <table:table-cell office:value-type="float" office:value="0.000339166" calcext:value-type="float">
            <text:p>0.000339166</text:p>
          </table:table-cell>
          <table:table-cell office:value-type="float" office:value="0.00987915" calcext:value-type="float">
            <text:p>0.00987915</text:p>
          </table:table-cell>
        </table:table-row>
        <table:table-row table:style-name="ro1">
          <table:table-cell office:value-type="float" office:value="6.98232" calcext:value-type="float">
            <text:p>6.98232</text:p>
          </table:table-cell>
          <table:table-cell office:value-type="float" office:value="-0.452161" calcext:value-type="float">
            <text:p>-0.452161</text:p>
          </table:table-cell>
          <table:table-cell office:value-type="float" office:value="0.000146475" calcext:value-type="float">
            <text:p>0.000146475</text:p>
          </table:table-cell>
          <table:table-cell office:value-type="float" office:value="0.00031115" calcext:value-type="float">
            <text:p>0.00031115</text:p>
          </table:table-cell>
          <table:table-cell office:value-type="float" office:value="0.0144054" calcext:value-type="float">
            <text:p>0.0144054</text:p>
          </table:table-cell>
        </table:table-row>
        <table:table-row table:style-name="ro1">
          <table:table-cell office:value-type="float" office:value="7.01551" calcext:value-type="float">
            <text:p>7.01551</text:p>
          </table:table-cell>
          <table:table-cell office:value-type="float" office:value="-0.451429" calcext:value-type="float">
            <text:p>-0.451429</text:p>
          </table:table-cell>
          <table:table-cell office:value-type="float" office:value="0.00014638" calcext:value-type="float">
            <text:p>0.00014638</text:p>
          </table:table-cell>
          <table:table-cell office:value-type="float" office:value="0.000312484" calcext:value-type="float">
            <text:p>0.000312484</text:p>
          </table:table-cell>
          <table:table-cell office:value-type="float" office:value="0.0144783" calcext:value-type="float">
            <text:p>0.0144783</text:p>
          </table:table-cell>
        </table:table-row>
        <table:table-row table:style-name="ro1">
          <table:table-cell office:value-type="float" office:value="7.05713" calcext:value-type="float">
            <text:p>7.05713</text:p>
          </table:table-cell>
          <table:table-cell office:value-type="float" office:value="-0.476167" calcext:value-type="float">
            <text:p>-0.476167</text:p>
          </table:table-cell>
          <table:table-cell office:value-type="float" office:value="0.000153522" calcext:value-type="float">
            <text:p>0.000153522</text:p>
          </table:table-cell>
          <table:table-cell office:value-type="float" office:value="0.000287005" calcext:value-type="float">
            <text:p>0.000287005</text:p>
          </table:table-cell>
          <table:table-cell office:value-type="float" office:value="0.014653" calcext:value-type="float">
            <text:p>0.014653</text:p>
          </table:table-cell>
        </table:table-row>
        <table:table-row table:style-name="ro1">
          <table:table-cell office:value-type="float" office:value="7.09053" calcext:value-type="float">
            <text:p>7.09053</text:p>
          </table:table-cell>
          <table:table-cell office:value-type="float" office:value="-0.438337" calcext:value-type="float">
            <text:p>-0.438337</text:p>
          </table:table-cell>
          <table:table-cell office:value-type="float" office:value="0.000142958" calcext:value-type="float">
            <text:p>0.000142958</text:p>
          </table:table-cell>
          <table:table-cell office:value-type="float" office:value="0.000315652" calcext:value-type="float">
            <text:p>0.000315652</text:p>
          </table:table-cell>
          <table:table-cell office:value-type="float" office:value="0.0132197" calcext:value-type="float">
            <text:p>0.0132197</text:p>
          </table:table-cell>
        </table:table-row>
        <table:table-row table:style-name="ro1">
          <table:table-cell office:value-type="float" office:value="7.12249" calcext:value-type="float">
            <text:p>7.12249</text:p>
          </table:table-cell>
          <table:table-cell office:value-type="float" office:value="-0.48478" calcext:value-type="float">
            <text:p>-0.48478</text:p>
          </table:table-cell>
          <table:table-cell office:value-type="float" office:value="0.000155587" calcext:value-type="float">
            <text:p>0.000155587</text:p>
          </table:table-cell>
          <table:table-cell office:value-type="float" office:value="0.000290182" calcext:value-type="float">
            <text:p>0.000290182</text:p>
          </table:table-cell>
          <table:table-cell office:value-type="float" office:value="0.0160636" calcext:value-type="float">
            <text:p>0.0160636</text:p>
          </table:table-cell>
        </table:table-row>
        <table:table-row table:style-name="ro1">
          <table:table-cell office:value-type="float" office:value="7.15499" calcext:value-type="float">
            <text:p>7.15499</text:p>
          </table:table-cell>
          <table:table-cell office:value-type="float" office:value="-0.467738" calcext:value-type="float">
            <text:p>-0.467738</text:p>
          </table:table-cell>
          <table:table-cell office:value-type="float" office:value="0.000150953" calcext:value-type="float">
            <text:p>0.000150953</text:p>
          </table:table-cell>
          <table:table-cell office:value-type="float" office:value="0.000299526" calcext:value-type="float">
            <text:p>0.000299526</text:p>
          </table:table-cell>
          <table:table-cell office:value-type="float" office:value="0.01502" calcext:value-type="float">
            <text:p>0.01502</text:p>
          </table:table-cell>
        </table:table-row>
        <table:table-row table:style-name="ro1">
          <table:table-cell office:value-type="float" office:value="7.18732" calcext:value-type="float">
            <text:p>7.18732</text:p>
          </table:table-cell>
          <table:table-cell office:value-type="float" office:value="-0.467738" calcext:value-type="float">
            <text:p>-0.467738</text:p>
          </table:table-cell>
          <table:table-cell office:value-type="float" office:value="0.000150953" calcext:value-type="float">
            <text:p>0.000150953</text:p>
          </table:table-cell>
          <table:table-cell office:value-type="float" office:value="0.000299526" calcext:value-type="float">
            <text:p>0.000299526</text:p>
          </table:table-cell>
          <table:table-cell office:value-type="float" office:value="0.01502" calcext:value-type="float">
            <text:p>0.01502</text:p>
          </table:table-cell>
        </table:table-row>
        <table:table-row table:style-name="ro1">
          <table:table-cell office:value-type="float" office:value="7.22233" calcext:value-type="float">
            <text:p>7.22233</text:p>
          </table:table-cell>
          <table:table-cell office:value-type="float" office:value="-0.467738" calcext:value-type="float">
            <text:p>-0.467738</text:p>
          </table:table-cell>
          <table:table-cell office:value-type="float" office:value="0.000150953" calcext:value-type="float">
            <text:p>0.000150953</text:p>
          </table:table-cell>
          <table:table-cell office:value-type="float" office:value="0.000299526" calcext:value-type="float">
            <text:p>0.000299526</text:p>
          </table:table-cell>
          <table:table-cell office:value-type="float" office:value="0.01502" calcext:value-type="float">
            <text:p>0.01502</text:p>
          </table:table-cell>
        </table:table-row>
        <table:table-row table:style-name="ro1">
          <table:table-cell office:value-type="float" office:value="7.25548" calcext:value-type="float">
            <text:p>7.25548</text:p>
          </table:table-cell>
          <table:table-cell office:value-type="float" office:value="-0.518174" calcext:value-type="float">
            <text:p>-0.518174</text:p>
          </table:table-cell>
          <table:table-cell office:value-type="float" office:value="0.000164709" calcext:value-type="float">
            <text:p>0.000164709</text:p>
          </table:table-cell>
          <table:table-cell office:value-type="float" office:value="0.000271283" calcext:value-type="float">
            <text:p>0.000271283</text:p>
          </table:table-cell>
          <table:table-cell office:value-type="float" office:value="0.0180837" calcext:value-type="float">
            <text:p>0.0180837</text:p>
          </table:table-cell>
        </table:table-row>
        <table:table-row table:style-name="ro1">
          <table:table-cell office:value-type="float" office:value="7.2893" calcext:value-type="float">
            <text:p>7.2893</text:p>
          </table:table-cell>
          <table:table-cell office:value-type="float" office:value="-0.513194" calcext:value-type="float">
            <text:p>-0.513194</text:p>
          </table:table-cell>
          <table:table-cell office:value-type="float" office:value="0.00016343" calcext:value-type="float">
            <text:p>0.00016343</text:p>
          </table:table-cell>
          <table:table-cell office:value-type="float" office:value="0.000272911" calcext:value-type="float">
            <text:p>0.000272911</text:p>
          </table:table-cell>
          <table:table-cell office:value-type="float" office:value="0.0177322" calcext:value-type="float">
            <text:p>0.0177322</text:p>
          </table:table-cell>
        </table:table-row>
        <table:table-row table:style-name="ro1">
          <table:table-cell office:value-type="float" office:value="7.32069" calcext:value-type="float">
            <text:p>7.32069</text:p>
          </table:table-cell>
          <table:table-cell office:value-type="float" office:value="-0.572522" calcext:value-type="float">
            <text:p>-0.572522</text:p>
          </table:table-cell>
          <table:table-cell office:value-type="float" office:value="0.000179691" calcext:value-type="float">
            <text:p>0.000179691</text:p>
          </table:table-cell>
          <table:table-cell office:value-type="float" office:value="0.000238693" calcext:value-type="float">
            <text:p>0.000238693</text:p>
          </table:table-cell>
          <table:table-cell office:value-type="float" office:value="0.0212828" calcext:value-type="float">
            <text:p>0.0212828</text:p>
          </table:table-cell>
        </table:table-row>
        <table:table-row table:style-name="ro1">
          <table:table-cell office:value-type="float" office:value="7.35128" calcext:value-type="float">
            <text:p>7.35128</text:p>
          </table:table-cell>
          <table:table-cell office:value-type="float" office:value="-0.517618" calcext:value-type="float">
            <text:p>-0.517618</text:p>
          </table:table-cell>
          <table:table-cell office:value-type="float" office:value="0.000164909" calcext:value-type="float">
            <text:p>0.000164909</text:p>
          </table:table-cell>
          <table:table-cell office:value-type="float" office:value="0.000266382" calcext:value-type="float">
            <text:p>0.000266382</text:p>
          </table:table-cell>
          <table:table-cell office:value-type="float" office:value="0.0178275" calcext:value-type="float">
            <text:p>0.0178275</text:p>
          </table:table-cell>
        </table:table-row>
        <table:table-row table:style-name="ro1">
          <table:table-cell office:value-type="float" office:value="7.38775" calcext:value-type="float">
            <text:p>7.38775</text:p>
          </table:table-cell>
          <table:table-cell office:value-type="float" office:value="-0.514287" calcext:value-type="float">
            <text:p>-0.514287</text:p>
          </table:table-cell>
          <table:table-cell office:value-type="float" office:value="0.000164194" calcext:value-type="float">
            <text:p>0.000164194</text:p>
          </table:table-cell>
          <table:table-cell office:value-type="float" office:value="0.000264697" calcext:value-type="float">
            <text:p>0.000264697</text:p>
          </table:table-cell>
          <table:table-cell office:value-type="float" office:value="0.0175023" calcext:value-type="float">
            <text:p>0.0175023</text:p>
          </table:table-cell>
        </table:table-row>
        <table:table-row table:style-name="ro1">
          <table:table-cell office:value-type="float" office:value="7.42024" calcext:value-type="float">
            <text:p>7.42024</text:p>
          </table:table-cell>
          <table:table-cell office:value-type="float" office:value="-0.429775" calcext:value-type="float">
            <text:p>-0.429775</text:p>
          </table:table-cell>
          <table:table-cell office:value-type="float" office:value="0.000141262" calcext:value-type="float">
            <text:p>0.000141262</text:p>
          </table:table-cell>
          <table:table-cell office:value-type="float" office:value="0.000310993" calcext:value-type="float">
            <text:p>0.000310993</text:p>
          </table:table-cell>
          <table:table-cell office:value-type="float" office:value="0.0126444" calcext:value-type="float">
            <text:p>0.0126444</text:p>
          </table:table-cell>
        </table:table-row>
        <table:table-row table:style-name="ro1">
          <table:table-cell office:value-type="float" office:value="7.45406" calcext:value-type="float">
            <text:p>7.45406</text:p>
          </table:table-cell>
          <table:table-cell office:value-type="float" office:value="-0.444528" calcext:value-type="float">
            <text:p>-0.444528</text:p>
          </table:table-cell>
          <table:table-cell office:value-type="float" office:value="0.00014548" calcext:value-type="float">
            <text:p>0.00014548</text:p>
          </table:table-cell>
          <table:table-cell office:value-type="float" office:value="0.00029967" calcext:value-type="float">
            <text:p>0.00029967</text:p>
          </table:table-cell>
          <table:table-cell office:value-type="float" office:value="0.0134451" calcext:value-type="float">
            <text:p>0.0134451</text:p>
          </table:table-cell>
        </table:table-row>
        <table:table-row table:style-name="ro1">
          <table:table-cell office:value-type="float" office:value="7.52579" calcext:value-type="float">
            <text:p>7.52579</text:p>
          </table:table-cell>
          <table:table-cell office:value-type="float" office:value="-0.418378" calcext:value-type="float">
            <text:p>-0.418378</text:p>
          </table:table-cell>
          <table:table-cell office:value-type="float" office:value="0.000138652" calcext:value-type="float">
            <text:p>0.000138652</text:p>
          </table:table-cell>
          <table:table-cell office:value-type="float" office:value="0.000309037" calcext:value-type="float">
            <text:p>0.000309037</text:p>
          </table:table-cell>
          <table:table-cell office:value-type="float" office:value="0.0114537" calcext:value-type="float">
            <text:p>0.0114537</text:p>
          </table:table-cell>
        </table:table-row>
        <table:table-row table:style-name="ro1">
          <table:table-cell office:value-type="float" office:value="7.55768" calcext:value-type="float">
            <text:p>7.55768</text:p>
          </table:table-cell>
          <table:table-cell office:value-type="float" office:value="-0.378361" calcext:value-type="float">
            <text:p>-0.378361</text:p>
          </table:table-cell>
          <table:table-cell office:value-type="float" office:value="0.000127852" calcext:value-type="float">
            <text:p>0.000127852</text:p>
          </table:table-cell>
          <table:table-cell office:value-type="float" office:value="0.000326003" calcext:value-type="float">
            <text:p>0.000326003</text:p>
          </table:table-cell>
          <table:table-cell office:value-type="float" office:value="0.00834576" calcext:value-type="float">
            <text:p>0.00834576</text:p>
          </table:table-cell>
        </table:table-row>
        <table:table-row table:style-name="ro1">
          <table:table-cell office:value-type="float" office:value="7.59227" calcext:value-type="float">
            <text:p>7.59227</text:p>
          </table:table-cell>
          <table:table-cell office:value-type="float" office:value="-0.489795" calcext:value-type="float">
            <text:p>-0.489795</text:p>
          </table:table-cell>
          <table:table-cell office:value-type="float" office:value="0.000158159" calcext:value-type="float">
            <text:p>0.000158159</text:p>
          </table:table-cell>
          <table:table-cell office:value-type="float" office:value="0.000272063" calcext:value-type="float">
            <text:p>0.000272063</text:p>
          </table:table-cell>
          <table:table-cell office:value-type="float" office:value="0.0159032" calcext:value-type="float">
            <text:p>0.0159032</text:p>
          </table:table-cell>
        </table:table-row>
        <table:table-row table:style-name="ro1">
          <table:table-cell office:value-type="float" office:value="7.62398" calcext:value-type="float">
            <text:p>7.62398</text:p>
          </table:table-cell>
          <table:table-cell office:value-type="float" office:value="-0.512923" calcext:value-type="float">
            <text:p>-0.512923</text:p>
          </table:table-cell>
          <table:table-cell office:value-type="float" office:value="0.000164486" calcext:value-type="float">
            <text:p>0.000164486</text:p>
          </table:table-cell>
          <table:table-cell office:value-type="float" office:value="0.000259755" calcext:value-type="float">
            <text:p>0.000259755</text:p>
          </table:table-cell>
          <table:table-cell office:value-type="float" office:value="0.0173306" calcext:value-type="float">
            <text:p>0.0173306</text:p>
          </table:table-cell>
        </table:table-row>
        <table:table-row table:style-name="ro1">
          <table:table-cell office:value-type="float" office:value="7.65635" calcext:value-type="float">
            <text:p>7.65635</text:p>
          </table:table-cell>
          <table:table-cell office:value-type="float" office:value="-0.49747" calcext:value-type="float">
            <text:p>-0.49747</text:p>
          </table:table-cell>
          <table:table-cell office:value-type="float" office:value="0.0001603" calcext:value-type="float">
            <text:p>0.0001603</text:p>
          </table:table-cell>
          <table:table-cell office:value-type="float" office:value="0.000264908" calcext:value-type="float">
            <text:p>0.000264908</text:p>
          </table:table-cell>
          <table:table-cell office:value-type="float" office:value="0.015987" calcext:value-type="float">
            <text:p>0.015987</text:p>
          </table:table-cell>
        </table:table-row>
        <table:table-row table:style-name="ro1">
          <table:table-cell office:value-type="float" office:value="7.69291" calcext:value-type="float">
            <text:p>7.69291</text:p>
          </table:table-cell>
          <table:table-cell office:value-type="float" office:value="-0.485781" calcext:value-type="float">
            <text:p>-0.485781</text:p>
          </table:table-cell>
          <table:table-cell office:value-type="float" office:value="0.000156818" calcext:value-type="float">
            <text:p>0.000156818</text:p>
          </table:table-cell>
          <table:table-cell office:value-type="float" office:value="0.000280932" calcext:value-type="float">
            <text:p>0.000280932</text:p>
          </table:table-cell>
          <table:table-cell office:value-type="float" office:value="0.0163482" calcext:value-type="float">
            <text:p>0.0163482</text:p>
          </table:table-cell>
        </table:table-row>
        <table:table-row table:style-name="ro1">
          <table:table-cell office:value-type="float" office:value="7.7247" calcext:value-type="float">
            <text:p>7.7247</text:p>
          </table:table-cell>
          <table:table-cell office:value-type="float" office:value="-0.496939" calcext:value-type="float">
            <text:p>-0.496939</text:p>
          </table:table-cell>
          <table:table-cell office:value-type="float" office:value="0.000160195" calcext:value-type="float">
            <text:p>0.000160195</text:p>
          </table:table-cell>
          <table:table-cell office:value-type="float" office:value="0.000265789" calcext:value-type="float">
            <text:p>0.000265789</text:p>
          </table:table-cell>
          <table:table-cell office:value-type="float" office:value="0.0160045" calcext:value-type="float">
            <text:p>0.0160045</text:p>
          </table:table-cell>
        </table:table-row>
        <table:table-row table:style-name="ro1">
          <table:table-cell office:value-type="float" office:value="7.75431" calcext:value-type="float">
            <text:p>7.75431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7.78701" calcext:value-type="float">
            <text:p>7.78701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7.81629" calcext:value-type="float">
            <text:p>7.81629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7.84823" calcext:value-type="float">
            <text:p>7.84823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7.87709" calcext:value-type="float">
            <text:p>7.87709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7.90614" calcext:value-type="float">
            <text:p>7.90614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7.93521" calcext:value-type="float">
            <text:p>7.93521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7.96642" calcext:value-type="float">
            <text:p>7.96642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7.99886" calcext:value-type="float">
            <text:p>7.99886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05791" calcext:value-type="float">
            <text:p>8.05791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09483" calcext:value-type="float">
            <text:p>8.09483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12639" calcext:value-type="float">
            <text:p>8.12639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1566" calcext:value-type="float">
            <text:p>8.1566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18619" calcext:value-type="float">
            <text:p>8.18619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21514" calcext:value-type="float">
            <text:p>8.21514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24415" calcext:value-type="float">
            <text:p>8.24415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27315" calcext:value-type="float">
            <text:p>8.27315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30318" calcext:value-type="float">
            <text:p>8.30318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33317" calcext:value-type="float">
            <text:p>8.33317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36784" calcext:value-type="float">
            <text:p>8.36784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39717" calcext:value-type="float">
            <text:p>8.39717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43094" calcext:value-type="float">
            <text:p>8.43094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46531" calcext:value-type="float">
            <text:p>8.46531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49848" calcext:value-type="float">
            <text:p>8.49848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  <table:table-row table:style-name="ro1">
          <table:table-cell office:value-type="float" office:value="8.53266" calcext:value-type="float">
            <text:p>8.53266</text:p>
          </table:table-cell>
          <table:table-cell office:value-type="float" office:value="-0.482245" calcext:value-type="float">
            <text:p>-0.482245</text:p>
          </table:table-cell>
          <table:table-cell office:value-type="float" office:value="0.000156053" calcext:value-type="float">
            <text:p>0.000156053</text:p>
          </table:table-cell>
          <table:table-cell office:value-type="float" office:value="0.000277006" calcext:value-type="float">
            <text:p>0.000277006</text:p>
          </table:table-cell>
          <table:table-cell office:value-type="float" office:value="0.015465" calcext:value-type="float">
            <text:p>0.015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20:43:02.909346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14T20:45:07.569463181</dc:date>
    <meta:editing-duration>PT2M4S</meta:editing-duration>
    <meta:editing-cycles>1</meta:editing-cycles>
    <meta:document-statistic meta:table-count="1" meta:cell-count="13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torque.A1:torque.B267 torque.E1:torque.E267" chart:data-source-has-labels="column" svg:x="0.32cm" svg:y="0.18cm" svg:width="12.508cm" svg:height="8.64cm">
          <chartooo:coordinate-region svg:x="1.153cm" svg:y="0.38cm" svg:width="11.675cm" svg:height="8.241cm"/>
          <chart:axis chart:dimension="x" chart:name="primary-x" chart:style-name="ch4" chartooo:axis-type="auto">
            <chartooo:date-scale/>
            <chart:categories table:cell-range-address="torque.A1:torque.A26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orque.B1:torque.B267" chart:class="chart:line">
            <chart:data-point chart:repeated="267"/>
          </chart:series>
          <chart:series chart:style-name="ch7" chart:values-cell-range-address="torque.E1:torque.E267" chart:class="chart:line">
            <chart:data-point chart:repeated="2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orque.A1:torque.A267</svg:desc>
                </draw:g>
              </table:table-cell>
              <table:table-cell office:value-type="float" office:value="-0.466251">
                <text:p>-0.466251</text:p>
                <draw:g>
                  <svg:desc>torque.B1:torque.B267</svg:desc>
                </draw:g>
              </table:table-cell>
              <table:table-cell office:value-type="float" office:value="0.015035">
                <text:p>0.015035</text:p>
                <draw:g>
                  <svg:desc>torque.E1:torque.E267</svg:desc>
                </draw:g>
              </table:table-cell>
            </table:table-row>
            <table:table-row>
              <table:table-cell office:value-type="float" office:value="0.0287611">
                <text:p>0.0287611</text:p>
              </table:table-cell>
              <table:table-cell office:value-type="float" office:value="-0.467454">
                <text:p>-0.467454</text:p>
              </table:table-cell>
              <table:table-cell office:value-type="float" office:value="0.0155645">
                <text:p>0.0155645</text:p>
              </table:table-cell>
            </table:table-row>
            <table:table-row>
              <table:table-cell office:value-type="float" office:value="0.057699">
                <text:p>0.057699</text:p>
              </table:table-cell>
              <table:table-cell office:value-type="float" office:value="-0.467742">
                <text:p>-0.467742</text:p>
              </table:table-cell>
              <table:table-cell office:value-type="float" office:value="0.0156988">
                <text:p>0.0156988</text:p>
              </table:table-cell>
            </table:table-row>
            <table:table-row>
              <table:table-cell office:value-type="float" office:value="0.0866251">
                <text:p>0.0866251</text:p>
              </table:table-cell>
              <table:table-cell office:value-type="float" office:value="-0.46495">
                <text:p>-0.46495</text:p>
              </table:table-cell>
              <table:table-cell office:value-type="float" office:value="0.0144825">
                <text:p>0.0144825</text:p>
              </table:table-cell>
            </table:table-row>
            <table:table-row>
              <table:table-cell office:value-type="float" office:value="0.115644">
                <text:p>0.115644</text:p>
              </table:table-cell>
              <table:table-cell office:value-type="float" office:value="-0.466283">
                <text:p>-0.466283</text:p>
              </table:table-cell>
              <table:table-cell office:value-type="float" office:value="0.015069">
                <text:p>0.015069</text:p>
              </table:table-cell>
            </table:table-row>
            <table:table-row>
              <table:table-cell office:value-type="float" office:value="0.14468">
                <text:p>0.14468</text:p>
              </table:table-cell>
              <table:table-cell office:value-type="float" office:value="-0.464965">
                <text:p>-0.464965</text:p>
              </table:table-cell>
              <table:table-cell office:value-type="float" office:value="0.0144933">
                <text:p>0.0144933</text:p>
              </table:table-cell>
            </table:table-row>
            <table:table-row>
              <table:table-cell office:value-type="float" office:value="0.174618">
                <text:p>0.174618</text:p>
              </table:table-cell>
              <table:table-cell office:value-type="float" office:value="-0.466287">
                <text:p>-0.466287</text:p>
              </table:table-cell>
              <table:table-cell office:value-type="float" office:value="0.0150709">
                <text:p>0.0150709</text:p>
              </table:table-cell>
            </table:table-row>
            <table:table-row>
              <table:table-cell office:value-type="float" office:value="0.203693">
                <text:p>0.203693</text:p>
              </table:table-cell>
              <table:table-cell office:value-type="float" office:value="-0.466287">
                <text:p>-0.466287</text:p>
              </table:table-cell>
              <table:table-cell office:value-type="float" office:value="0.0150709">
                <text:p>0.0150709</text:p>
              </table:table-cell>
            </table:table-row>
            <table:table-row>
              <table:table-cell office:value-type="float" office:value="0.232697">
                <text:p>0.232697</text:p>
              </table:table-cell>
              <table:table-cell office:value-type="float" office:value="-0.466287">
                <text:p>-0.466287</text:p>
              </table:table-cell>
              <table:table-cell office:value-type="float" office:value="0.0150709">
                <text:p>0.0150709</text:p>
              </table:table-cell>
            </table:table-row>
            <table:table-row>
              <table:table-cell office:value-type="float" office:value="0.261674">
                <text:p>0.261674</text:p>
              </table:table-cell>
              <table:table-cell office:value-type="float" office:value="-0.466287">
                <text:p>-0.466287</text:p>
              </table:table-cell>
              <table:table-cell office:value-type="float" office:value="0.0150709">
                <text:p>0.0150709</text:p>
              </table:table-cell>
            </table:table-row>
            <table:table-row>
              <table:table-cell office:value-type="float" office:value="0.290741">
                <text:p>0.290741</text:p>
              </table:table-cell>
              <table:table-cell office:value-type="float" office:value="-0.466287">
                <text:p>-0.466287</text:p>
              </table:table-cell>
              <table:table-cell office:value-type="float" office:value="0.0150709">
                <text:p>0.0150709</text:p>
              </table:table-cell>
            </table:table-row>
            <table:table-row>
              <table:table-cell office:value-type="float" office:value="0.319982">
                <text:p>0.319982</text:p>
              </table:table-cell>
              <table:table-cell office:value-type="float" office:value="-0.466287">
                <text:p>-0.466287</text:p>
              </table:table-cell>
              <table:table-cell office:value-type="float" office:value="0.0150709">
                <text:p>0.0150709</text:p>
              </table:table-cell>
            </table:table-row>
            <table:table-row>
              <table:table-cell office:value-type="float" office:value="0.349625">
                <text:p>0.349625</text:p>
              </table:table-cell>
              <table:table-cell office:value-type="float" office:value="-0.466287">
                <text:p>-0.466287</text:p>
              </table:table-cell>
              <table:table-cell office:value-type="float" office:value="0.0150709">
                <text:p>0.0150709</text:p>
              </table:table-cell>
            </table:table-row>
            <table:table-row>
              <table:table-cell office:value-type="float" office:value="0.378709">
                <text:p>0.378709</text:p>
              </table:table-cell>
              <table:table-cell office:value-type="float" office:value="-0.466287">
                <text:p>-0.466287</text:p>
              </table:table-cell>
              <table:table-cell office:value-type="float" office:value="0.0150709">
                <text:p>0.0150709</text:p>
              </table:table-cell>
            </table:table-row>
            <table:table-row>
              <table:table-cell office:value-type="float" office:value="0.409856">
                <text:p>0.409856</text:p>
              </table:table-cell>
              <table:table-cell office:value-type="float" office:value="-0.466287">
                <text:p>-0.466287</text:p>
              </table:table-cell>
              <table:table-cell office:value-type="float" office:value="0.0150709">
                <text:p>0.0150709</text:p>
              </table:table-cell>
            </table:table-row>
            <table:table-row>
              <table:table-cell office:value-type="float" office:value="0.439738">
                <text:p>0.439738</text:p>
              </table:table-cell>
              <table:table-cell office:value-type="float" office:value="-0.466287">
                <text:p>-0.466287</text:p>
              </table:table-cell>
              <table:table-cell office:value-type="float" office:value="0.0150709">
                <text:p>0.0150709</text:p>
              </table:table-cell>
            </table:table-row>
            <table:table-row>
              <table:table-cell office:value-type="float" office:value="0.46864">
                <text:p>0.46864</text:p>
              </table:table-cell>
              <table:table-cell office:value-type="float" office:value="-0.467478">
                <text:p>-0.467478</text:p>
              </table:table-cell>
              <table:table-cell office:value-type="float" office:value="0.0155951">
                <text:p>0.0155951</text:p>
              </table:table-cell>
            </table:table-row>
            <table:table-row>
              <table:table-cell office:value-type="float" office:value="0.498806">
                <text:p>0.498806</text:p>
              </table:table-cell>
              <table:table-cell office:value-type="float" office:value="-0.465158">
                <text:p>-0.465158</text:p>
              </table:table-cell>
              <table:table-cell office:value-type="float" office:value="0.0145812">
                <text:p>0.0145812</text:p>
              </table:table-cell>
            </table:table-row>
            <table:table-row>
              <table:table-cell office:value-type="float" office:value="0.550693">
                <text:p>0.550693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0.580822">
                <text:p>0.580822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0.611633">
                <text:p>0.611633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0.640663">
                <text:p>0.640663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0.669799">
                <text:p>0.669799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0.700099">
                <text:p>0.700099</text:p>
              </table:table-cell>
              <table:table-cell office:value-type="float" office:value="-0.465209">
                <text:p>-0.465209</text:p>
              </table:table-cell>
              <table:table-cell office:value-type="float" office:value="0.0145997">
                <text:p>0.0145997</text:p>
              </table:table-cell>
            </table:table-row>
            <table:table-row>
              <table:table-cell office:value-type="float" office:value="0.734757">
                <text:p>0.734757</text:p>
              </table:table-cell>
              <table:table-cell office:value-type="float" office:value="-0.46806">
                <text:p>-0.46806</text:p>
              </table:table-cell>
              <table:table-cell office:value-type="float" office:value="0.0158493">
                <text:p>0.0158493</text:p>
              </table:table-cell>
            </table:table-row>
            <table:table-row>
              <table:table-cell office:value-type="float" office:value="0.764974">
                <text:p>0.764974</text:p>
              </table:table-cell>
              <table:table-cell office:value-type="float" office:value="-0.464258">
                <text:p>-0.464258</text:p>
              </table:table-cell>
              <table:table-cell office:value-type="float" office:value="0.0141841">
                <text:p>0.0141841</text:p>
              </table:table-cell>
            </table:table-row>
            <table:table-row>
              <table:table-cell office:value-type="float" office:value="0.794588">
                <text:p>0.794588</text:p>
              </table:table-cell>
              <table:table-cell office:value-type="float" office:value="-0.468528">
                <text:p>-0.468528</text:p>
              </table:table-cell>
              <table:table-cell office:value-type="float" office:value="0.0160539">
                <text:p>0.0160539</text:p>
              </table:table-cell>
            </table:table-row>
            <table:table-row>
              <table:table-cell office:value-type="float" office:value="0.825616">
                <text:p>0.825616</text:p>
              </table:table-cell>
              <table:table-cell office:value-type="float" office:value="-0.465216">
                <text:p>-0.465216</text:p>
              </table:table-cell>
              <table:table-cell office:value-type="float" office:value="0.0146066">
                <text:p>0.0146066</text:p>
              </table:table-cell>
            </table:table-row>
            <table:table-row>
              <table:table-cell office:value-type="float" office:value="0.854722">
                <text:p>0.854722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0.883663">
                <text:p>0.883663</text:p>
              </table:table-cell>
              <table:table-cell office:value-type="float" office:value="-0.465105">
                <text:p>-0.465105</text:p>
              </table:table-cell>
              <table:table-cell office:value-type="float" office:value="0.0145544">
                <text:p>0.0145544</text:p>
              </table:table-cell>
            </table:table-row>
            <table:table-row>
              <table:table-cell office:value-type="float" office:value="0.912634">
                <text:p>0.912634</text:p>
              </table:table-cell>
              <table:table-cell office:value-type="float" office:value="-0.468653">
                <text:p>-0.468653</text:p>
              </table:table-cell>
              <table:table-cell office:value-type="float" office:value="0.0161085">
                <text:p>0.0161085</text:p>
              </table:table-cell>
            </table:table-row>
            <table:table-row>
              <table:table-cell office:value-type="float" office:value="0.943031">
                <text:p>0.943031</text:p>
              </table:table-cell>
              <table:table-cell office:value-type="float" office:value="-0.465169">
                <text:p>-0.465169</text:p>
              </table:table-cell>
              <table:table-cell office:value-type="float" office:value="0.0145861">
                <text:p>0.0145861</text:p>
              </table:table-cell>
            </table:table-row>
            <table:table-row>
              <table:table-cell office:value-type="float" office:value="0.973921">
                <text:p>0.973921</text:p>
              </table:table-cell>
              <table:table-cell office:value-type="float" office:value="-0.46525">
                <text:p>-0.46525</text:p>
              </table:table-cell>
              <table:table-cell office:value-type="float" office:value="0.0146176">
                <text:p>0.0146176</text:p>
              </table:table-cell>
            </table:table-row>
            <table:table-row>
              <table:table-cell office:value-type="float" office:value="1.00386">
                <text:p>1.00386</text:p>
              </table:table-cell>
              <table:table-cell office:value-type="float" office:value="-0.468468">
                <text:p>-0.468468</text:p>
              </table:table-cell>
              <table:table-cell office:value-type="float" office:value="0.0160276">
                <text:p>0.0160276</text:p>
              </table:table-cell>
            </table:table-row>
            <table:table-row>
              <table:table-cell office:value-type="float" office:value="1.03505">
                <text:p>1.03505</text:p>
              </table:table-cell>
              <table:table-cell office:value-type="float" office:value="-0.465233">
                <text:p>-0.465233</text:p>
              </table:table-cell>
              <table:table-cell office:value-type="float" office:value="0.0146141">
                <text:p>0.0146141</text:p>
              </table:table-cell>
            </table:table-row>
            <table:table-row>
              <table:table-cell office:value-type="float" office:value="1.0954">
                <text:p>1.0954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1.12474">
                <text:p>1.12474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1.15371">
                <text:p>1.15371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1.18258">
                <text:p>1.18258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1.2115">
                <text:p>1.2115</text:p>
              </table:table-cell>
              <table:table-cell office:value-type="float" office:value="-0.465104">
                <text:p>-0.465104</text:p>
              </table:table-cell>
              <table:table-cell office:value-type="float" office:value="0.0145538">
                <text:p>0.0145538</text:p>
              </table:table-cell>
            </table:table-row>
            <table:table-row>
              <table:table-cell office:value-type="float" office:value="1.24056">
                <text:p>1.24056</text:p>
              </table:table-cell>
              <table:table-cell office:value-type="float" office:value="-0.468644">
                <text:p>-0.468644</text:p>
              </table:table-cell>
              <table:table-cell office:value-type="float" office:value="0.0161045">
                <text:p>0.0161045</text:p>
              </table:table-cell>
            </table:table-row>
            <table:table-row>
              <table:table-cell office:value-type="float" office:value="1.26955">
                <text:p>1.26955</text:p>
              </table:table-cell>
              <table:table-cell office:value-type="float" office:value="-0.465118">
                <text:p>-0.465118</text:p>
              </table:table-cell>
              <table:table-cell office:value-type="float" office:value="0.0145638">
                <text:p>0.0145638</text:p>
              </table:table-cell>
            </table:table-row>
            <table:table-row>
              <table:table-cell office:value-type="float" office:value="1.29963">
                <text:p>1.29963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1.32887">
                <text:p>1.32887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1.35969">
                <text:p>1.35969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1.39195">
                <text:p>1.39195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1.42484">
                <text:p>1.42484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1.45921">
                <text:p>1.45921</text:p>
              </table:table-cell>
              <table:table-cell office:value-type="float" office:value="-0.466293">
                <text:p>-0.466293</text:p>
              </table:table-cell>
              <table:table-cell office:value-type="float" office:value="0.0150773">
                <text:p>0.0150773</text:p>
              </table:table-cell>
            </table:table-row>
            <table:table-row>
              <table:table-cell office:value-type="float" office:value="1.49696">
                <text:p>1.49696</text:p>
              </table:table-cell>
              <table:table-cell office:value-type="float" office:value="-0.465592">
                <text:p>-0.465592</text:p>
              </table:table-cell>
              <table:table-cell office:value-type="float" office:value="0.0147674">
                <text:p>0.0147674</text:p>
              </table:table-cell>
            </table:table-row>
            <table:table-row>
              <table:table-cell office:value-type="float" office:value="1.53359">
                <text:p>1.53359</text:p>
              </table:table-cell>
              <table:table-cell office:value-type="float" office:value="0.199787">
                <text:p>0.199787</text:p>
              </table:table-cell>
              <table:table-cell office:value-type="float" office:value="-0.0267835">
                <text:p>-0.0267835</text:p>
              </table:table-cell>
            </table:table-row>
            <table:table-row>
              <table:table-cell office:value-type="float" office:value="1.56796">
                <text:p>1.56796</text:p>
              </table:table-cell>
              <table:table-cell office:value-type="float" office:value="-0.271002">
                <text:p>-0.271002</text:p>
              </table:table-cell>
              <table:table-cell office:value-type="float" office:value="0.00622867">
                <text:p>0.00622867</text:p>
              </table:table-cell>
            </table:table-row>
            <table:table-row>
              <table:table-cell office:value-type="float" office:value="1.61581">
                <text:p>1.61581</text:p>
              </table:table-cell>
              <table:table-cell office:value-type="float" office:value="-0.462353">
                <text:p>-0.462353</text:p>
              </table:table-cell>
              <table:table-cell office:value-type="float" office:value="0.0176647">
                <text:p>0.0176647</text:p>
              </table:table-cell>
            </table:table-row>
            <table:table-row>
              <table:table-cell office:value-type="float" office:value="1.64448">
                <text:p>1.64448</text:p>
              </table:table-cell>
              <table:table-cell office:value-type="float" office:value="-0.866951">
                <text:p>-0.866951</text:p>
              </table:table-cell>
              <table:table-cell office:value-type="float" office:value="0.0402339">
                <text:p>0.0402339</text:p>
              </table:table-cell>
            </table:table-row>
            <table:table-row>
              <table:table-cell office:value-type="float" office:value="1.67362">
                <text:p>1.67362</text:p>
              </table:table-cell>
              <table:table-cell office:value-type="float" office:value="-0.410568">
                <text:p>-0.410568</text:p>
              </table:table-cell>
              <table:table-cell office:value-type="float" office:value="0.0133201">
                <text:p>0.0133201</text:p>
              </table:table-cell>
            </table:table-row>
            <table:table-row>
              <table:table-cell office:value-type="float" office:value="1.7025">
                <text:p>1.7025</text:p>
              </table:table-cell>
              <table:table-cell office:value-type="float" office:value="-0.267934">
                <text:p>-0.267934</text:p>
              </table:table-cell>
              <table:table-cell office:value-type="float" office:value="0.00831802">
                <text:p>0.00831802</text:p>
              </table:table-cell>
            </table:table-row>
            <table:table-row>
              <table:table-cell office:value-type="float" office:value="1.73162">
                <text:p>1.73162</text:p>
              </table:table-cell>
              <table:table-cell office:value-type="float" office:value="-0.450365">
                <text:p>-0.450365</text:p>
              </table:table-cell>
              <table:table-cell office:value-type="float" office:value="0.0169935">
                <text:p>0.0169935</text:p>
              </table:table-cell>
            </table:table-row>
            <table:table-row>
              <table:table-cell office:value-type="float" office:value="1.76053">
                <text:p>1.76053</text:p>
              </table:table-cell>
              <table:table-cell office:value-type="float" office:value="-0.411931">
                <text:p>-0.411931</text:p>
              </table:table-cell>
              <table:table-cell office:value-type="float" office:value="0.0164301">
                <text:p>0.0164301</text:p>
              </table:table-cell>
            </table:table-row>
            <table:table-row>
              <table:table-cell office:value-type="float" office:value="1.78962">
                <text:p>1.78962</text:p>
              </table:table-cell>
              <table:table-cell office:value-type="float" office:value="-0.493374">
                <text:p>-0.493374</text:p>
              </table:table-cell>
              <table:table-cell office:value-type="float" office:value="0.0185792">
                <text:p>0.0185792</text:p>
              </table:table-cell>
            </table:table-row>
            <table:table-row>
              <table:table-cell office:value-type="float" office:value="1.81965">
                <text:p>1.81965</text:p>
              </table:table-cell>
              <table:table-cell office:value-type="float" office:value="-0.242034">
                <text:p>-0.242034</text:p>
              </table:table-cell>
              <table:table-cell office:value-type="float" office:value="0.00498048">
                <text:p>0.00498048</text:p>
              </table:table-cell>
            </table:table-row>
            <table:table-row>
              <table:table-cell office:value-type="float" office:value="1.84885">
                <text:p>1.84885</text:p>
              </table:table-cell>
              <table:table-cell office:value-type="float" office:value="-0.345846">
                <text:p>-0.345846</text:p>
              </table:table-cell>
              <table:table-cell office:value-type="float" office:value="0.0140137">
                <text:p>0.0140137</text:p>
              </table:table-cell>
            </table:table-row>
            <table:table-row>
              <table:table-cell office:value-type="float" office:value="1.87861">
                <text:p>1.87861</text:p>
              </table:table-cell>
              <table:table-cell office:value-type="float" office:value="-0.284587">
                <text:p>-0.284587</text:p>
              </table:table-cell>
              <table:table-cell office:value-type="float" office:value="0.00815916">
                <text:p>0.00815916</text:p>
              </table:table-cell>
            </table:table-row>
            <table:table-row>
              <table:table-cell office:value-type="float" office:value="1.9077">
                <text:p>1.9077</text:p>
              </table:table-cell>
              <table:table-cell office:value-type="float" office:value="-0.363396">
                <text:p>-0.363396</text:p>
              </table:table-cell>
              <table:table-cell office:value-type="float" office:value="0.0132392">
                <text:p>0.0132392</text:p>
              </table:table-cell>
            </table:table-row>
            <table:table-row>
              <table:table-cell office:value-type="float" office:value="1.93688">
                <text:p>1.93688</text:p>
              </table:table-cell>
              <table:table-cell office:value-type="float" office:value="-0.257861">
                <text:p>-0.257861</text:p>
              </table:table-cell>
              <table:table-cell office:value-type="float" office:value="0.00705208">
                <text:p>0.00705208</text:p>
              </table:table-cell>
            </table:table-row>
            <table:table-row>
              <table:table-cell office:value-type="float" office:value="1.96659">
                <text:p>1.96659</text:p>
              </table:table-cell>
              <table:table-cell office:value-type="float" office:value="-0.278187">
                <text:p>-0.278187</text:p>
              </table:table-cell>
              <table:table-cell office:value-type="float" office:value="0.00909585">
                <text:p>0.00909585</text:p>
              </table:table-cell>
            </table:table-row>
            <table:table-row>
              <table:table-cell office:value-type="float" office:value="1.99656">
                <text:p>1.99656</text:p>
              </table:table-cell>
              <table:table-cell office:value-type="float" office:value="-0.241179">
                <text:p>-0.241179</text:p>
              </table:table-cell>
              <table:table-cell office:value-type="float" office:value="0.00717162">
                <text:p>0.00717162</text:p>
              </table:table-cell>
            </table:table-row>
            <table:table-row>
              <table:table-cell office:value-type="float" office:value="2.02554">
                <text:p>2.02554</text:p>
              </table:table-cell>
              <table:table-cell office:value-type="float" office:value="-0.186467">
                <text:p>-0.186467</text:p>
              </table:table-cell>
              <table:table-cell office:value-type="float" office:value="0.0042174">
                <text:p>0.0042174</text:p>
              </table:table-cell>
            </table:table-row>
            <table:table-row>
              <table:table-cell office:value-type="float" office:value="2.05499">
                <text:p>2.05499</text:p>
              </table:table-cell>
              <table:table-cell office:value-type="float" office:value="-0.218009">
                <text:p>-0.218009</text:p>
              </table:table-cell>
              <table:table-cell office:value-type="float" office:value="0.00713247">
                <text:p>0.00713247</text:p>
              </table:table-cell>
            </table:table-row>
            <table:table-row>
              <table:table-cell office:value-type="float" office:value="2.08569">
                <text:p>2.08569</text:p>
              </table:table-cell>
              <table:table-cell office:value-type="float" office:value="-0.272394">
                <text:p>-0.272394</text:p>
              </table:table-cell>
              <table:table-cell office:value-type="float" office:value="0.0104291">
                <text:p>0.0104291</text:p>
              </table:table-cell>
            </table:table-row>
            <table:table-row>
              <table:table-cell office:value-type="float" office:value="2.14689">
                <text:p>2.14689</text:p>
              </table:table-cell>
              <table:table-cell office:value-type="float" office:value="-0.212231">
                <text:p>-0.212231</text:p>
              </table:table-cell>
              <table:table-cell office:value-type="float" office:value="0.00765111">
                <text:p>0.00765111</text:p>
              </table:table-cell>
            </table:table-row>
            <table:table-row>
              <table:table-cell office:value-type="float" office:value="2.17681">
                <text:p>2.17681</text:p>
              </table:table-cell>
              <table:table-cell office:value-type="float" office:value="-0.219521">
                <text:p>-0.219521</text:p>
              </table:table-cell>
              <table:table-cell office:value-type="float" office:value="0.0085151">
                <text:p>0.0085151</text:p>
              </table:table-cell>
            </table:table-row>
            <table:table-row>
              <table:table-cell office:value-type="float" office:value="2.20545">
                <text:p>2.20545</text:p>
              </table:table-cell>
              <table:table-cell office:value-type="float" office:value="-0.179935">
                <text:p>-0.179935</text:p>
              </table:table-cell>
              <table:table-cell office:value-type="float" office:value="0.00649497">
                <text:p>0.00649497</text:p>
              </table:table-cell>
            </table:table-row>
            <table:table-row>
              <table:table-cell office:value-type="float" office:value="2.23442">
                <text:p>2.23442</text:p>
              </table:table-cell>
              <table:table-cell office:value-type="float" office:value="-0.254531">
                <text:p>-0.254531</text:p>
              </table:table-cell>
              <table:table-cell office:value-type="float" office:value="0.0113758">
                <text:p>0.0113758</text:p>
              </table:table-cell>
            </table:table-row>
            <table:table-row>
              <table:table-cell office:value-type="float" office:value="2.26358">
                <text:p>2.26358</text:p>
              </table:table-cell>
              <table:table-cell office:value-type="float" office:value="-0.137204">
                <text:p>-0.137204</text:p>
              </table:table-cell>
              <table:table-cell office:value-type="float" office:value="0.00453831">
                <text:p>0.00453831</text:p>
              </table:table-cell>
            </table:table-row>
            <table:table-row>
              <table:table-cell office:value-type="float" office:value="2.29254">
                <text:p>2.29254</text:p>
              </table:table-cell>
              <table:table-cell office:value-type="float" office:value="-0.205069">
                <text:p>-0.205069</text:p>
              </table:table-cell>
              <table:table-cell office:value-type="float" office:value="0.00897016">
                <text:p>0.00897016</text:p>
              </table:table-cell>
            </table:table-row>
            <table:table-row>
              <table:table-cell office:value-type="float" office:value="2.32802">
                <text:p>2.32802</text:p>
              </table:table-cell>
              <table:table-cell office:value-type="float" office:value="-0.157822">
                <text:p>-0.157822</text:p>
              </table:table-cell>
              <table:table-cell office:value-type="float" office:value="0.00571391">
                <text:p>0.00571391</text:p>
              </table:table-cell>
            </table:table-row>
            <table:table-row>
              <table:table-cell office:value-type="float" office:value="2.36104">
                <text:p>2.36104</text:p>
              </table:table-cell>
              <table:table-cell office:value-type="float" office:value="-0.142665">
                <text:p>-0.142665</text:p>
              </table:table-cell>
              <table:table-cell office:value-type="float" office:value="0.00477022">
                <text:p>0.00477022</text:p>
              </table:table-cell>
            </table:table-row>
            <table:table-row>
              <table:table-cell office:value-type="float" office:value="2.39395">
                <text:p>2.39395</text:p>
              </table:table-cell>
              <table:table-cell office:value-type="float" office:value="-0.145866">
                <text:p>-0.145866</text:p>
              </table:table-cell>
              <table:table-cell office:value-type="float" office:value="0.00468201">
                <text:p>0.00468201</text:p>
              </table:table-cell>
            </table:table-row>
            <table:table-row>
              <table:table-cell office:value-type="float" office:value="2.4235">
                <text:p>2.4235</text:p>
              </table:table-cell>
              <table:table-cell office:value-type="float" office:value="-0.148677">
                <text:p>-0.148677</text:p>
              </table:table-cell>
              <table:table-cell office:value-type="float" office:value="0.00473461">
                <text:p>0.00473461</text:p>
              </table:table-cell>
            </table:table-row>
            <table:table-row>
              <table:table-cell office:value-type="float" office:value="2.45246">
                <text:p>2.45246</text:p>
              </table:table-cell>
              <table:table-cell office:value-type="float" office:value="-0.101066">
                <text:p>-0.101066</text:p>
              </table:table-cell>
              <table:table-cell office:value-type="float" office:value="0.00089375">
                <text:p>0.00089375</text:p>
              </table:table-cell>
            </table:table-row>
            <table:table-row>
              <table:table-cell office:value-type="float" office:value="2.48623">
                <text:p>2.48623</text:p>
              </table:table-cell>
              <table:table-cell office:value-type="float" office:value="-0.116774">
                <text:p>-0.116774</text:p>
              </table:table-cell>
              <table:table-cell office:value-type="float" office:value="0.00335078">
                <text:p>0.00335078</text:p>
              </table:table-cell>
            </table:table-row>
            <table:table-row>
              <table:table-cell office:value-type="float" office:value="2.51999">
                <text:p>2.51999</text:p>
              </table:table-cell>
              <table:table-cell office:value-type="float" office:value="-0.120272">
                <text:p>-0.120272</text:p>
              </table:table-cell>
              <table:table-cell office:value-type="float" office:value="0.00595878">
                <text:p>0.00595878</text:p>
              </table:table-cell>
            </table:table-row>
            <table:table-row>
              <table:table-cell office:value-type="float" office:value="2.55419">
                <text:p>2.55419</text:p>
              </table:table-cell>
              <table:table-cell office:value-type="float" office:value="-0.14547">
                <text:p>-0.14547</text:p>
              </table:table-cell>
              <table:table-cell office:value-type="float" office:value="0.00785179">
                <text:p>0.00785179</text:p>
              </table:table-cell>
            </table:table-row>
            <table:table-row>
              <table:table-cell office:value-type="float" office:value="2.5838">
                <text:p>2.5838</text:p>
              </table:table-cell>
              <table:table-cell office:value-type="float" office:value="-0.151496">
                <text:p>-0.151496</text:p>
              </table:table-cell>
              <table:table-cell office:value-type="float" office:value="0.00690517">
                <text:p>0.00690517</text:p>
              </table:table-cell>
            </table:table-row>
            <table:table-row>
              <table:table-cell office:value-type="float" office:value="2.61351">
                <text:p>2.61351</text:p>
              </table:table-cell>
              <table:table-cell office:value-type="float" office:value="-0.115809">
                <text:p>-0.115809</text:p>
              </table:table-cell>
              <table:table-cell office:value-type="float" office:value="0.00350474">
                <text:p>0.00350474</text:p>
              </table:table-cell>
            </table:table-row>
            <table:table-row>
              <table:table-cell office:value-type="float" office:value="2.64243">
                <text:p>2.64243</text:p>
              </table:table-cell>
              <table:table-cell office:value-type="float" office:value="-0.0740216">
                <text:p>-0.0740216</text:p>
              </table:table-cell>
              <table:table-cell office:value-type="float" office:value="0.000947025">
                <text:p>0.000947025</text:p>
              </table:table-cell>
            </table:table-row>
            <table:table-row>
              <table:table-cell office:value-type="float" office:value="2.69079">
                <text:p>2.69079</text:p>
              </table:table-cell>
              <table:table-cell office:value-type="float" office:value="-0.112283">
                <text:p>-0.112283</text:p>
              </table:table-cell>
              <table:table-cell office:value-type="float" office:value="0.0032443">
                <text:p>0.0032443</text:p>
              </table:table-cell>
            </table:table-row>
            <table:table-row>
              <table:table-cell office:value-type="float" office:value="2.71954">
                <text:p>2.71954</text:p>
              </table:table-cell>
              <table:table-cell office:value-type="float" office:value="-0.0907974">
                <text:p>-0.0907974</text:p>
              </table:table-cell>
              <table:table-cell office:value-type="float" office:value="0.00190943">
                <text:p>0.00190943</text:p>
              </table:table-cell>
            </table:table-row>
            <table:table-row>
              <table:table-cell office:value-type="float" office:value="2.74986">
                <text:p>2.74986</text:p>
              </table:table-cell>
              <table:table-cell office:value-type="float" office:value="-0.0994121">
                <text:p>-0.0994121</text:p>
              </table:table-cell>
              <table:table-cell office:value-type="float" office:value="0.00241444">
                <text:p>0.00241444</text:p>
              </table:table-cell>
            </table:table-row>
            <table:table-row>
              <table:table-cell office:value-type="float" office:value="2.78577">
                <text:p>2.78577</text:p>
              </table:table-cell>
              <table:table-cell office:value-type="float" office:value="-0.0814616">
                <text:p>-0.0814616</text:p>
              </table:table-cell>
              <table:table-cell office:value-type="float" office:value="0.00131578">
                <text:p>0.00131578</text:p>
              </table:table-cell>
            </table:table-row>
            <table:table-row>
              <table:table-cell office:value-type="float" office:value="2.81934">
                <text:p>2.81934</text:p>
              </table:table-cell>
              <table:table-cell office:value-type="float" office:value="-0.0812591">
                <text:p>-0.0812591</text:p>
              </table:table-cell>
              <table:table-cell office:value-type="float" office:value="0.0013256">
                <text:p>0.0013256</text:p>
              </table:table-cell>
            </table:table-row>
            <table:table-row>
              <table:table-cell office:value-type="float" office:value="2.84964">
                <text:p>2.84964</text:p>
              </table:table-cell>
              <table:table-cell office:value-type="float" office:value="-0.0970003">
                <text:p>-0.0970003</text:p>
              </table:table-cell>
              <table:table-cell office:value-type="float" office:value="0.0023089">
                <text:p>0.0023089</text:p>
              </table:table-cell>
            </table:table-row>
            <table:table-row>
              <table:table-cell office:value-type="float" office:value="2.8795">
                <text:p>2.8795</text:p>
              </table:table-cell>
              <table:table-cell office:value-type="float" office:value="-0.093426">
                <text:p>-0.093426</text:p>
              </table:table-cell>
              <table:table-cell office:value-type="float" office:value="0.00211239">
                <text:p>0.00211239</text:p>
              </table:table-cell>
            </table:table-row>
            <table:table-row>
              <table:table-cell office:value-type="float" office:value="2.90837">
                <text:p>2.90837</text:p>
              </table:table-cell>
              <table:table-cell office:value-type="float" office:value="-0.0944765">
                <text:p>-0.0944765</text:p>
              </table:table-cell>
              <table:table-cell office:value-type="float" office:value="0.00219898">
                <text:p>0.00219898</text:p>
              </table:table-cell>
            </table:table-row>
            <table:table-row>
              <table:table-cell office:value-type="float" office:value="2.9375">
                <text:p>2.9375</text:p>
              </table:table-cell>
              <table:table-cell office:value-type="float" office:value="-0.116823">
                <text:p>-0.116823</text:p>
              </table:table-cell>
              <table:table-cell office:value-type="float" office:value="0.00356682">
                <text:p>0.00356682</text:p>
              </table:table-cell>
            </table:table-row>
            <table:table-row>
              <table:table-cell office:value-type="float" office:value="2.96655">
                <text:p>2.96655</text:p>
              </table:table-cell>
              <table:table-cell office:value-type="float" office:value="-0.0951967">
                <text:p>-0.0951967</text:p>
              </table:table-cell>
              <table:table-cell office:value-type="float" office:value="0.00224312">
                <text:p>0.00224312</text:p>
              </table:table-cell>
            </table:table-row>
            <table:table-row>
              <table:table-cell office:value-type="float" office:value="2.99549">
                <text:p>2.99549</text:p>
              </table:table-cell>
              <table:table-cell office:value-type="float" office:value="-0.0938429">
                <text:p>-0.0938429</text:p>
              </table:table-cell>
              <table:table-cell office:value-type="float" office:value="0.00163759">
                <text:p>0.00163759</text:p>
              </table:table-cell>
            </table:table-row>
            <table:table-row>
              <table:table-cell office:value-type="float" office:value="3.02442">
                <text:p>3.02442</text:p>
              </table:table-cell>
              <table:table-cell office:value-type="float" office:value="-0.116289">
                <text:p>-0.116289</text:p>
              </table:table-cell>
              <table:table-cell office:value-type="float" office:value="0.00294251">
                <text:p>0.00294251</text:p>
              </table:table-cell>
            </table:table-row>
            <table:table-row>
              <table:table-cell office:value-type="float" office:value="3.05447">
                <text:p>3.05447</text:p>
              </table:table-cell>
              <table:table-cell office:value-type="float" office:value="-0.0984339">
                <text:p>-0.0984339</text:p>
              </table:table-cell>
              <table:table-cell office:value-type="float" office:value="0.00329025">
                <text:p>0.00329025</text:p>
              </table:table-cell>
            </table:table-row>
            <table:table-row>
              <table:table-cell office:value-type="float" office:value="3.08447">
                <text:p>3.08447</text:p>
              </table:table-cell>
              <table:table-cell office:value-type="float" office:value="-0.0951219">
                <text:p>-0.0951219</text:p>
              </table:table-cell>
              <table:table-cell office:value-type="float" office:value="0.00210514">
                <text:p>0.00210514</text:p>
              </table:table-cell>
            </table:table-row>
            <table:table-row>
              <table:table-cell office:value-type="float" office:value="3.1136">
                <text:p>3.1136</text:p>
              </table:table-cell>
              <table:table-cell office:value-type="float" office:value="-0.078823">
                <text:p>-0.078823</text:p>
              </table:table-cell>
              <table:table-cell office:value-type="float" office:value="0.00110768">
                <text:p>0.00110768</text:p>
              </table:table-cell>
            </table:table-row>
            <table:table-row>
              <table:table-cell office:value-type="float" office:value="3.14305">
                <text:p>3.14305</text:p>
              </table:table-cell>
              <table:table-cell office:value-type="float" office:value="-0.0961688">
                <text:p>-0.0961688</text:p>
              </table:table-cell>
              <table:table-cell office:value-type="float" office:value="0.00172002">
                <text:p>0.00172002</text:p>
              </table:table-cell>
            </table:table-row>
            <table:table-row>
              <table:table-cell office:value-type="float" office:value="3.18227">
                <text:p>3.18227</text:p>
              </table:table-cell>
              <table:table-cell office:value-type="float" office:value="-0.111421">
                <text:p>-0.111421</text:p>
              </table:table-cell>
              <table:table-cell office:value-type="float" office:value="0.0036443">
                <text:p>0.0036443</text:p>
              </table:table-cell>
            </table:table-row>
            <table:table-row>
              <table:table-cell office:value-type="float" office:value="3.23805">
                <text:p>3.23805</text:p>
              </table:table-cell>
              <table:table-cell office:value-type="float" office:value="-0.106948">
                <text:p>-0.106948</text:p>
              </table:table-cell>
              <table:table-cell office:value-type="float" office:value="0.00165964">
                <text:p>0.00165964</text:p>
              </table:table-cell>
            </table:table-row>
            <table:table-row>
              <table:table-cell office:value-type="float" office:value="3.26751">
                <text:p>3.26751</text:p>
              </table:table-cell>
              <table:table-cell office:value-type="float" office:value="-0.0761922">
                <text:p>-0.0761922</text:p>
              </table:table-cell>
              <table:table-cell office:value-type="float" office:value="-0.0032682">
                <text:p>-0.0032682</text:p>
              </table:table-cell>
            </table:table-row>
            <table:table-row>
              <table:table-cell office:value-type="float" office:value="3.29642">
                <text:p>3.29642</text:p>
              </table:table-cell>
              <table:table-cell office:value-type="float" office:value="-0.14211">
                <text:p>-0.14211</text:p>
              </table:table-cell>
              <table:table-cell office:value-type="float" office:value="0.0015048">
                <text:p>0.0015048</text:p>
              </table:table-cell>
            </table:table-row>
            <table:table-row>
              <table:table-cell office:value-type="float" office:value="3.32543">
                <text:p>3.32543</text:p>
              </table:table-cell>
              <table:table-cell office:value-type="float" office:value="-0.0927933">
                <text:p>-0.0927933</text:p>
              </table:table-cell>
              <table:table-cell office:value-type="float" office:value="-0.00288864">
                <text:p>-0.00288864</text:p>
              </table:table-cell>
            </table:table-row>
            <table:table-row>
              <table:table-cell office:value-type="float" office:value="3.3545">
                <text:p>3.3545</text:p>
              </table:table-cell>
              <table:table-cell office:value-type="float" office:value="-0.141274">
                <text:p>-0.141274</text:p>
              </table:table-cell>
              <table:table-cell office:value-type="float" office:value="-0.000786752">
                <text:p>-0.000786752</text:p>
              </table:table-cell>
            </table:table-row>
            <table:table-row>
              <table:table-cell office:value-type="float" office:value="3.38347">
                <text:p>3.38347</text:p>
              </table:table-cell>
              <table:table-cell office:value-type="float" office:value="-0.0793064">
                <text:p>-0.0793064</text:p>
              </table:table-cell>
              <table:table-cell office:value-type="float" office:value="-0.00552002">
                <text:p>-0.00552002</text:p>
              </table:table-cell>
            </table:table-row>
            <table:table-row>
              <table:table-cell office:value-type="float" office:value="3.41254">
                <text:p>3.41254</text:p>
              </table:table-cell>
              <table:table-cell office:value-type="float" office:value="-0.127466">
                <text:p>-0.127466</text:p>
              </table:table-cell>
              <table:table-cell office:value-type="float" office:value="-0.00261921">
                <text:p>-0.00261921</text:p>
              </table:table-cell>
            </table:table-row>
            <table:table-row>
              <table:table-cell office:value-type="float" office:value="3.44152">
                <text:p>3.44152</text:p>
              </table:table-cell>
              <table:table-cell office:value-type="float" office:value="-0.0819213">
                <text:p>-0.0819213</text:p>
              </table:table-cell>
              <table:table-cell office:value-type="float" office:value="-0.0087476">
                <text:p>-0.0087476</text:p>
              </table:table-cell>
            </table:table-row>
            <table:table-row>
              <table:table-cell office:value-type="float" office:value="3.47146">
                <text:p>3.47146</text:p>
              </table:table-cell>
              <table:table-cell office:value-type="float" office:value="-0.0962268">
                <text:p>-0.0962268</text:p>
              </table:table-cell>
              <table:table-cell office:value-type="float" office:value="-0.00420728">
                <text:p>-0.00420728</text:p>
              </table:table-cell>
            </table:table-row>
            <table:table-row>
              <table:table-cell office:value-type="float" office:value="3.50152">
                <text:p>3.50152</text:p>
              </table:table-cell>
              <table:table-cell office:value-type="float" office:value="-0.0409946">
                <text:p>-0.0409946</text:p>
              </table:table-cell>
              <table:table-cell office:value-type="float" office:value="-0.0254134">
                <text:p>-0.0254134</text:p>
              </table:table-cell>
            </table:table-row>
            <table:table-row>
              <table:table-cell office:value-type="float" office:value="3.53277">
                <text:p>3.53277</text:p>
              </table:table-cell>
              <table:table-cell office:value-type="float" office:value="-0.119463">
                <text:p>-0.119463</text:p>
              </table:table-cell>
              <table:table-cell office:value-type="float" office:value="-0.0266707">
                <text:p>-0.0266707</text:p>
              </table:table-cell>
            </table:table-row>
            <table:table-row>
              <table:table-cell office:value-type="float" office:value="3.56282">
                <text:p>3.56282</text:p>
              </table:table-cell>
              <table:table-cell office:value-type="float" office:value="-0.184447">
                <text:p>-0.184447</text:p>
              </table:table-cell>
              <table:table-cell office:value-type="float" office:value="-0.0104884">
                <text:p>-0.0104884</text:p>
              </table:table-cell>
            </table:table-row>
            <table:table-row>
              <table:table-cell office:value-type="float" office:value="3.5925">
                <text:p>3.5925</text:p>
              </table:table-cell>
              <table:table-cell office:value-type="float" office:value="-0.208931">
                <text:p>-0.208931</text:p>
              </table:table-cell>
              <table:table-cell office:value-type="float" office:value="0.00502627">
                <text:p>0.00502627</text:p>
              </table:table-cell>
            </table:table-row>
            <table:table-row>
              <table:table-cell office:value-type="float" office:value="3.62249">
                <text:p>3.62249</text:p>
              </table:table-cell>
              <table:table-cell office:value-type="float" office:value="-0.155788">
                <text:p>-0.155788</text:p>
              </table:table-cell>
              <table:table-cell office:value-type="float" office:value="0.00808611">
                <text:p>0.00808611</text:p>
              </table:table-cell>
            </table:table-row>
            <table:table-row>
              <table:table-cell office:value-type="float" office:value="3.65361">
                <text:p>3.65361</text:p>
              </table:table-cell>
              <table:table-cell office:value-type="float" office:value="-0.0706393">
                <text:p>-0.0706393</text:p>
              </table:table-cell>
              <table:table-cell office:value-type="float" office:value="-0.00374145">
                <text:p>-0.00374145</text:p>
              </table:table-cell>
            </table:table-row>
            <table:table-row>
              <table:table-cell office:value-type="float" office:value="3.68359">
                <text:p>3.68359</text:p>
              </table:table-cell>
              <table:table-cell office:value-type="float" office:value="-0.0867494">
                <text:p>-0.0867494</text:p>
              </table:table-cell>
              <table:table-cell office:value-type="float" office:value="-0.00694802">
                <text:p>-0.00694802</text:p>
              </table:table-cell>
            </table:table-row>
            <table:table-row>
              <table:table-cell office:value-type="float" office:value="3.71424">
                <text:p>3.71424</text:p>
              </table:table-cell>
              <table:table-cell office:value-type="float" office:value="-0.119674">
                <text:p>-0.119674</text:p>
              </table:table-cell>
              <table:table-cell office:value-type="float" office:value="-0.00902337">
                <text:p>-0.00902337</text:p>
              </table:table-cell>
            </table:table-row>
            <table:table-row>
              <table:table-cell office:value-type="float" office:value="3.76941">
                <text:p>3.76941</text:p>
              </table:table-cell>
              <table:table-cell office:value-type="float" office:value="-0.121224">
                <text:p>-0.121224</text:p>
              </table:table-cell>
              <table:table-cell office:value-type="float" office:value="-0.012958">
                <text:p>-0.012958</text:p>
              </table:table-cell>
            </table:table-row>
            <table:table-row>
              <table:table-cell office:value-type="float" office:value="3.79871">
                <text:p>3.79871</text:p>
              </table:table-cell>
              <table:table-cell office:value-type="float" office:value="-0.110232">
                <text:p>-0.110232</text:p>
              </table:table-cell>
              <table:table-cell office:value-type="float" office:value="-0.0136561">
                <text:p>-0.0136561</text:p>
              </table:table-cell>
            </table:table-row>
            <table:table-row>
              <table:table-cell office:value-type="float" office:value="3.82849">
                <text:p>3.82849</text:p>
              </table:table-cell>
              <table:table-cell office:value-type="float" office:value="-0.146576">
                <text:p>-0.146576</text:p>
              </table:table-cell>
              <table:table-cell office:value-type="float" office:value="-0.0150203">
                <text:p>-0.0150203</text:p>
              </table:table-cell>
            </table:table-row>
            <table:table-row>
              <table:table-cell office:value-type="float" office:value="3.85741">
                <text:p>3.85741</text:p>
              </table:table-cell>
              <table:table-cell office:value-type="float" office:value="-0.149906">
                <text:p>-0.149906</text:p>
              </table:table-cell>
              <table:table-cell office:value-type="float" office:value="-0.0135429">
                <text:p>-0.0135429</text:p>
              </table:table-cell>
            </table:table-row>
            <table:table-row>
              <table:table-cell office:value-type="float" office:value="3.88643">
                <text:p>3.88643</text:p>
              </table:table-cell>
              <table:table-cell office:value-type="float" office:value="-0.109069">
                <text:p>-0.109069</text:p>
              </table:table-cell>
              <table:table-cell office:value-type="float" office:value="-0.0149155">
                <text:p>-0.0149155</text:p>
              </table:table-cell>
            </table:table-row>
            <table:table-row>
              <table:table-cell office:value-type="float" office:value="3.91554">
                <text:p>3.91554</text:p>
              </table:table-cell>
              <table:table-cell office:value-type="float" office:value="-0.131296">
                <text:p>-0.131296</text:p>
              </table:table-cell>
              <table:table-cell office:value-type="float" office:value="-0.0126289">
                <text:p>-0.0126289</text:p>
              </table:table-cell>
            </table:table-row>
            <table:table-row>
              <table:table-cell office:value-type="float" office:value="3.94437">
                <text:p>3.94437</text:p>
              </table:table-cell>
              <table:table-cell office:value-type="float" office:value="-0.131929">
                <text:p>-0.131929</text:p>
              </table:table-cell>
              <table:table-cell office:value-type="float" office:value="-0.0120622">
                <text:p>-0.0120622</text:p>
              </table:table-cell>
            </table:table-row>
            <table:table-row>
              <table:table-cell office:value-type="float" office:value="3.97341">
                <text:p>3.97341</text:p>
              </table:table-cell>
              <table:table-cell office:value-type="float" office:value="-0.173314">
                <text:p>-0.173314</text:p>
              </table:table-cell>
              <table:table-cell office:value-type="float" office:value="-0.0112549">
                <text:p>-0.0112549</text:p>
              </table:table-cell>
            </table:table-row>
            <table:table-row>
              <table:table-cell office:value-type="float" office:value="4.00253">
                <text:p>4.00253</text:p>
              </table:table-cell>
              <table:table-cell office:value-type="float" office:value="-0.160785">
                <text:p>-0.160785</text:p>
              </table:table-cell>
              <table:table-cell office:value-type="float" office:value="-0.00556743">
                <text:p>-0.00556743</text:p>
              </table:table-cell>
            </table:table-row>
            <table:table-row>
              <table:table-cell office:value-type="float" office:value="4.03444">
                <text:p>4.03444</text:p>
              </table:table-cell>
              <table:table-cell office:value-type="float" office:value="-0.0750359">
                <text:p>-0.0750359</text:p>
              </table:table-cell>
              <table:table-cell office:value-type="float" office:value="-0.019823">
                <text:p>-0.019823</text:p>
              </table:table-cell>
            </table:table-row>
            <table:table-row>
              <table:table-cell office:value-type="float" office:value="4.06365">
                <text:p>4.06365</text:p>
              </table:table-cell>
              <table:table-cell office:value-type="float" office:value="-0.110906">
                <text:p>-0.110906</text:p>
              </table:table-cell>
              <table:table-cell office:value-type="float" office:value="-0.0158406">
                <text:p>-0.0158406</text:p>
              </table:table-cell>
            </table:table-row>
            <table:table-row>
              <table:table-cell office:value-type="float" office:value="4.09352">
                <text:p>4.09352</text:p>
              </table:table-cell>
              <table:table-cell office:value-type="float" office:value="-0.172169">
                <text:p>-0.172169</text:p>
              </table:table-cell>
              <table:table-cell office:value-type="float" office:value="-0.012539">
                <text:p>-0.012539</text:p>
              </table:table-cell>
            </table:table-row>
            <table:table-row>
              <table:table-cell office:value-type="float" office:value="4.12724">
                <text:p>4.12724</text:p>
              </table:table-cell>
              <table:table-cell office:value-type="float" office:value="-0.114829">
                <text:p>-0.114829</text:p>
              </table:table-cell>
              <table:table-cell office:value-type="float" office:value="-0.0155701">
                <text:p>-0.0155701</text:p>
              </table:table-cell>
            </table:table-row>
            <table:table-row>
              <table:table-cell office:value-type="float" office:value="4.16195">
                <text:p>4.16195</text:p>
              </table:table-cell>
              <table:table-cell office:value-type="float" office:value="-0.117826">
                <text:p>-0.117826</text:p>
              </table:table-cell>
              <table:table-cell office:value-type="float" office:value="-0.0147222">
                <text:p>-0.0147222</text:p>
              </table:table-cell>
            </table:table-row>
            <table:table-row>
              <table:table-cell office:value-type="float" office:value="4.19148">
                <text:p>4.19148</text:p>
              </table:table-cell>
              <table:table-cell office:value-type="float" office:value="-0.168858">
                <text:p>-0.168858</text:p>
              </table:table-cell>
              <table:table-cell office:value-type="float" office:value="-0.0132558">
                <text:p>-0.0132558</text:p>
              </table:table-cell>
            </table:table-row>
            <table:table-row>
              <table:table-cell office:value-type="float" office:value="4.2203">
                <text:p>4.2203</text:p>
              </table:table-cell>
              <table:table-cell office:value-type="float" office:value="-0.0910633">
                <text:p>-0.0910633</text:p>
              </table:table-cell>
              <table:table-cell office:value-type="float" office:value="-0.0157799">
                <text:p>-0.0157799</text:p>
              </table:table-cell>
            </table:table-row>
            <table:table-row>
              <table:table-cell office:value-type="float" office:value="4.24935">
                <text:p>4.24935</text:p>
              </table:table-cell>
              <table:table-cell office:value-type="float" office:value="-0.15319">
                <text:p>-0.15319</text:p>
              </table:table-cell>
              <table:table-cell office:value-type="float" office:value="-0.0130214">
                <text:p>-0.0130214</text:p>
              </table:table-cell>
            </table:table-row>
            <table:table-row>
              <table:table-cell office:value-type="float" office:value="4.29695">
                <text:p>4.29695</text:p>
              </table:table-cell>
              <table:table-cell office:value-type="float" office:value="-0.132381">
                <text:p>-0.132381</text:p>
              </table:table-cell>
              <table:table-cell office:value-type="float" office:value="-0.0139789">
                <text:p>-0.0139789</text:p>
              </table:table-cell>
            </table:table-row>
            <table:table-row>
              <table:table-cell office:value-type="float" office:value="4.32631">
                <text:p>4.32631</text:p>
              </table:table-cell>
              <table:table-cell office:value-type="float" office:value="-0.133088">
                <text:p>-0.133088</text:p>
              </table:table-cell>
              <table:table-cell office:value-type="float" office:value="-0.0134159">
                <text:p>-0.0134159</text:p>
              </table:table-cell>
            </table:table-row>
            <table:table-row>
              <table:table-cell office:value-type="float" office:value="4.35536">
                <text:p>4.35536</text:p>
              </table:table-cell>
              <table:table-cell office:value-type="float" office:value="-0.131917">
                <text:p>-0.131917</text:p>
              </table:table-cell>
              <table:table-cell office:value-type="float" office:value="-0.0143528">
                <text:p>-0.0143528</text:p>
              </table:table-cell>
            </table:table-row>
            <table:table-row>
              <table:table-cell office:value-type="float" office:value="4.38454">
                <text:p>4.38454</text:p>
              </table:table-cell>
              <table:table-cell office:value-type="float" office:value="-0.132711">
                <text:p>-0.132711</text:p>
              </table:table-cell>
              <table:table-cell office:value-type="float" office:value="-0.0137206">
                <text:p>-0.0137206</text:p>
              </table:table-cell>
            </table:table-row>
            <table:table-row>
              <table:table-cell office:value-type="float" office:value="4.41473">
                <text:p>4.41473</text:p>
              </table:table-cell>
              <table:table-cell office:value-type="float" office:value="-0.095578">
                <text:p>-0.095578</text:p>
              </table:table-cell>
              <table:table-cell office:value-type="float" office:value="-0.0151283">
                <text:p>-0.0151283</text:p>
              </table:table-cell>
            </table:table-row>
            <table:table-row>
              <table:table-cell office:value-type="float" office:value="4.44564">
                <text:p>4.44564</text:p>
              </table:table-cell>
              <table:table-cell office:value-type="float" office:value="-0.129234">
                <text:p>-0.129234</text:p>
              </table:table-cell>
              <table:table-cell office:value-type="float" office:value="-0.0133697">
                <text:p>-0.0133697</text:p>
              </table:table-cell>
            </table:table-row>
            <table:table-row>
              <table:table-cell office:value-type="float" office:value="4.47666">
                <text:p>4.47666</text:p>
              </table:table-cell>
              <table:table-cell office:value-type="float" office:value="-0.147027">
                <text:p>-0.147027</text:p>
              </table:table-cell>
              <table:table-cell office:value-type="float" office:value="-0.0132214">
                <text:p>-0.0132214</text:p>
              </table:table-cell>
            </table:table-row>
            <table:table-row>
              <table:table-cell office:value-type="float" office:value="4.50647">
                <text:p>4.50647</text:p>
              </table:table-cell>
              <table:table-cell office:value-type="float" office:value="-0.147619">
                <text:p>-0.147619</text:p>
              </table:table-cell>
              <table:table-cell office:value-type="float" office:value="-0.0131994">
                <text:p>-0.0131994</text:p>
              </table:table-cell>
            </table:table-row>
            <table:table-row>
              <table:table-cell office:value-type="float" office:value="4.53655">
                <text:p>4.53655</text:p>
              </table:table-cell>
              <table:table-cell office:value-type="float" office:value="-0.129041">
                <text:p>-0.129041</text:p>
              </table:table-cell>
              <table:table-cell office:value-type="float" office:value="-0.0138569">
                <text:p>-0.0138569</text:p>
              </table:table-cell>
            </table:table-row>
            <table:table-row>
              <table:table-cell office:value-type="float" office:value="4.56747">
                <text:p>4.56747</text:p>
              </table:table-cell>
              <table:table-cell office:value-type="float" office:value="-0.151657">
                <text:p>-0.151657</text:p>
              </table:table-cell>
              <table:table-cell office:value-type="float" office:value="-0.0101356">
                <text:p>-0.0101356</text:p>
              </table:table-cell>
            </table:table-row>
            <table:table-row>
              <table:table-cell office:value-type="float" office:value="4.59971">
                <text:p>4.59971</text:p>
              </table:table-cell>
              <table:table-cell office:value-type="float" office:value="-0.121241">
                <text:p>-0.121241</text:p>
              </table:table-cell>
              <table:table-cell office:value-type="float" office:value="-0.00794169">
                <text:p>-0.00794169</text:p>
              </table:table-cell>
            </table:table-row>
            <table:table-row>
              <table:table-cell office:value-type="float" office:value="4.63045">
                <text:p>4.63045</text:p>
              </table:table-cell>
              <table:table-cell office:value-type="float" office:value="-0.119792">
                <text:p>-0.119792</text:p>
              </table:table-cell>
              <table:table-cell office:value-type="float" office:value="-0.00830251">
                <text:p>-0.00830251</text:p>
              </table:table-cell>
            </table:table-row>
            <table:table-row>
              <table:table-cell office:value-type="float" office:value="4.66139">
                <text:p>4.66139</text:p>
              </table:table-cell>
              <table:table-cell office:value-type="float" office:value="-0.151376">
                <text:p>-0.151376</text:p>
              </table:table-cell>
              <table:table-cell office:value-type="float" office:value="-0.0106125">
                <text:p>-0.0106125</text:p>
              </table:table-cell>
            </table:table-row>
            <table:table-row>
              <table:table-cell office:value-type="float" office:value="4.69049">
                <text:p>4.69049</text:p>
              </table:table-cell>
              <table:table-cell office:value-type="float" office:value="-0.142818">
                <text:p>-0.142818</text:p>
              </table:table-cell>
              <table:table-cell office:value-type="float" office:value="-0.0053322">
                <text:p>-0.0053322</text:p>
              </table:table-cell>
            </table:table-row>
            <table:table-row>
              <table:table-cell office:value-type="float" office:value="4.72356">
                <text:p>4.72356</text:p>
              </table:table-cell>
              <table:table-cell office:value-type="float" office:value="-0.0819249">
                <text:p>-0.0819249</text:p>
              </table:table-cell>
              <table:table-cell office:value-type="float" office:value="-0.0150857">
                <text:p>-0.0150857</text:p>
              </table:table-cell>
            </table:table-row>
            <table:table-row>
              <table:table-cell office:value-type="float" office:value="4.75353">
                <text:p>4.75353</text:p>
              </table:table-cell>
              <table:table-cell office:value-type="float" office:value="-0.0881665">
                <text:p>-0.0881665</text:p>
              </table:table-cell>
              <table:table-cell office:value-type="float" office:value="-0.0100261">
                <text:p>-0.0100261</text:p>
              </table:table-cell>
            </table:table-row>
            <table:table-row>
              <table:table-cell office:value-type="float" office:value="4.7834">
                <text:p>4.7834</text:p>
              </table:table-cell>
              <table:table-cell office:value-type="float" office:value="-0.107564">
                <text:p>-0.107564</text:p>
              </table:table-cell>
              <table:table-cell office:value-type="float" office:value="-0.00916458">
                <text:p>-0.00916458</text:p>
              </table:table-cell>
            </table:table-row>
            <table:table-row>
              <table:table-cell office:value-type="float" office:value="4.84595">
                <text:p>4.84595</text:p>
              </table:table-cell>
              <table:table-cell office:value-type="float" office:value="-0.136669">
                <text:p>-0.136669</text:p>
              </table:table-cell>
              <table:table-cell office:value-type="float" office:value="-0.00701949">
                <text:p>-0.00701949</text:p>
              </table:table-cell>
            </table:table-row>
            <table:table-row>
              <table:table-cell office:value-type="float" office:value="4.87546">
                <text:p>4.87546</text:p>
              </table:table-cell>
              <table:table-cell office:value-type="float" office:value="-0.100826">
                <text:p>-0.100826</text:p>
              </table:table-cell>
              <table:table-cell office:value-type="float" office:value="-0.0084967">
                <text:p>-0.0084967</text:p>
              </table:table-cell>
            </table:table-row>
            <table:table-row>
              <table:table-cell office:value-type="float" office:value="4.90431">
                <text:p>4.90431</text:p>
              </table:table-cell>
              <table:table-cell office:value-type="float" office:value="-0.118594">
                <text:p>-0.118594</text:p>
              </table:table-cell>
              <table:table-cell office:value-type="float" office:value="-0.00325148">
                <text:p>-0.00325148</text:p>
              </table:table-cell>
            </table:table-row>
            <table:table-row>
              <table:table-cell office:value-type="float" office:value="4.93458">
                <text:p>4.93458</text:p>
              </table:table-cell>
              <table:table-cell office:value-type="float" office:value="-0.134431">
                <text:p>-0.134431</text:p>
              </table:table-cell>
              <table:table-cell office:value-type="float" office:value="-0.00498587">
                <text:p>-0.00498587</text:p>
              </table:table-cell>
            </table:table-row>
            <table:table-row>
              <table:table-cell office:value-type="float" office:value="4.9635">
                <text:p>4.9635</text:p>
              </table:table-cell>
              <table:table-cell office:value-type="float" office:value="-0.131326">
                <text:p>-0.131326</text:p>
              </table:table-cell>
              <table:table-cell office:value-type="float" office:value="-0.00209521">
                <text:p>-0.00209521</text:p>
              </table:table-cell>
            </table:table-row>
            <table:table-row>
              <table:table-cell office:value-type="float" office:value="4.99232">
                <text:p>4.99232</text:p>
              </table:table-cell>
              <table:table-cell office:value-type="float" office:value="-0.154771">
                <text:p>-0.154771</text:p>
              </table:table-cell>
              <table:table-cell office:value-type="float" office:value="0.000445621">
                <text:p>0.000445621</text:p>
              </table:table-cell>
            </table:table-row>
            <table:table-row>
              <table:table-cell office:value-type="float" office:value="5.02128">
                <text:p>5.02128</text:p>
              </table:table-cell>
              <table:table-cell office:value-type="float" office:value="-0.158754">
                <text:p>-0.158754</text:p>
              </table:table-cell>
              <table:table-cell office:value-type="float" office:value="0.0104333">
                <text:p>0.0104333</text:p>
              </table:table-cell>
            </table:table-row>
            <table:table-row>
              <table:table-cell office:value-type="float" office:value="5.0503">
                <text:p>5.0503</text:p>
              </table:table-cell>
              <table:table-cell office:value-type="float" office:value="-0.0520908">
                <text:p>-0.0520908</text:p>
              </table:table-cell>
              <table:table-cell office:value-type="float" office:value="-0.0103116">
                <text:p>-0.0103116</text:p>
              </table:table-cell>
            </table:table-row>
            <table:table-row>
              <table:table-cell office:value-type="float" office:value="5.07929">
                <text:p>5.07929</text:p>
              </table:table-cell>
              <table:table-cell office:value-type="float" office:value="-0.0706638">
                <text:p>-0.0706638</text:p>
              </table:table-cell>
              <table:table-cell office:value-type="float" office:value="-0.00951479">
                <text:p>-0.00951479</text:p>
              </table:table-cell>
            </table:table-row>
            <table:table-row>
              <table:table-cell office:value-type="float" office:value="5.10826">
                <text:p>5.10826</text:p>
              </table:table-cell>
              <table:table-cell office:value-type="float" office:value="-0.0930399">
                <text:p>-0.0930399</text:p>
              </table:table-cell>
              <table:table-cell office:value-type="float" office:value="-0.0056382">
                <text:p>-0.0056382</text:p>
              </table:table-cell>
            </table:table-row>
            <table:table-row>
              <table:table-cell office:value-type="float" office:value="5.13744">
                <text:p>5.13744</text:p>
              </table:table-cell>
              <table:table-cell office:value-type="float" office:value="-0.115335">
                <text:p>-0.115335</text:p>
              </table:table-cell>
              <table:table-cell office:value-type="float" office:value="-0.00234281">
                <text:p>-0.00234281</text:p>
              </table:table-cell>
            </table:table-row>
            <table:table-row>
              <table:table-cell office:value-type="float" office:value="5.16741">
                <text:p>5.16741</text:p>
              </table:table-cell>
              <table:table-cell office:value-type="float" office:value="-0.117968">
                <text:p>-0.117968</text:p>
              </table:table-cell>
              <table:table-cell office:value-type="float" office:value="-0.00149975">
                <text:p>-0.00149975</text:p>
              </table:table-cell>
            </table:table-row>
            <table:table-row>
              <table:table-cell office:value-type="float" office:value="5.19767">
                <text:p>5.19767</text:p>
              </table:table-cell>
              <table:table-cell office:value-type="float" office:value="-0.123608">
                <text:p>-0.123608</text:p>
              </table:table-cell>
              <table:table-cell office:value-type="float" office:value="0.00149849">
                <text:p>0.00149849</text:p>
              </table:table-cell>
            </table:table-row>
            <table:table-row>
              <table:table-cell office:value-type="float" office:value="5.22866">
                <text:p>5.22866</text:p>
              </table:table-cell>
              <table:table-cell office:value-type="float" office:value="-0.104665">
                <text:p>-0.104665</text:p>
              </table:table-cell>
              <table:table-cell office:value-type="float" office:value="0.000757105">
                <text:p>0.000757105</text:p>
              </table:table-cell>
            </table:table-row>
            <table:table-row>
              <table:table-cell office:value-type="float" office:value="5.25852">
                <text:p>5.25852</text:p>
              </table:table-cell>
              <table:table-cell office:value-type="float" office:value="-0.089411">
                <text:p>-0.089411</text:p>
              </table:table-cell>
              <table:table-cell office:value-type="float" office:value="0.00118272">
                <text:p>0.00118272</text:p>
              </table:table-cell>
            </table:table-row>
            <table:table-row>
              <table:table-cell office:value-type="float" office:value="5.2876">
                <text:p>5.2876</text:p>
              </table:table-cell>
              <table:table-cell office:value-type="float" office:value="-0.103905">
                <text:p>-0.103905</text:p>
              </table:table-cell>
              <table:table-cell office:value-type="float" office:value="0.00209124">
                <text:p>0.00209124</text:p>
              </table:table-cell>
            </table:table-row>
            <table:table-row>
              <table:table-cell office:value-type="float" office:value="5.3183">
                <text:p>5.3183</text:p>
              </table:table-cell>
              <table:table-cell office:value-type="float" office:value="-0.124752">
                <text:p>-0.124752</text:p>
              </table:table-cell>
              <table:table-cell office:value-type="float" office:value="0.0024315">
                <text:p>0.0024315</text:p>
              </table:table-cell>
            </table:table-row>
            <table:table-row>
              <table:table-cell office:value-type="float" office:value="5.36828">
                <text:p>5.36828</text:p>
              </table:table-cell>
              <table:table-cell office:value-type="float" office:value="-0.0992598">
                <text:p>-0.0992598</text:p>
              </table:table-cell>
              <table:table-cell office:value-type="float" office:value="0.00196903">
                <text:p>0.00196903</text:p>
              </table:table-cell>
            </table:table-row>
            <table:table-row>
              <table:table-cell office:value-type="float" office:value="5.39743">
                <text:p>5.39743</text:p>
              </table:table-cell>
              <table:table-cell office:value-type="float" office:value="-0.0950223">
                <text:p>-0.0950223</text:p>
              </table:table-cell>
              <table:table-cell office:value-type="float" office:value="0.00101389">
                <text:p>0.00101389</text:p>
              </table:table-cell>
            </table:table-row>
            <table:table-row>
              <table:table-cell office:value-type="float" office:value="5.42671">
                <text:p>5.42671</text:p>
              </table:table-cell>
              <table:table-cell office:value-type="float" office:value="-0.129039">
                <text:p>-0.129039</text:p>
              </table:table-cell>
              <table:table-cell office:value-type="float" office:value="0.00451759">
                <text:p>0.00451759</text:p>
              </table:table-cell>
            </table:table-row>
            <table:table-row>
              <table:table-cell office:value-type="float" office:value="5.45643">
                <text:p>5.45643</text:p>
              </table:table-cell>
              <table:table-cell office:value-type="float" office:value="-0.105121">
                <text:p>-0.105121</text:p>
              </table:table-cell>
              <table:table-cell office:value-type="float" office:value="0.00207417">
                <text:p>0.00207417</text:p>
              </table:table-cell>
            </table:table-row>
            <table:table-row>
              <table:table-cell office:value-type="float" office:value="5.48739">
                <text:p>5.48739</text:p>
              </table:table-cell>
              <table:table-cell office:value-type="float" office:value="-0.105121">
                <text:p>-0.105121</text:p>
              </table:table-cell>
              <table:table-cell office:value-type="float" office:value="0.00207417">
                <text:p>0.00207417</text:p>
              </table:table-cell>
            </table:table-row>
            <table:table-row>
              <table:table-cell office:value-type="float" office:value="5.51774">
                <text:p>5.51774</text:p>
              </table:table-cell>
              <table:table-cell office:value-type="float" office:value="-0.0833768">
                <text:p>-0.0833768</text:p>
              </table:table-cell>
              <table:table-cell office:value-type="float" office:value="0.000289037">
                <text:p>0.000289037</text:p>
              </table:table-cell>
            </table:table-row>
            <table:table-row>
              <table:table-cell office:value-type="float" office:value="5.54739">
                <text:p>5.54739</text:p>
              </table:table-cell>
              <table:table-cell office:value-type="float" office:value="-0.102995">
                <text:p>-0.102995</text:p>
              </table:table-cell>
              <table:table-cell office:value-type="float" office:value="0.000985611">
                <text:p>0.000985611</text:p>
              </table:table-cell>
            </table:table-row>
            <table:table-row>
              <table:table-cell office:value-type="float" office:value="5.57624">
                <text:p>5.57624</text:p>
              </table:table-cell>
              <table:table-cell office:value-type="float" office:value="-0.0770855">
                <text:p>-0.0770855</text:p>
              </table:table-cell>
              <table:table-cell office:value-type="float" office:value="0.000250162">
                <text:p>0.000250162</text:p>
              </table:table-cell>
            </table:table-row>
            <table:table-row>
              <table:table-cell office:value-type="float" office:value="5.60523">
                <text:p>5.60523</text:p>
              </table:table-cell>
              <table:table-cell office:value-type="float" office:value="-0.104525">
                <text:p>-0.104525</text:p>
              </table:table-cell>
              <table:table-cell office:value-type="float" office:value="0.00345637">
                <text:p>0.00345637</text:p>
              </table:table-cell>
            </table:table-row>
            <table:table-row>
              <table:table-cell office:value-type="float" office:value="5.63432">
                <text:p>5.63432</text:p>
              </table:table-cell>
              <table:table-cell office:value-type="float" office:value="-0.122467">
                <text:p>-0.122467</text:p>
              </table:table-cell>
              <table:table-cell office:value-type="float" office:value="0.00260887">
                <text:p>0.00260887</text:p>
              </table:table-cell>
            </table:table-row>
            <table:table-row>
              <table:table-cell office:value-type="float" office:value="5.66325">
                <text:p>5.66325</text:p>
              </table:table-cell>
              <table:table-cell office:value-type="float" office:value="-0.120299">
                <text:p>-0.120299</text:p>
              </table:table-cell>
              <table:table-cell office:value-type="float" office:value="0.00346896">
                <text:p>0.00346896</text:p>
              </table:table-cell>
            </table:table-row>
            <table:table-row>
              <table:table-cell office:value-type="float" office:value="5.69216">
                <text:p>5.69216</text:p>
              </table:table-cell>
              <table:table-cell office:value-type="float" office:value="-0.0533816">
                <text:p>-0.0533816</text:p>
              </table:table-cell>
              <table:table-cell office:value-type="float" office:value="-0.00159801">
                <text:p>-0.00159801</text:p>
              </table:table-cell>
            </table:table-row>
            <table:table-row>
              <table:table-cell office:value-type="float" office:value="5.72123">
                <text:p>5.72123</text:p>
              </table:table-cell>
              <table:table-cell office:value-type="float" office:value="-0.141472">
                <text:p>-0.141472</text:p>
              </table:table-cell>
              <table:table-cell office:value-type="float" office:value="0.00426514">
                <text:p>0.00426514</text:p>
              </table:table-cell>
            </table:table-row>
            <table:table-row>
              <table:table-cell office:value-type="float" office:value="5.75027">
                <text:p>5.75027</text:p>
              </table:table-cell>
              <table:table-cell office:value-type="float" office:value="-0.0771719">
                <text:p>-0.0771719</text:p>
              </table:table-cell>
              <table:table-cell office:value-type="float" office:value="0.000851957">
                <text:p>0.000851957</text:p>
              </table:table-cell>
            </table:table-row>
            <table:table-row>
              <table:table-cell office:value-type="float" office:value="5.78061">
                <text:p>5.78061</text:p>
              </table:table-cell>
              <table:table-cell office:value-type="float" office:value="-0.118065">
                <text:p>-0.118065</text:p>
              </table:table-cell>
              <table:table-cell office:value-type="float" office:value="0.00285451">
                <text:p>0.00285451</text:p>
              </table:table-cell>
            </table:table-row>
            <table:table-row>
              <table:table-cell office:value-type="float" office:value="5.81044">
                <text:p>5.81044</text:p>
              </table:table-cell>
              <table:table-cell office:value-type="float" office:value="-0.0762296">
                <text:p>-0.0762296</text:p>
              </table:table-cell>
              <table:table-cell office:value-type="float" office:value="0.000320315">
                <text:p>0.000320315</text:p>
              </table:table-cell>
            </table:table-row>
            <table:table-row>
              <table:table-cell office:value-type="float" office:value="5.83925">
                <text:p>5.83925</text:p>
              </table:table-cell>
              <table:table-cell office:value-type="float" office:value="-0.140489">
                <text:p>-0.140489</text:p>
              </table:table-cell>
              <table:table-cell office:value-type="float" office:value="0.00422448">
                <text:p>0.00422448</text:p>
              </table:table-cell>
            </table:table-row>
            <table:table-row>
              <table:table-cell office:value-type="float" office:value="5.86825">
                <text:p>5.86825</text:p>
              </table:table-cell>
              <table:table-cell office:value-type="float" office:value="-0.0980511">
                <text:p>-0.0980511</text:p>
              </table:table-cell>
              <table:table-cell office:value-type="float" office:value="0.0016095">
                <text:p>0.0016095</text:p>
              </table:table-cell>
            </table:table-row>
            <table:table-row>
              <table:table-cell office:value-type="float" office:value="5.91719">
                <text:p>5.91719</text:p>
              </table:table-cell>
              <table:table-cell office:value-type="float" office:value="-0.102082">
                <text:p>-0.102082</text:p>
              </table:table-cell>
              <table:table-cell office:value-type="float" office:value="0.0018117">
                <text:p>0.0018117</text:p>
              </table:table-cell>
            </table:table-row>
            <table:table-row>
              <table:table-cell office:value-type="float" office:value="5.94646">
                <text:p>5.94646</text:p>
              </table:table-cell>
              <table:table-cell office:value-type="float" office:value="-0.140496">
                <text:p>-0.140496</text:p>
              </table:table-cell>
              <table:table-cell office:value-type="float" office:value="0.00511838">
                <text:p>0.00511838</text:p>
              </table:table-cell>
            </table:table-row>
            <table:table-row>
              <table:table-cell office:value-type="float" office:value="5.97549">
                <text:p>5.97549</text:p>
              </table:table-cell>
              <table:table-cell office:value-type="float" office:value="-0.128269">
                <text:p>-0.128269</text:p>
              </table:table-cell>
              <table:table-cell office:value-type="float" office:value="0.00382382">
                <text:p>0.00382382</text:p>
              </table:table-cell>
            </table:table-row>
            <table:table-row>
              <table:table-cell office:value-type="float" office:value="6.0093">
                <text:p>6.0093</text:p>
              </table:table-cell>
              <table:table-cell office:value-type="float" office:value="-0.18482">
                <text:p>-0.18482</text:p>
              </table:table-cell>
              <table:table-cell office:value-type="float" office:value="0.0088219">
                <text:p>0.0088219</text:p>
              </table:table-cell>
            </table:table-row>
            <table:table-row>
              <table:table-cell office:value-type="float" office:value="6.04502">
                <text:p>6.04502</text:p>
              </table:table-cell>
              <table:table-cell office:value-type="float" office:value="-0.304876">
                <text:p>-0.304876</text:p>
              </table:table-cell>
              <table:table-cell office:value-type="float" office:value="0.0144382">
                <text:p>0.0144382</text:p>
              </table:table-cell>
            </table:table-row>
            <table:table-row>
              <table:table-cell office:value-type="float" office:value="6.07665">
                <text:p>6.07665</text:p>
              </table:table-cell>
              <table:table-cell office:value-type="float" office:value="-0.14765">
                <text:p>-0.14765</text:p>
              </table:table-cell>
              <table:table-cell office:value-type="float" office:value="0.00250754">
                <text:p>0.00250754</text:p>
              </table:table-cell>
            </table:table-row>
            <table:table-row>
              <table:table-cell office:value-type="float" office:value="6.10624">
                <text:p>6.10624</text:p>
              </table:table-cell>
              <table:table-cell office:value-type="float" office:value="-0.180949">
                <text:p>-0.180949</text:p>
              </table:table-cell>
              <table:table-cell office:value-type="float" office:value="0.00547086">
                <text:p>0.00547086</text:p>
              </table:table-cell>
            </table:table-row>
            <table:table-row>
              <table:table-cell office:value-type="float" office:value="6.13517">
                <text:p>6.13517</text:p>
              </table:table-cell>
              <table:table-cell office:value-type="float" office:value="-0.182866">
                <text:p>-0.182866</text:p>
              </table:table-cell>
              <table:table-cell office:value-type="float" office:value="0.00511014">
                <text:p>0.00511014</text:p>
              </table:table-cell>
            </table:table-row>
            <table:table-row>
              <table:table-cell office:value-type="float" office:value="6.16417">
                <text:p>6.16417</text:p>
              </table:table-cell>
              <table:table-cell office:value-type="float" office:value="-0.161936">
                <text:p>-0.161936</text:p>
              </table:table-cell>
              <table:table-cell office:value-type="float" office:value="0.00344797">
                <text:p>0.00344797</text:p>
              </table:table-cell>
            </table:table-row>
            <table:table-row>
              <table:table-cell office:value-type="float" office:value="6.19319">
                <text:p>6.19319</text:p>
              </table:table-cell>
              <table:table-cell office:value-type="float" office:value="-0.219906">
                <text:p>-0.219906</text:p>
              </table:table-cell>
              <table:table-cell office:value-type="float" office:value="0.00669202">
                <text:p>0.00669202</text:p>
              </table:table-cell>
            </table:table-row>
            <table:table-row>
              <table:table-cell office:value-type="float" office:value="6.22224">
                <text:p>6.22224</text:p>
              </table:table-cell>
              <table:table-cell office:value-type="float" office:value="-0.235558">
                <text:p>-0.235558</text:p>
              </table:table-cell>
              <table:table-cell office:value-type="float" office:value="0.00765522">
                <text:p>0.00765522</text:p>
              </table:table-cell>
            </table:table-row>
            <table:table-row>
              <table:table-cell office:value-type="float" office:value="6.2516">
                <text:p>6.2516</text:p>
              </table:table-cell>
              <table:table-cell office:value-type="float" office:value="-0.288409">
                <text:p>-0.288409</text:p>
              </table:table-cell>
              <table:table-cell office:value-type="float" office:value="0.0110642">
                <text:p>0.0110642</text:p>
              </table:table-cell>
            </table:table-row>
            <table:table-row>
              <table:table-cell office:value-type="float" office:value="6.28535">
                <text:p>6.28535</text:p>
              </table:table-cell>
              <table:table-cell office:value-type="float" office:value="-0.303481">
                <text:p>-0.303481</text:p>
              </table:table-cell>
              <table:table-cell office:value-type="float" office:value="0.0107137">
                <text:p>0.0107137</text:p>
              </table:table-cell>
            </table:table-row>
            <table:table-row>
              <table:table-cell office:value-type="float" office:value="6.32441">
                <text:p>6.32441</text:p>
              </table:table-cell>
              <table:table-cell office:value-type="float" office:value="-0.288406">
                <text:p>-0.288406</text:p>
              </table:table-cell>
              <table:table-cell office:value-type="float" office:value="0.00923575">
                <text:p>0.00923575</text:p>
              </table:table-cell>
            </table:table-row>
            <table:table-row>
              <table:table-cell office:value-type="float" office:value="6.35995">
                <text:p>6.35995</text:p>
              </table:table-cell>
              <table:table-cell office:value-type="float" office:value="-0.346511">
                <text:p>-0.346511</text:p>
              </table:table-cell>
              <table:table-cell office:value-type="float" office:value="0.0120783">
                <text:p>0.0120783</text:p>
              </table:table-cell>
            </table:table-row>
            <table:table-row>
              <table:table-cell office:value-type="float" office:value="6.38931">
                <text:p>6.38931</text:p>
              </table:table-cell>
              <table:table-cell office:value-type="float" office:value="-0.322272">
                <text:p>-0.322272</text:p>
              </table:table-cell>
              <table:table-cell office:value-type="float" office:value="0.00996514">
                <text:p>0.00996514</text:p>
              </table:table-cell>
            </table:table-row>
            <table:table-row>
              <table:table-cell office:value-type="float" office:value="6.43617">
                <text:p>6.43617</text:p>
              </table:table-cell>
              <table:table-cell office:value-type="float" office:value="-0.350931">
                <text:p>-0.350931</text:p>
              </table:table-cell>
              <table:table-cell office:value-type="float" office:value="0.0112995">
                <text:p>0.0112995</text:p>
              </table:table-cell>
            </table:table-row>
            <table:table-row>
              <table:table-cell office:value-type="float" office:value="6.46521">
                <text:p>6.46521</text:p>
              </table:table-cell>
              <table:table-cell office:value-type="float" office:value="-0.338817">
                <text:p>-0.338817</text:p>
              </table:table-cell>
              <table:table-cell office:value-type="float" office:value="0.00945185">
                <text:p>0.00945185</text:p>
              </table:table-cell>
            </table:table-row>
            <table:table-row>
              <table:table-cell office:value-type="float" office:value="6.49531">
                <text:p>6.49531</text:p>
              </table:table-cell>
              <table:table-cell office:value-type="float" office:value="-0.252307">
                <text:p>-0.252307</text:p>
              </table:table-cell>
              <table:table-cell office:value-type="float" office:value="0.00436378">
                <text:p>0.00436378</text:p>
              </table:table-cell>
            </table:table-row>
            <table:table-row>
              <table:table-cell office:value-type="float" office:value="6.53489">
                <text:p>6.53489</text:p>
              </table:table-cell>
              <table:table-cell office:value-type="float" office:value="-0.298568">
                <text:p>-0.298568</text:p>
              </table:table-cell>
              <table:table-cell office:value-type="float" office:value="0.0068411">
                <text:p>0.0068411</text:p>
              </table:table-cell>
            </table:table-row>
            <table:table-row>
              <table:table-cell office:value-type="float" office:value="6.56541">
                <text:p>6.56541</text:p>
              </table:table-cell>
              <table:table-cell office:value-type="float" office:value="-0.355311">
                <text:p>-0.355311</text:p>
              </table:table-cell>
              <table:table-cell office:value-type="float" office:value="0.0114739">
                <text:p>0.0114739</text:p>
              </table:table-cell>
            </table:table-row>
            <table:table-row>
              <table:table-cell office:value-type="float" office:value="6.59848">
                <text:p>6.59848</text:p>
              </table:table-cell>
              <table:table-cell office:value-type="float" office:value="-0.410902">
                <text:p>-0.410902</text:p>
              </table:table-cell>
              <table:table-cell office:value-type="float" office:value="0.0131807">
                <text:p>0.0131807</text:p>
              </table:table-cell>
            </table:table-row>
            <table:table-row>
              <table:table-cell office:value-type="float" office:value="6.63086">
                <text:p>6.63086</text:p>
              </table:table-cell>
              <table:table-cell office:value-type="float" office:value="-0.505235">
                <text:p>-0.505235</text:p>
              </table:table-cell>
              <table:table-cell office:value-type="float" office:value="0.0188996">
                <text:p>0.0188996</text:p>
              </table:table-cell>
            </table:table-row>
            <table:table-row>
              <table:table-cell office:value-type="float" office:value="6.6604">
                <text:p>6.6604</text:p>
              </table:table-cell>
              <table:table-cell office:value-type="float" office:value="-0.466236">
                <text:p>-0.466236</text:p>
              </table:table-cell>
              <table:table-cell office:value-type="float" office:value="0.0162601">
                <text:p>0.0162601</text:p>
              </table:table-cell>
            </table:table-row>
            <table:table-row>
              <table:table-cell office:value-type="float" office:value="6.68927">
                <text:p>6.68927</text:p>
              </table:table-cell>
              <table:table-cell office:value-type="float" office:value="-0.461415">
                <text:p>-0.461415</text:p>
              </table:table-cell>
              <table:table-cell office:value-type="float" office:value="0.0147016">
                <text:p>0.0147016</text:p>
              </table:table-cell>
            </table:table-row>
            <table:table-row>
              <table:table-cell office:value-type="float" office:value="6.72163">
                <text:p>6.72163</text:p>
              </table:table-cell>
              <table:table-cell office:value-type="float" office:value="-0.411143">
                <text:p>-0.411143</text:p>
              </table:table-cell>
              <table:table-cell office:value-type="float" office:value="0.0125818">
                <text:p>0.0125818</text:p>
              </table:table-cell>
            </table:table-row>
            <table:table-row>
              <table:table-cell office:value-type="float" office:value="6.75648">
                <text:p>6.75648</text:p>
              </table:table-cell>
              <table:table-cell office:value-type="float" office:value="-0.406319">
                <text:p>-0.406319</text:p>
              </table:table-cell>
              <table:table-cell office:value-type="float" office:value="0.0117328">
                <text:p>0.0117328</text:p>
              </table:table-cell>
            </table:table-row>
            <table:table-row>
              <table:table-cell office:value-type="float" office:value="6.79365">
                <text:p>6.79365</text:p>
              </table:table-cell>
              <table:table-cell office:value-type="float" office:value="-0.408809">
                <text:p>-0.408809</text:p>
              </table:table-cell>
              <table:table-cell office:value-type="float" office:value="0.0113429">
                <text:p>0.0113429</text:p>
              </table:table-cell>
            </table:table-row>
            <table:table-row>
              <table:table-cell office:value-type="float" office:value="6.82758">
                <text:p>6.82758</text:p>
              </table:table-cell>
              <table:table-cell office:value-type="float" office:value="-0.369848">
                <text:p>-0.369848</text:p>
              </table:table-cell>
              <table:table-cell office:value-type="float" office:value="0.00916151">
                <text:p>0.00916151</text:p>
              </table:table-cell>
            </table:table-row>
            <table:table-row>
              <table:table-cell office:value-type="float" office:value="6.859">
                <text:p>6.859</text:p>
              </table:table-cell>
              <table:table-cell office:value-type="float" office:value="-0.392584">
                <text:p>-0.392584</text:p>
              </table:table-cell>
              <table:table-cell office:value-type="float" office:value="0.00974261">
                <text:p>0.00974261</text:p>
              </table:table-cell>
            </table:table-row>
            <table:table-row>
              <table:table-cell office:value-type="float" office:value="6.8882">
                <text:p>6.8882</text:p>
              </table:table-cell>
              <table:table-cell office:value-type="float" office:value="-0.419394">
                <text:p>-0.419394</text:p>
              </table:table-cell>
              <table:table-cell office:value-type="float" office:value="0.0129006">
                <text:p>0.0129006</text:p>
              </table:table-cell>
            </table:table-row>
            <table:table-row>
              <table:table-cell office:value-type="float" office:value="6.92324">
                <text:p>6.92324</text:p>
              </table:table-cell>
              <table:table-cell office:value-type="float" office:value="-0.39016">
                <text:p>-0.39016</text:p>
              </table:table-cell>
              <table:table-cell office:value-type="float" office:value="0.00987915">
                <text:p>0.00987915</text:p>
              </table:table-cell>
            </table:table-row>
            <table:table-row>
              <table:table-cell office:value-type="float" office:value="6.98232">
                <text:p>6.98232</text:p>
              </table:table-cell>
              <table:table-cell office:value-type="float" office:value="-0.452161">
                <text:p>-0.452161</text:p>
              </table:table-cell>
              <table:table-cell office:value-type="float" office:value="0.0144054">
                <text:p>0.0144054</text:p>
              </table:table-cell>
            </table:table-row>
            <table:table-row>
              <table:table-cell office:value-type="float" office:value="7.01551">
                <text:p>7.01551</text:p>
              </table:table-cell>
              <table:table-cell office:value-type="float" office:value="-0.451429">
                <text:p>-0.451429</text:p>
              </table:table-cell>
              <table:table-cell office:value-type="float" office:value="0.0144783">
                <text:p>0.0144783</text:p>
              </table:table-cell>
            </table:table-row>
            <table:table-row>
              <table:table-cell office:value-type="float" office:value="7.05713">
                <text:p>7.05713</text:p>
              </table:table-cell>
              <table:table-cell office:value-type="float" office:value="-0.476167">
                <text:p>-0.476167</text:p>
              </table:table-cell>
              <table:table-cell office:value-type="float" office:value="0.014653">
                <text:p>0.014653</text:p>
              </table:table-cell>
            </table:table-row>
            <table:table-row>
              <table:table-cell office:value-type="float" office:value="7.09053">
                <text:p>7.09053</text:p>
              </table:table-cell>
              <table:table-cell office:value-type="float" office:value="-0.438337">
                <text:p>-0.438337</text:p>
              </table:table-cell>
              <table:table-cell office:value-type="float" office:value="0.0132197">
                <text:p>0.0132197</text:p>
              </table:table-cell>
            </table:table-row>
            <table:table-row>
              <table:table-cell office:value-type="float" office:value="7.12249">
                <text:p>7.12249</text:p>
              </table:table-cell>
              <table:table-cell office:value-type="float" office:value="-0.48478">
                <text:p>-0.48478</text:p>
              </table:table-cell>
              <table:table-cell office:value-type="float" office:value="0.0160636">
                <text:p>0.0160636</text:p>
              </table:table-cell>
            </table:table-row>
            <table:table-row>
              <table:table-cell office:value-type="float" office:value="7.15499">
                <text:p>7.15499</text:p>
              </table:table-cell>
              <table:table-cell office:value-type="float" office:value="-0.467738">
                <text:p>-0.467738</text:p>
              </table:table-cell>
              <table:table-cell office:value-type="float" office:value="0.01502">
                <text:p>0.01502</text:p>
              </table:table-cell>
            </table:table-row>
            <table:table-row>
              <table:table-cell office:value-type="float" office:value="7.18732">
                <text:p>7.18732</text:p>
              </table:table-cell>
              <table:table-cell office:value-type="float" office:value="-0.467738">
                <text:p>-0.467738</text:p>
              </table:table-cell>
              <table:table-cell office:value-type="float" office:value="0.01502">
                <text:p>0.01502</text:p>
              </table:table-cell>
            </table:table-row>
            <table:table-row>
              <table:table-cell office:value-type="float" office:value="7.22233">
                <text:p>7.22233</text:p>
              </table:table-cell>
              <table:table-cell office:value-type="float" office:value="-0.467738">
                <text:p>-0.467738</text:p>
              </table:table-cell>
              <table:table-cell office:value-type="float" office:value="0.01502">
                <text:p>0.01502</text:p>
              </table:table-cell>
            </table:table-row>
            <table:table-row>
              <table:table-cell office:value-type="float" office:value="7.25548">
                <text:p>7.25548</text:p>
              </table:table-cell>
              <table:table-cell office:value-type="float" office:value="-0.518174">
                <text:p>-0.518174</text:p>
              </table:table-cell>
              <table:table-cell office:value-type="float" office:value="0.0180837">
                <text:p>0.0180837</text:p>
              </table:table-cell>
            </table:table-row>
            <table:table-row>
              <table:table-cell office:value-type="float" office:value="7.2893">
                <text:p>7.2893</text:p>
              </table:table-cell>
              <table:table-cell office:value-type="float" office:value="-0.513194">
                <text:p>-0.513194</text:p>
              </table:table-cell>
              <table:table-cell office:value-type="float" office:value="0.0177322">
                <text:p>0.0177322</text:p>
              </table:table-cell>
            </table:table-row>
            <table:table-row>
              <table:table-cell office:value-type="float" office:value="7.32069">
                <text:p>7.32069</text:p>
              </table:table-cell>
              <table:table-cell office:value-type="float" office:value="-0.572522">
                <text:p>-0.572522</text:p>
              </table:table-cell>
              <table:table-cell office:value-type="float" office:value="0.0212828">
                <text:p>0.0212828</text:p>
              </table:table-cell>
            </table:table-row>
            <table:table-row>
              <table:table-cell office:value-type="float" office:value="7.35128">
                <text:p>7.35128</text:p>
              </table:table-cell>
              <table:table-cell office:value-type="float" office:value="-0.517618">
                <text:p>-0.517618</text:p>
              </table:table-cell>
              <table:table-cell office:value-type="float" office:value="0.0178275">
                <text:p>0.0178275</text:p>
              </table:table-cell>
            </table:table-row>
            <table:table-row>
              <table:table-cell office:value-type="float" office:value="7.38775">
                <text:p>7.38775</text:p>
              </table:table-cell>
              <table:table-cell office:value-type="float" office:value="-0.514287">
                <text:p>-0.514287</text:p>
              </table:table-cell>
              <table:table-cell office:value-type="float" office:value="0.0175023">
                <text:p>0.0175023</text:p>
              </table:table-cell>
            </table:table-row>
            <table:table-row>
              <table:table-cell office:value-type="float" office:value="7.42024">
                <text:p>7.42024</text:p>
              </table:table-cell>
              <table:table-cell office:value-type="float" office:value="-0.429775">
                <text:p>-0.429775</text:p>
              </table:table-cell>
              <table:table-cell office:value-type="float" office:value="0.0126444">
                <text:p>0.0126444</text:p>
              </table:table-cell>
            </table:table-row>
            <table:table-row>
              <table:table-cell office:value-type="float" office:value="7.45406">
                <text:p>7.45406</text:p>
              </table:table-cell>
              <table:table-cell office:value-type="float" office:value="-0.444528">
                <text:p>-0.444528</text:p>
              </table:table-cell>
              <table:table-cell office:value-type="float" office:value="0.0134451">
                <text:p>0.0134451</text:p>
              </table:table-cell>
            </table:table-row>
            <table:table-row>
              <table:table-cell office:value-type="float" office:value="7.52579">
                <text:p>7.52579</text:p>
              </table:table-cell>
              <table:table-cell office:value-type="float" office:value="-0.418378">
                <text:p>-0.418378</text:p>
              </table:table-cell>
              <table:table-cell office:value-type="float" office:value="0.0114537">
                <text:p>0.0114537</text:p>
              </table:table-cell>
            </table:table-row>
            <table:table-row>
              <table:table-cell office:value-type="float" office:value="7.55768">
                <text:p>7.55768</text:p>
              </table:table-cell>
              <table:table-cell office:value-type="float" office:value="-0.378361">
                <text:p>-0.378361</text:p>
              </table:table-cell>
              <table:table-cell office:value-type="float" office:value="0.00834576">
                <text:p>0.00834576</text:p>
              </table:table-cell>
            </table:table-row>
            <table:table-row>
              <table:table-cell office:value-type="float" office:value="7.59227">
                <text:p>7.59227</text:p>
              </table:table-cell>
              <table:table-cell office:value-type="float" office:value="-0.489795">
                <text:p>-0.489795</text:p>
              </table:table-cell>
              <table:table-cell office:value-type="float" office:value="0.0159032">
                <text:p>0.0159032</text:p>
              </table:table-cell>
            </table:table-row>
            <table:table-row>
              <table:table-cell office:value-type="float" office:value="7.62398">
                <text:p>7.62398</text:p>
              </table:table-cell>
              <table:table-cell office:value-type="float" office:value="-0.512923">
                <text:p>-0.512923</text:p>
              </table:table-cell>
              <table:table-cell office:value-type="float" office:value="0.0173306">
                <text:p>0.0173306</text:p>
              </table:table-cell>
            </table:table-row>
            <table:table-row>
              <table:table-cell office:value-type="float" office:value="7.65635">
                <text:p>7.65635</text:p>
              </table:table-cell>
              <table:table-cell office:value-type="float" office:value="-0.49747">
                <text:p>-0.49747</text:p>
              </table:table-cell>
              <table:table-cell office:value-type="float" office:value="0.015987">
                <text:p>0.015987</text:p>
              </table:table-cell>
            </table:table-row>
            <table:table-row>
              <table:table-cell office:value-type="float" office:value="7.69291">
                <text:p>7.69291</text:p>
              </table:table-cell>
              <table:table-cell office:value-type="float" office:value="-0.485781">
                <text:p>-0.485781</text:p>
              </table:table-cell>
              <table:table-cell office:value-type="float" office:value="0.0163482">
                <text:p>0.0163482</text:p>
              </table:table-cell>
            </table:table-row>
            <table:table-row>
              <table:table-cell office:value-type="float" office:value="7.7247">
                <text:p>7.7247</text:p>
              </table:table-cell>
              <table:table-cell office:value-type="float" office:value="-0.496939">
                <text:p>-0.496939</text:p>
              </table:table-cell>
              <table:table-cell office:value-type="float" office:value="0.0160045">
                <text:p>0.0160045</text:p>
              </table:table-cell>
            </table:table-row>
            <table:table-row>
              <table:table-cell office:value-type="float" office:value="7.75431">
                <text:p>7.75431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7.78701">
                <text:p>7.78701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7.81629">
                <text:p>7.81629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7.84823">
                <text:p>7.84823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7.87709">
                <text:p>7.87709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7.90614">
                <text:p>7.90614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7.93521">
                <text:p>7.93521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7.96642">
                <text:p>7.96642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7.99886">
                <text:p>7.99886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05791">
                <text:p>8.05791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09483">
                <text:p>8.09483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12639">
                <text:p>8.12639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1566">
                <text:p>8.1566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18619">
                <text:p>8.18619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21514">
                <text:p>8.21514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24415">
                <text:p>8.24415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27315">
                <text:p>8.27315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30318">
                <text:p>8.30318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33317">
                <text:p>8.33317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36784">
                <text:p>8.36784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39717">
                <text:p>8.39717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43094">
                <text:p>8.43094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46531">
                <text:p>8.46531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49848">
                <text:p>8.49848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  <table:table-row>
              <table:table-cell office:value-type="float" office:value="8.53266">
                <text:p>8.53266</text:p>
              </table:table-cell>
              <table:table-cell office:value-type="float" office:value="-0.482245">
                <text:p>-0.482245</text:p>
              </table:table-cell>
              <table:table-cell office:value-type="float" office:value="0.015465">
                <text:p>0.015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